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2228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0.4417in"/>
    </style:style>
    <style:style style:name="co17" style:family="table-column">
      <style:table-column-properties fo:break-before="auto" style:column-width="0.3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1"/>
    <style:style style:name="ce1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gramsInfo_Metric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M_RF_F1</text:p>
          </table:table-cell>
          <table:table-cell office:value-type="string" calcext:value-type="string">
            <text:p>MM_RF_SampleSplit</text:p>
          </table:table-cell>
          <table:table-cell office:value-type="string" calcext:value-type="string">
            <text:p>MM_DT_F1</text:p>
          </table:table-cell>
          <table:table-cell office:value-type="string" calcext:value-type="string">
            <text:p>MM_DT_SampleSplit</text:p>
          </table:table-cell>
          <table:table-cell office:value-type="string" calcext:value-type="string">
            <text:p>MM_KNN_F1</text:p>
          </table:table-cell>
          <table:table-cell office:value-type="string" calcext:value-type="string">
            <text:p>MM_KNN_SampleSplit</text:p>
          </table:table-cell>
          <table:table-cell office:value-type="string" calcext:value-type="string">
            <text:p>MM_SVM_F1</text:p>
          </table:table-cell>
          <table:table-cell office:value-type="string" calcext:value-type="string">
            <text:p>MM_LDA_F1</text:p>
          </table:table-cell>
          <table:table-cell office:value-type="string" calcext:value-type="string">
            <text:p>MM_LR_F1</text:p>
          </table:table-cell>
          <table:table-cell office:value-type="string" calcext:value-type="string">
            <text:p>MM_GNB_F1</text:p>
          </table:table-cell>
          <table:table-cell office:value-type="string" calcext:value-type="string">
            <text:p>EM_RF_F1</text:p>
          </table:table-cell>
          <table:table-cell office:value-type="string" calcext:value-type="string">
            <text:p>EM_RF_SampleSplit</text:p>
          </table:table-cell>
          <table:table-cell office:value-type="string" calcext:value-type="string">
            <text:p>EM_DT_F1</text:p>
          </table:table-cell>
          <table:table-cell office:value-type="string" calcext:value-type="string">
            <text:p>EM_DT_SampleSplit</text:p>
          </table:table-cell>
          <table:table-cell office:value-type="string" calcext:value-type="string">
            <text:p>EM_KNN_F1</text:p>
          </table:table-cell>
          <table:table-cell office:value-type="string" calcext:value-type="string">
            <text:p>EM_KNN_SampleSplit</text:p>
          </table:table-cell>
          <table:table-cell office:value-type="string" calcext:value-type="string">
            <text:p>EM_SVM_F1</text:p>
          </table:table-cell>
          <table:table-cell office:value-type="string" calcext:value-type="string">
            <text:p>EM_LDA_F1</text:p>
          </table:table-cell>
          <table:table-cell office:value-type="string" calcext:value-type="string">
            <text:p>EM_LR_F1</text:p>
          </table:table-cell>
          <table:table-cell office:value-type="string" calcext:value-type="string">
            <text:p>EM_GNB_F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82.5841533893536" calcext:value-type="float">
            <text:p>82.5841533893536</text:p>
          </table:table-cell>
          <table:table-cell office:value-type="float" office:value="5" calcext:value-type="float">
            <text:p>5</text:p>
          </table:table-cell>
          <table:table-cell office:value-type="float" office:value="80.4973613717617" calcext:value-type="float">
            <text:p>80.4973613717617</text:p>
          </table:table-cell>
          <table:table-cell office:value-type="float" office:value="15" calcext:value-type="float">
            <text:p>15</text:p>
          </table:table-cell>
          <table:table-cell office:value-type="float" office:value="70.8525692327695" calcext:value-type="float">
            <text:p>70.8525692327695</text:p>
          </table:table-cell>
          <table:table-cell office:value-type="float" office:value="1" calcext:value-type="float">
            <text:p>1</text:p>
          </table:table-cell>
          <table:table-cell office:value-type="float" office:value="87.0007413640617" calcext:value-type="float">
            <text:p>87.0007413640617</text:p>
          </table:table-cell>
          <table:table-cell office:value-type="float" office:value="82.0141931154167" calcext:value-type="float">
            <text:p>82.0141931154167</text:p>
          </table:table-cell>
          <table:table-cell office:value-type="float" office:value="86.4079974221799" calcext:value-type="float">
            <text:p>86.4079974221799</text:p>
          </table:table-cell>
          <table:table-cell office:value-type="float" office:value="73.5661383707673" calcext:value-type="float">
            <text:p>73.5661383707673</text:p>
          </table:table-cell>
          <table:table-cell office:value-type="float" office:value="89.3772355095885" calcext:value-type="float">
            <text:p>89.3772355095885</text:p>
          </table:table-cell>
          <table:table-cell office:value-type="float" office:value="15" calcext:value-type="float">
            <text:p>15</text:p>
          </table:table-cell>
          <table:table-cell office:value-type="float" office:value="83.9355988009239" calcext:value-type="float">
            <text:p>83.9355988009239</text:p>
          </table:table-cell>
          <table:table-cell office:value-type="float" office:value="35" calcext:value-type="float">
            <text:p>35</text:p>
          </table:table-cell>
          <table:table-cell office:value-type="float" office:value="68.2504848093083" calcext:value-type="float">
            <text:p>68.2504848093083</text:p>
          </table:table-cell>
          <table:table-cell office:value-type="float" office:value="11" calcext:value-type="float">
            <text:p>11</text:p>
          </table:table-cell>
          <table:table-cell office:value-type="float" office:value="84.1198830409357" calcext:value-type="float">
            <text:p>84.1198830409357</text:p>
          </table:table-cell>
          <table:table-cell office:value-type="float" office:value="89.837265675501" calcext:value-type="float">
            <text:p>89.837265675501</text:p>
          </table:table-cell>
          <table:table-cell office:value-type="float" office:value="88.9554154995332" calcext:value-type="float">
            <text:p>88.9554154995332</text:p>
          </table:table-cell>
          <table:table-cell office:value-type="float" office:value="86.4137672612905" calcext:value-type="float">
            <text:p>86.4137672612905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69.9569256852539" calcext:value-type="float">
            <text:p>69.9569256852539</text:p>
          </table:table-cell>
          <table:table-cell office:value-type="float" office:value="5" calcext:value-type="float">
            <text:p>5</text:p>
          </table:table-cell>
          <table:table-cell office:value-type="float" office:value="69.2391366803131" calcext:value-type="float">
            <text:p>69.2391366803131</text:p>
          </table:table-cell>
          <table:table-cell office:value-type="float" office:value="15" calcext:value-type="float">
            <text:p>15</text:p>
          </table:table-cell>
          <table:table-cell office:value-type="float" office:value="67.3317910160016" calcext:value-type="float">
            <text:p>67.3317910160016</text:p>
          </table:table-cell>
          <table:table-cell office:value-type="float" office:value="1" calcext:value-type="float">
            <text:p>1</text:p>
          </table:table-cell>
          <table:table-cell office:value-type="float" office:value="63.8949938949939" calcext:value-type="float">
            <text:p>63.8949938949939</text:p>
          </table:table-cell>
          <table:table-cell office:value-type="float" office:value="65.3925878043525" calcext:value-type="float">
            <text:p>65.3925878043525</text:p>
          </table:table-cell>
          <table:table-cell office:value-type="float" office:value="64.3431372549019" calcext:value-type="float">
            <text:p>64.3431372549019</text:p>
          </table:table-cell>
          <table:table-cell office:value-type="float" office:value="62.2212276214834" calcext:value-type="float">
            <text:p>62.2212276214834</text:p>
          </table:table-cell>
          <table:table-cell office:value-type="float" office:value="75.5600543247602" calcext:value-type="float">
            <text:p>75.5600543247602</text:p>
          </table:table-cell>
          <table:table-cell office:value-type="float" office:value="15" calcext:value-type="float">
            <text:p>15</text:p>
          </table:table-cell>
          <table:table-cell office:value-type="float" office:value="69.1666666666667" calcext:value-type="float">
            <text:p>69.1666666666667</text:p>
          </table:table-cell>
          <table:table-cell office:value-type="float" office:value="35" calcext:value-type="float">
            <text:p>35</text:p>
          </table:table-cell>
          <table:table-cell office:value-type="float" office:value="63.7857142857143" calcext:value-type="float">
            <text:p>63.7857142857143</text:p>
          </table:table-cell>
          <table:table-cell office:value-type="float" office:value="11" calcext:value-type="float">
            <text:p>11</text:p>
          </table:table-cell>
          <table:table-cell office:value-type="float" office:value="52.5894091288828" calcext:value-type="float">
            <text:p>52.5894091288828</text:p>
          </table:table-cell>
          <table:table-cell office:value-type="float" office:value="75.4648877094698" calcext:value-type="float">
            <text:p>75.4648877094698</text:p>
          </table:table-cell>
          <table:table-cell office:value-type="float" office:value="71.5403270619989" calcext:value-type="float">
            <text:p>71.5403270619989</text:p>
          </table:table-cell>
          <table:table-cell office:value-type="float" office:value="70.0045403871491" calcext:value-type="float">
            <text:p>70.0045403871491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68.7142857142857" calcext:value-type="float">
            <text:p>68.7142857142857</text:p>
          </table:table-cell>
          <table:table-cell office:value-type="float" office:value="5" calcext:value-type="float">
            <text:p>5</text:p>
          </table:table-cell>
          <table:table-cell office:value-type="float" office:value="83.952380952381" calcext:value-type="float">
            <text:p>83.952380952381</text:p>
          </table:table-cell>
          <table:table-cell office:value-type="float" office:value="15" calcext:value-type="float">
            <text:p>15</text:p>
          </table:table-cell>
          <table:table-cell office:value-type="float" office:value="50.6666666666667" calcext:value-type="float">
            <text:p>50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1.9949494949495" calcext:value-type="float">
            <text:p>71.9949494949495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76.9761904761905" calcext:value-type="float">
            <text:p>76.9761904761905</text:p>
          </table:table-cell>
          <table:table-cell office:value-type="float" office:value="72.4155844155844" calcext:value-type="float">
            <text:p>72.41558441558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5.5555555555556" calcext:value-type="float">
            <text:p>55.5555555555556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6.3333333333333" calcext:value-type="float">
            <text:p>76.3333333333333</text:p>
          </table:table-cell>
          <table:table-cell office:value-type="float" office:value="61.6666666666667" calcext:value-type="float">
            <text:p>61.6666666666667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2.6666666666667" calcext:value-type="float">
            <text:p>52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5.3333333333333" calcext:value-type="float">
            <text:p>85.333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55" calcext:value-type="float">
            <text:p>55</text:p>
          </table:table-cell>
          <table:table-cell office:value-type="float" office:value="86.3333333333333" calcext:value-type="float">
            <text:p>86.3333333333333</text:p>
          </table:table-cell>
          <table:table-cell office:value-type="float" office:value="50.6666666666667" calcext:value-type="float">
            <text:p>50.6666666666667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87.5" calcext:value-type="float">
            <text:p>87.5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9.2592592592593" calcext:value-type="float">
            <text:p>59.2592592592593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78.1947061505518" calcext:value-type="float">
            <text:p>78.1947061505518</text:p>
          </table:table-cell>
          <table:table-cell office:value-type="float" office:value="5" calcext:value-type="float">
            <text:p>5</text:p>
          </table:table-cell>
          <table:table-cell office:value-type="float" office:value="77.3460934447185" calcext:value-type="float">
            <text:p>77.3460934447185</text:p>
          </table:table-cell>
          <table:table-cell office:value-type="float" office:value="15" calcext:value-type="float">
            <text:p>15</text:p>
          </table:table-cell>
          <table:table-cell office:value-type="float" office:value="69.5535685437291" calcext:value-type="float">
            <text:p>69.5535685437291</text:p>
          </table:table-cell>
          <table:table-cell office:value-type="float" office:value="1" calcext:value-type="float">
            <text:p>1</text:p>
          </table:table-cell>
          <table:table-cell office:value-type="float" office:value="71.7391852214805" calcext:value-type="float">
            <text:p>71.7391852214805</text:p>
          </table:table-cell>
          <table:table-cell office:value-type="float" office:value="72.7195750018815" calcext:value-type="float">
            <text:p>72.7195750018815</text:p>
          </table:table-cell>
          <table:table-cell office:value-type="float" office:value="67.1789587604651" calcext:value-type="float">
            <text:p>67.1789587604651</text:p>
          </table:table-cell>
          <table:table-cell office:value-type="float" office:value="72.4645301136067" calcext:value-type="float">
            <text:p>72.4645301136067</text:p>
          </table:table-cell>
          <table:table-cell office:value-type="float" office:value="82.4631842075166" calcext:value-type="float">
            <text:p>82.4631842075166</text:p>
          </table:table-cell>
          <table:table-cell office:value-type="float" office:value="15" calcext:value-type="float">
            <text:p>15</text:p>
          </table:table-cell>
          <table:table-cell office:value-type="float" office:value="83.7435677497597" calcext:value-type="float">
            <text:p>83.7435677497597</text:p>
          </table:table-cell>
          <table:table-cell office:value-type="float" office:value="35" calcext:value-type="float">
            <text:p>35</text:p>
          </table:table-cell>
          <table:table-cell office:value-type="float" office:value="81.9166471213685" calcext:value-type="float">
            <text:p>81.9166471213685</text:p>
          </table:table-cell>
          <table:table-cell office:value-type="float" office:value="11" calcext:value-type="float">
            <text:p>11</text:p>
          </table:table-cell>
          <table:table-cell office:value-type="float" office:value="79.8876045153268" calcext:value-type="float">
            <text:p>79.8876045153268</text:p>
          </table:table-cell>
          <table:table-cell office:value-type="float" office:value="80.1348178824959" calcext:value-type="float">
            <text:p>80.1348178824959</text:p>
          </table:table-cell>
          <table:table-cell office:value-type="float" office:value="80.9687296154639" calcext:value-type="float">
            <text:p>80.9687296154639</text:p>
          </table:table-cell>
          <table:table-cell office:value-type="float" office:value="74.4510457499722" calcext:value-type="float">
            <text:p>74.4510457499722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79.3672438672439" calcext:value-type="float">
            <text:p>79.3672438672439</text:p>
          </table:table-cell>
          <table:table-cell office:value-type="float" office:value="15" calcext:value-type="float">
            <text:p>15</text:p>
          </table:table-cell>
          <table:table-cell office:value-type="float" office:value="87.3037518037518" calcext:value-type="float">
            <text:p>87.3037518037518</text:p>
          </table:table-cell>
          <table:table-cell office:value-type="float" office:value="35" calcext:value-type="float">
            <text:p>35</text:p>
          </table:table-cell>
          <table:table-cell office:value-type="float" office:value="83.1367521367521" calcext:value-type="float">
            <text:p>83.1367521367521</text:p>
          </table:table-cell>
          <table:table-cell office:value-type="float" office:value="11" calcext:value-type="float">
            <text:p>11</text:p>
          </table:table-cell>
          <table:table-cell office:value-type="float" office:value="64.1017316017316" calcext:value-type="float">
            <text:p>64.1017316017316</text:p>
          </table:table-cell>
          <table:table-cell office:value-type="float" office:value="88.1421356421356" calcext:value-type="float">
            <text:p>88.1421356421356</text:p>
          </table:table-cell>
          <table:table-cell office:value-type="float" office:value="83.9004329004329" calcext:value-type="float">
            <text:p>83.9004329004329</text:p>
          </table:table-cell>
          <table:table-cell office:value-type="float" office:value="75.5772005772006" calcext:value-type="float">
            <text:p>75.5772005772006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70.7380952380952" calcext:value-type="float">
            <text:p>70.7380952380952</text:p>
          </table:table-cell>
          <table:table-cell office:value-type="float" office:value="5" calcext:value-type="float">
            <text:p>5</text:p>
          </table:table-cell>
          <table:table-cell office:value-type="float" office:value="76.8095238095238" calcext:value-type="float">
            <text:p>76.8095238095238</text:p>
          </table:table-cell>
          <table:table-cell office:value-type="float" office:value="15" calcext:value-type="float">
            <text:p>15</text:p>
          </table:table-cell>
          <table:table-cell office:value-type="float" office:value="49.0952380952381" calcext:value-type="float">
            <text:p>49.0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72.5238095238095" calcext:value-type="float">
            <text:p>72.5238095238095</text:p>
          </table:table-cell>
          <table:table-cell office:value-type="float" office:value="53.2142857142857" calcext:value-type="float">
            <text:p>53.2142857142857</text:p>
          </table:table-cell>
          <table:table-cell office:value-type="float" office:value="61.7619047619048" calcext:value-type="float">
            <text:p>61.7619047619048</text:p>
          </table:table-cell>
          <table:table-cell office:value-type="float" office:value="55" calcext:value-type="float">
            <text:p>5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62.5" calcext:value-type="float">
            <text:p>62.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8.3333333333333" calcext:value-type="float">
            <text:p>58.3333333333333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5" calcext:value-type="float">
            <text:p>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9" calcext:value-type="float">
            <text:p>9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6.6666666666667" calcext:value-type="float">
            <text:p>46.6666666666667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68.1428571428571" calcext:value-type="float">
            <text:p>68.1428571428571</text:p>
          </table:table-cell>
          <table:table-cell office:value-type="float" office:value="5" calcext:value-type="float">
            <text:p>5</text:p>
          </table:table-cell>
          <table:table-cell office:value-type="float" office:value="73.1666666666667" calcext:value-type="float">
            <text:p>73.1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53.6666666666667" calcext:value-type="float">
            <text:p>53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43.047619047619" calcext:value-type="float">
            <text:p>43.047619047619</text:p>
          </table:table-cell>
          <table:table-cell office:value-type="float" office:value="80.0714285714286" calcext:value-type="float">
            <text:p>80.0714285714286</text:p>
          </table:table-cell>
          <table:table-cell office:value-type="float" office:value="47.1666666666667" calcext:value-type="float">
            <text:p>47.1666666666667</text:p>
          </table:table-cell>
          <table:table-cell office:value-type="float" office:value="64.5714285714286" calcext:value-type="float">
            <text:p>64.5714285714286</text:p>
          </table:table-cell>
          <table:table-cell office:value-type="float" office:value="80.487479840421" calcext:value-type="float">
            <text:p>80.487479840421</text:p>
          </table:table-cell>
          <table:table-cell office:value-type="float" office:value="15" calcext:value-type="float">
            <text:p>15</text:p>
          </table:table-cell>
          <table:table-cell office:value-type="float" office:value="80.5081759074894" calcext:value-type="float">
            <text:p>80.5081759074894</text:p>
          </table:table-cell>
          <table:table-cell office:value-type="float" office:value="35" calcext:value-type="float">
            <text:p>35</text:p>
          </table:table-cell>
          <table:table-cell office:value-type="float" office:value="72.0493673441917" calcext:value-type="float">
            <text:p>72.0493673441917</text:p>
          </table:table-cell>
          <table:table-cell office:value-type="float" office:value="11" calcext:value-type="float">
            <text:p>11</text:p>
          </table:table-cell>
          <table:table-cell office:value-type="float" office:value="63.3887517711047" calcext:value-type="float">
            <text:p>63.3887517711047</text:p>
          </table:table-cell>
          <table:table-cell office:value-type="float" office:value="80.59801782325" calcext:value-type="float">
            <text:p>80.59801782325</text:p>
          </table:table-cell>
          <table:table-cell office:value-type="float" office:value="83.2587719298246" calcext:value-type="float">
            <text:p>83.2587719298246</text:p>
          </table:table-cell>
          <table:table-cell office:value-type="float" office:value="75.5123586558369" calcext:value-type="float">
            <text:p>75.5123586558369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61.2857142857143" calcext:value-type="float">
            <text:p>61.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55.8730158730159" calcext:value-type="float">
            <text:p>55.8730158730159</text:p>
          </table:table-cell>
          <table:table-cell office:value-type="float" office:value="15" calcext:value-type="float">
            <text:p>15</text:p>
          </table:table-cell>
          <table:table-cell office:value-type="float" office:value="51.7777777777778" calcext:value-type="float">
            <text:p>51.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73.2720057720058" calcext:value-type="float">
            <text:p>73.2720057720058</text:p>
          </table:table-cell>
          <table:table-cell office:value-type="float" office:value="61.0476190476191" calcext:value-type="float">
            <text:p>61.0476190476191</text:p>
          </table:table-cell>
          <table:table-cell office:value-type="float" office:value="69.7748917748918" calcext:value-type="float">
            <text:p>69.7748917748918</text:p>
          </table:table-cell>
          <table:table-cell office:value-type="float" office:value="20.3333333333333" calcext:value-type="float">
            <text:p>20.3333333333333</text:p>
          </table:table-cell>
          <table:table-cell office:value-type="float" office:value="72.6723276723277" calcext:value-type="float">
            <text:p>72.6723276723277</text:p>
          </table:table-cell>
          <table:table-cell office:value-type="float" office:value="15" calcext:value-type="float">
            <text:p>15</text:p>
          </table:table-cell>
          <table:table-cell office:value-type="float" office:value="66.989010989011" calcext:value-type="float">
            <text:p>66.989010989011</text:p>
          </table:table-cell>
          <table:table-cell office:value-type="float" office:value="35" calcext:value-type="float">
            <text:p>35</text:p>
          </table:table-cell>
          <table:table-cell office:value-type="float" office:value="56.0638250638251" calcext:value-type="float">
            <text:p>56.0638250638251</text:p>
          </table:table-cell>
          <table:table-cell office:value-type="float" office:value="11" calcext:value-type="float">
            <text:p>11</text:p>
          </table:table-cell>
          <table:table-cell office:value-type="float" office:value="62.4530404236287" calcext:value-type="float">
            <text:p>62.4530404236287</text:p>
          </table:table-cell>
          <table:table-cell office:value-type="float" office:value="77.3656343656344" calcext:value-type="float">
            <text:p>77.3656343656344</text:p>
          </table:table-cell>
          <table:table-cell office:value-type="float" office:value="73.53219003219" calcext:value-type="float">
            <text:p>73.53219003219</text:p>
          </table:table-cell>
          <table:table-cell office:value-type="float" office:value="78.4269553975436" calcext:value-type="float">
            <text:p>78.4269553975436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80.859173625764" calcext:value-type="float">
            <text:p>80.859173625764</text:p>
          </table:table-cell>
          <table:table-cell office:value-type="float" office:value="5" calcext:value-type="float">
            <text:p>5</text:p>
          </table:table-cell>
          <table:table-cell office:value-type="float" office:value="78.3787878787879" calcext:value-type="float">
            <text:p>78.3787878787879</text:p>
          </table:table-cell>
          <table:table-cell office:value-type="float" office:value="15" calcext:value-type="float">
            <text:p>15</text:p>
          </table:table-cell>
          <table:table-cell office:value-type="float" office:value="70.3732057416268" calcext:value-type="float">
            <text:p>70.3732057416268</text:p>
          </table:table-cell>
          <table:table-cell office:value-type="float" office:value="1" calcext:value-type="float">
            <text:p>1</text:p>
          </table:table-cell>
          <table:table-cell office:value-type="float" office:value="73.892362658953" calcext:value-type="float">
            <text:p>73.892362658953</text:p>
          </table:table-cell>
          <table:table-cell office:value-type="float" office:value="78.8320447668274" calcext:value-type="float">
            <text:p>78.8320447668274</text:p>
          </table:table-cell>
          <table:table-cell office:value-type="float" office:value="80.2051531992036" calcext:value-type="float">
            <text:p>80.2051531992036</text:p>
          </table:table-cell>
          <table:table-cell office:value-type="float" office:value="25.1930618401207" calcext:value-type="float">
            <text:p>25.1930618401207</text:p>
          </table:table-cell>
          <table:table-cell office:value-type="float" office:value="72.1718288591354" calcext:value-type="float">
            <text:p>72.1718288591354</text:p>
          </table:table-cell>
          <table:table-cell office:value-type="float" office:value="15" calcext:value-type="float">
            <text:p>15</text:p>
          </table:table-cell>
          <table:table-cell office:value-type="float" office:value="76.4387293992557" calcext:value-type="float">
            <text:p>76.4387293992557</text:p>
          </table:table-cell>
          <table:table-cell office:value-type="float" office:value="35" calcext:value-type="float">
            <text:p>35</text:p>
          </table:table-cell>
          <table:table-cell office:value-type="float" office:value="39.1101055806938" calcext:value-type="float">
            <text:p>39.1101055806938</text:p>
          </table:table-cell>
          <table:table-cell office:value-type="float" office:value="11" calcext:value-type="float">
            <text:p>11</text:p>
          </table:table-cell>
          <table:table-cell office:value-type="float" office:value="62.3027175782594" calcext:value-type="float">
            <text:p>62.3027175782594</text:p>
          </table:table-cell>
          <table:table-cell office:value-type="float" office:value="74.2144838380536" calcext:value-type="float">
            <text:p>74.2144838380536</text:p>
          </table:table-cell>
          <table:table-cell office:value-type="float" office:value="74.5734054387305" calcext:value-type="float">
            <text:p>74.5734054387305</text:p>
          </table:table-cell>
          <table:table-cell office:value-type="float" office:value="75.7902289337072" calcext:value-type="float">
            <text:p>75.7902289337072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5" calcext:value-type="float">
            <text:p>15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9" calcext:value-type="float">
            <text:p>9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29.6296296296296" calcext:value-type="float">
            <text:p>29.6296296296296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80.9133159915769" calcext:value-type="float">
            <text:p>80.9133159915769</text:p>
          </table:table-cell>
          <table:table-cell office:value-type="float" office:value="5" calcext:value-type="float">
            <text:p>5</text:p>
          </table:table-cell>
          <table:table-cell office:value-type="float" office:value="80.8144461901583" calcext:value-type="float">
            <text:p>80.8144461901583</text:p>
          </table:table-cell>
          <table:table-cell office:value-type="float" office:value="15" calcext:value-type="float">
            <text:p>15</text:p>
          </table:table-cell>
          <table:table-cell office:value-type="float" office:value="74.176026416806" calcext:value-type="float">
            <text:p>74.176026416806</text:p>
          </table:table-cell>
          <table:table-cell office:value-type="float" office:value="1" calcext:value-type="float">
            <text:p>1</text:p>
          </table:table-cell>
          <table:table-cell office:value-type="float" office:value="66.1570418711723" calcext:value-type="float">
            <text:p>66.1570418711723</text:p>
          </table:table-cell>
          <table:table-cell office:value-type="float" office:value="79.1563923531665" calcext:value-type="float">
            <text:p>79.1563923531665</text:p>
          </table:table-cell>
          <table:table-cell office:value-type="float" office:value="79.5092604294568" calcext:value-type="float">
            <text:p>79.5092604294568</text:p>
          </table:table-cell>
          <table:table-cell office:value-type="float" office:value="67.2367453335195" calcext:value-type="float">
            <text:p>67.2367453335195</text:p>
          </table:table-cell>
          <table:table-cell office:value-type="float" office:value="78.0363483846521" calcext:value-type="float">
            <text:p>78.0363483846521</text:p>
          </table:table-cell>
          <table:table-cell office:value-type="float" office:value="15" calcext:value-type="float">
            <text:p>15</text:p>
          </table:table-cell>
          <table:table-cell office:value-type="float" office:value="72.814862556798" calcext:value-type="float">
            <text:p>72.814862556798</text:p>
          </table:table-cell>
          <table:table-cell office:value-type="float" office:value="35" calcext:value-type="float">
            <text:p>35</text:p>
          </table:table-cell>
          <table:table-cell office:value-type="float" office:value="71.9507677096109" calcext:value-type="float">
            <text:p>71.9507677096109</text:p>
          </table:table-cell>
          <table:table-cell office:value-type="float" office:value="11" calcext:value-type="float">
            <text:p>11</text:p>
          </table:table-cell>
          <table:table-cell office:value-type="float" office:value="72.1126287505598" calcext:value-type="float">
            <text:p>72.1126287505598</text:p>
          </table:table-cell>
          <table:table-cell office:value-type="float" office:value="79.6250800871769" calcext:value-type="float">
            <text:p>79.6250800871769</text:p>
          </table:table-cell>
          <table:table-cell office:value-type="float" office:value="76.3136963559655" calcext:value-type="float">
            <text:p>76.3136963559655</text:p>
          </table:table-cell>
          <table:table-cell office:value-type="float" office:value="67.8949790047351" calcext:value-type="float">
            <text:p>67.8949790047351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70.2380952380952" calcext:value-type="float">
            <text:p>70.2380952380952</text:p>
          </table:table-cell>
          <table:table-cell office:value-type="float" office:value="5" calcext:value-type="float">
            <text:p>5</text:p>
          </table:table-cell>
          <table:table-cell office:value-type="float" office:value="76.4047619047619" calcext:value-type="float">
            <text:p>76.4047619047619</text:p>
          </table:table-cell>
          <table:table-cell office:value-type="float" office:value="15" calcext:value-type="float">
            <text:p>15</text:p>
          </table:table-cell>
          <table:table-cell office:value-type="float" office:value="70.8571428571428" calcext:value-type="float">
            <text:p>70.8571428571428</text:p>
          </table:table-cell>
          <table:table-cell office:value-type="float" office:value="1" calcext:value-type="float">
            <text:p>1</text:p>
          </table:table-cell>
          <table:table-cell office:value-type="float" office:value="68.5952380952381" calcext:value-type="float">
            <text:p>68.5952380952381</text:p>
          </table:table-cell>
          <table:table-cell office:value-type="float" office:value="67.0476190476191" calcext:value-type="float">
            <text:p>67.0476190476191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73.3571428571429" calcext:value-type="float">
            <text:p>73.3571428571429</text:p>
          </table:table-cell>
          <table:table-cell office:value-type="float" office:value="74.6190476190476" calcext:value-type="float">
            <text:p>74.6190476190476</text:p>
          </table:table-cell>
          <table:table-cell office:value-type="float" office:value="15" calcext:value-type="float">
            <text:p>15</text:p>
          </table:table-cell>
          <table:table-cell office:value-type="float" office:value="89.3095238095238" calcext:value-type="float">
            <text:p>89.3095238095238</text:p>
          </table:table-cell>
          <table:table-cell office:value-type="float" office:value="35" calcext:value-type="float">
            <text:p>35</text:p>
          </table:table-cell>
          <table:table-cell office:value-type="float" office:value="79.5714285714286" calcext:value-type="float">
            <text:p>79.5714285714286</text:p>
          </table:table-cell>
          <table:table-cell office:value-type="float" office:value="11" calcext:value-type="float">
            <text:p>11</text:p>
          </table:table-cell>
          <table:table-cell office:value-type="float" office:value="72.3333333333333" calcext:value-type="float">
            <text:p>72.3333333333333</text:p>
          </table:table-cell>
          <table:table-cell office:value-type="float" office:value="72.0981240981241" calcext:value-type="float">
            <text:p>72.0981240981241</text:p>
          </table:table-cell>
          <table:table-cell office:value-type="float" office:value="81.5476190476191" calcext:value-type="float">
            <text:p>81.5476190476191</text:p>
          </table:table-cell>
          <table:table-cell office:value-type="float" office:value="79.2698412698413" calcext:value-type="float">
            <text:p>79.2698412698413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37.5" calcext:value-type="float">
            <text:p>37.5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9.6389313301078" calcext:value-type="float">
            <text:p>59.6389313301078</text:p>
          </table:table-cell>
          <table:table-cell office:value-type="float" office:value="15" calcext:value-type="float">
            <text:p>15</text:p>
          </table:table-cell>
          <table:table-cell office:value-type="float" office:value="53.4615384615385" calcext:value-type="float">
            <text:p>53.4615384615385</text:p>
          </table:table-cell>
          <table:table-cell office:value-type="float" office:value="35" calcext:value-type="float">
            <text:p>35</text:p>
          </table:table-cell>
          <table:table-cell office:value-type="float" office:value="41.5151515151515" calcext:value-type="float">
            <text:p>41.5151515151515</text:p>
          </table:table-cell>
          <table:table-cell office:value-type="float" office:value="11" calcext:value-type="float">
            <text:p>11</text:p>
          </table:table-cell>
          <table:table-cell office:value-type="float" office:value="65.8173374613003" calcext:value-type="float">
            <text:p>65.8173374613003</text:p>
          </table:table-cell>
          <table:table-cell office:value-type="float" office:value="55.0673264643853" calcext:value-type="float">
            <text:p>55.0673264643853</text:p>
          </table:table-cell>
          <table:table-cell office:value-type="float" office:value="64.2661847955966" calcext:value-type="float">
            <text:p>64.2661847955966</text:p>
          </table:table-cell>
          <table:table-cell office:value-type="float" office:value="63.7316821465428" calcext:value-type="float">
            <text:p>63.731682146542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5" calcext:value-type="float">
            <text:p>5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15" calcext:value-type="float">
            <text:p>15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9" calcext:value-type="float">
            <text:p>9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59.2592592592593" calcext:value-type="float">
            <text:p>59.2592592592593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6" calcext:value-type="float">
            <text:p>6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72.2222222222222" calcext:value-type="float">
            <text:p>72.2222222222222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84.2380952380952" calcext:value-type="float">
            <text:p>84.2380952380952</text:p>
          </table:table-cell>
          <table:table-cell office:value-type="float" office:value="5" calcext:value-type="float">
            <text:p>5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69.2380952380952" calcext:value-type="float">
            <text:p>69.2380952380952</text:p>
          </table:table-cell>
          <table:table-cell office:value-type="float" office:value="1" calcext:value-type="float">
            <text:p>1</text:p>
          </table:table-cell>
          <table:table-cell office:value-type="float" office:value="72.2857142857143" calcext:value-type="float">
            <text:p>72.2857142857143</text:p>
          </table:table-cell>
          <table:table-cell office:value-type="float" office:value="87.8095238095238" calcext:value-type="float">
            <text:p>87.8095238095238</text:p>
          </table:table-cell>
          <table:table-cell office:value-type="float" office:value="84.6666666666667" calcext:value-type="float">
            <text:p>84.6666666666667</text:p>
          </table:table-cell>
          <table:table-cell office:value-type="float" office:value="73.6666666666667" calcext:value-type="float">
            <text:p>73.6666666666667</text:p>
          </table:table-cell>
          <table:table-cell office:value-type="float" office:value="78.1062091503268" calcext:value-type="float">
            <text:p>78.1062091503268</text:p>
          </table:table-cell>
          <table:table-cell office:value-type="float" office:value="15" calcext:value-type="float">
            <text:p>15</text:p>
          </table:table-cell>
          <table:table-cell office:value-type="float" office:value="79.9842118665648" calcext:value-type="float">
            <text:p>79.9842118665648</text:p>
          </table:table-cell>
          <table:table-cell office:value-type="float" office:value="35" calcext:value-type="float">
            <text:p>35</text:p>
          </table:table-cell>
          <table:table-cell office:value-type="float" office:value="66.7124542124542" calcext:value-type="float">
            <text:p>66.7124542124542</text:p>
          </table:table-cell>
          <table:table-cell office:value-type="float" office:value="11" calcext:value-type="float">
            <text:p>11</text:p>
          </table:table-cell>
          <table:table-cell office:value-type="float" office:value="77.6490176490176" calcext:value-type="float">
            <text:p>77.6490176490176</text:p>
          </table:table-cell>
          <table:table-cell office:value-type="float" office:value="79.7267830209007" calcext:value-type="float">
            <text:p>79.7267830209007</text:p>
          </table:table-cell>
          <table:table-cell office:value-type="float" office:value="66.2087912087912" calcext:value-type="float">
            <text:p>66.2087912087912</text:p>
          </table:table-cell>
          <table:table-cell office:value-type="float" office:value="73.8532611366438" calcext:value-type="float">
            <text:p>73.853261136643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64.6666666666667" calcext:value-type="float">
            <text:p>64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71.4803553000147" calcext:value-type="float">
            <text:p>71.4803553000147</text:p>
          </table:table-cell>
          <table:table-cell office:value-type="float" office:value="15" calcext:value-type="float">
            <text:p>15</text:p>
          </table:table-cell>
          <table:table-cell office:value-type="float" office:value="73.5210821170574" calcext:value-type="float">
            <text:p>73.5210821170574</text:p>
          </table:table-cell>
          <table:table-cell office:value-type="float" office:value="35" calcext:value-type="float">
            <text:p>35</text:p>
          </table:table-cell>
          <table:table-cell office:value-type="float" office:value="67.8511087295917" calcext:value-type="float">
            <text:p>67.8511087295917</text:p>
          </table:table-cell>
          <table:table-cell office:value-type="float" office:value="11" calcext:value-type="float">
            <text:p>11</text:p>
          </table:table-cell>
          <table:table-cell office:value-type="float" office:value="73.5618221647633" calcext:value-type="float">
            <text:p>73.5618221647633</text:p>
          </table:table-cell>
          <table:table-cell office:value-type="float" office:value="77.3328305681247" calcext:value-type="float">
            <text:p>77.3328305681247</text:p>
          </table:table-cell>
          <table:table-cell office:value-type="float" office:value="72.9271708683473" calcext:value-type="float">
            <text:p>72.9271708683473</text:p>
          </table:table-cell>
          <table:table-cell office:value-type="float" office:value="70.2909530083443" calcext:value-type="float">
            <text:p>70.2909530083443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47.3333333333333" calcext:value-type="float">
            <text:p>47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6.3333333333333" calcext:value-type="float">
            <text:p>66.3333333333333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69.3333333333333" calcext:value-type="float">
            <text:p>69.3333333333333</text:p>
          </table:table-cell>
          <table:table-cell office:value-type="float" office:value="63" calcext:value-type="float">
            <text:p>63</text:p>
          </table:table-cell>
          <table:table-cell office:value-type="float" office:value="76.1746031746032" calcext:value-type="float">
            <text:p>76.1746031746032</text:p>
          </table:table-cell>
          <table:table-cell office:value-type="float" office:value="15" calcext:value-type="float">
            <text:p>15</text:p>
          </table:table-cell>
          <table:table-cell office:value-type="float" office:value="84.9047619047619" calcext:value-type="float">
            <text:p>84.9047619047619</text:p>
          </table:table-cell>
          <table:table-cell office:value-type="float" office:value="35" calcext:value-type="float">
            <text:p>35</text:p>
          </table:table-cell>
          <table:table-cell office:value-type="float" office:value="65.8333333333333" calcext:value-type="float">
            <text:p>65.833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78.6904761904762" calcext:value-type="float">
            <text:p>78.6904761904762</text:p>
          </table:table-cell>
          <table:table-cell office:value-type="float" office:value="72.987012987013" calcext:value-type="float">
            <text:p>72.987012987013</text:p>
          </table:table-cell>
          <table:table-cell office:value-type="float" office:value="80.1428571428571" calcext:value-type="float">
            <text:p>80.1428571428571</text:p>
          </table:table-cell>
          <table:table-cell office:value-type="float" office:value="72.7092352092352" calcext:value-type="float">
            <text:p>72.709235209235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54.6666666666667" calcext:value-type="float">
            <text:p>54.6666666666667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71.473427232345" calcext:value-type="float">
            <text:p>71.473427232345</text:p>
          </table:table-cell>
          <table:table-cell office:value-type="float" office:value="5" calcext:value-type="float">
            <text:p>5</text:p>
          </table:table-cell>
          <table:table-cell office:value-type="float" office:value="70.4291365669075" calcext:value-type="float">
            <text:p>70.4291365669075</text:p>
          </table:table-cell>
          <table:table-cell office:value-type="float" office:value="15" calcext:value-type="float">
            <text:p>15</text:p>
          </table:table-cell>
          <table:table-cell office:value-type="float" office:value="58.9631922944616" calcext:value-type="float">
            <text:p>58.9631922944616</text:p>
          </table:table-cell>
          <table:table-cell office:value-type="float" office:value="1" calcext:value-type="float">
            <text:p>1</text:p>
          </table:table-cell>
          <table:table-cell office:value-type="float" office:value="71.6645711776147" calcext:value-type="float">
            <text:p>71.6645711776147</text:p>
          </table:table-cell>
          <table:table-cell office:value-type="float" office:value="74.1845545235638" calcext:value-type="float">
            <text:p>74.1845545235638</text:p>
          </table:table-cell>
          <table:table-cell office:value-type="float" office:value="74.8699690402477" calcext:value-type="float">
            <text:p>74.8699690402477</text:p>
          </table:table-cell>
          <table:table-cell office:value-type="float" office:value="70.7752913752914" calcext:value-type="float">
            <text:p>70.7752913752914</text:p>
          </table:table-cell>
          <table:table-cell office:value-type="float" office:value="77.4402383111604" calcext:value-type="float">
            <text:p>77.4402383111604</text:p>
          </table:table-cell>
          <table:table-cell office:value-type="float" office:value="15" calcext:value-type="float">
            <text:p>15</text:p>
          </table:table-cell>
          <table:table-cell office:value-type="float" office:value="76.2646136379338" calcext:value-type="float">
            <text:p>76.2646136379338</text:p>
          </table:table-cell>
          <table:table-cell office:value-type="float" office:value="35" calcext:value-type="float">
            <text:p>35</text:p>
          </table:table-cell>
          <table:table-cell office:value-type="float" office:value="67.2996054322164" calcext:value-type="float">
            <text:p>67.2996054322164</text:p>
          </table:table-cell>
          <table:table-cell office:value-type="float" office:value="11" calcext:value-type="float">
            <text:p>11</text:p>
          </table:table-cell>
          <table:table-cell office:value-type="float" office:value="75.3286189456365" calcext:value-type="float">
            <text:p>75.3286189456365</text:p>
          </table:table-cell>
          <table:table-cell office:value-type="float" office:value="76.7527864016496" calcext:value-type="float">
            <text:p>76.7527864016496</text:p>
          </table:table-cell>
          <table:table-cell office:value-type="float" office:value="77.1522551446769" calcext:value-type="float">
            <text:p>77.1522551446769</text:p>
          </table:table-cell>
          <table:table-cell office:value-type="float" office:value="71.5865907025508" calcext:value-type="float">
            <text:p>71.5865907025508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58.3724053724054" calcext:value-type="float">
            <text:p>58.3724053724054</text:p>
          </table:table-cell>
          <table:table-cell office:value-type="float" office:value="5" calcext:value-type="float">
            <text:p>5</text:p>
          </table:table-cell>
          <table:table-cell office:value-type="float" office:value="63.6968586968587" calcext:value-type="float">
            <text:p>63.6968586968587</text:p>
          </table:table-cell>
          <table:table-cell office:value-type="float" office:value="15" calcext:value-type="float">
            <text:p>15</text:p>
          </table:table-cell>
          <table:table-cell office:value-type="float" office:value="54.5682095682096" calcext:value-type="float">
            <text:p>54.5682095682096</text:p>
          </table:table-cell>
          <table:table-cell office:value-type="float" office:value="1" calcext:value-type="float">
            <text:p>1</text:p>
          </table:table-cell>
          <table:table-cell office:value-type="float" office:value="53.9574314574315" calcext:value-type="float">
            <text:p>53.9574314574315</text:p>
          </table:table-cell>
          <table:table-cell office:value-type="float" office:value="72.6101055806938" calcext:value-type="float">
            <text:p>72.6101055806938</text:p>
          </table:table-cell>
          <table:table-cell office:value-type="float" office:value="61.9592352092352" calcext:value-type="float">
            <text:p>61.9592352092352</text:p>
          </table:table-cell>
          <table:table-cell office:value-type="float" office:value="68.0325311942959" calcext:value-type="float">
            <text:p>68.0325311942959</text:p>
          </table:table-cell>
          <table:table-cell office:value-type="float" office:value="66.3214840714841" calcext:value-type="float">
            <text:p>66.3214840714841</text:p>
          </table:table-cell>
          <table:table-cell office:value-type="float" office:value="15" calcext:value-type="float">
            <text:p>15</text:p>
          </table:table-cell>
          <table:table-cell office:value-type="float" office:value="74.3479853479854" calcext:value-type="float">
            <text:p>74.3479853479854</text:p>
          </table:table-cell>
          <table:table-cell office:value-type="float" office:value="35" calcext:value-type="float">
            <text:p>35</text:p>
          </table:table-cell>
          <table:table-cell office:value-type="float" office:value="40.0425685425685" calcext:value-type="float">
            <text:p>40.0425685425685</text:p>
          </table:table-cell>
          <table:table-cell office:value-type="float" office:value="11" calcext:value-type="float">
            <text:p>11</text:p>
          </table:table-cell>
          <table:table-cell office:value-type="float" office:value="53.7280497280497" calcext:value-type="float">
            <text:p>53.7280497280497</text:p>
          </table:table-cell>
          <table:table-cell office:value-type="float" office:value="67.0436785436785" calcext:value-type="float">
            <text:p>67.0436785436785</text:p>
          </table:table-cell>
          <table:table-cell office:value-type="float" office:value="66.0461205461206" calcext:value-type="float">
            <text:p>66.0461205461206</text:p>
          </table:table-cell>
          <table:table-cell office:value-type="float" office:value="62.2394957983193" calcext:value-type="float">
            <text:p>62.2394957983193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88.4841839447103" calcext:value-type="float">
            <text:p>88.4841839447103</text:p>
          </table:table-cell>
          <table:table-cell office:value-type="float" office:value="5" calcext:value-type="float">
            <text:p>5</text:p>
          </table:table-cell>
          <table:table-cell office:value-type="float" office:value="88.1135760524306" calcext:value-type="float">
            <text:p>88.1135760524306</text:p>
          </table:table-cell>
          <table:table-cell office:value-type="float" office:value="15" calcext:value-type="float">
            <text:p>15</text:p>
          </table:table-cell>
          <table:table-cell office:value-type="float" office:value="80.4611215126089" calcext:value-type="float">
            <text:p>80.4611215126089</text:p>
          </table:table-cell>
          <table:table-cell office:value-type="float" office:value="1" calcext:value-type="float">
            <text:p>1</text:p>
          </table:table-cell>
          <table:table-cell office:value-type="float" office:value="79.5899680030115" calcext:value-type="float">
            <text:p>79.5899680030115</text:p>
          </table:table-cell>
          <table:table-cell office:value-type="float" office:value="83.1886311143277" calcext:value-type="float">
            <text:p>83.1886311143277</text:p>
          </table:table-cell>
          <table:table-cell office:value-type="float" office:value="82.2346132128741" calcext:value-type="float">
            <text:p>82.2346132128741</text:p>
          </table:table-cell>
          <table:table-cell office:value-type="float" office:value="25.5165945165945" calcext:value-type="float">
            <text:p>25.5165945165945</text:p>
          </table:table-cell>
          <table:table-cell office:value-type="float" office:value="70.5714285714286" calcext:value-type="float">
            <text:p>70.5714285714286</text:p>
          </table:table-cell>
          <table:table-cell office:value-type="float" office:value="15" calcext:value-type="float">
            <text:p>15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35" calcext:value-type="float">
            <text:p>35</text:p>
          </table:table-cell>
          <table:table-cell office:value-type="float" office:value="73.0714285714286" calcext:value-type="float">
            <text:p>73.0714285714286</text:p>
          </table:table-cell>
          <table:table-cell office:value-type="float" office:value="11" calcext:value-type="float">
            <text:p>11</text:p>
          </table:table-cell>
          <table:table-cell office:value-type="float" office:value="63.5714285714286" calcext:value-type="float">
            <text:p>63.5714285714286</text:p>
          </table:table-cell>
          <table:table-cell office:value-type="float" office:value="70.1904761904762" calcext:value-type="float">
            <text:p>70.1904761904762</text:p>
          </table:table-cell>
          <table:table-cell office:value-type="float" office:value="82.0476190476191" calcext:value-type="float">
            <text:p>82.0476190476191</text:p>
          </table:table-cell>
          <table:table-cell office:value-type="float" office:value="66.0714285714286" calcext:value-type="float">
            <text:p>66.0714285714286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69.6666666666667" calcext:value-type="float">
            <text:p>69.6666666666667</text:p>
          </table:table-cell>
          <table:table-cell office:value-type="float" office:value="63" calcext:value-type="float">
            <text:p>63</text:p>
          </table:table-cell>
          <table:table-cell office:value-type="float" office:value="77.3333333333333" calcext:value-type="float">
            <text:p>77.3333333333333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83.5714285714286" calcext:value-type="float">
            <text:p>83.5714285714286</text:p>
          </table:table-cell>
          <table:table-cell office:value-type="float" office:value="35" calcext:value-type="float">
            <text:p>35</text:p>
          </table:table-cell>
          <table:table-cell office:value-type="float" office:value="82.3333333333333" calcext:value-type="float">
            <text:p>82.333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82.2380952380953" calcext:value-type="float">
            <text:p>82.2380952380953</text:p>
          </table:table-cell>
          <table:table-cell office:value-type="float" office:value="80.5" calcext:value-type="float">
            <text:p>80.5</text:p>
          </table:table-cell>
          <table:table-cell office:value-type="float" office:value="79.5714285714286" calcext:value-type="float">
            <text:p>79.5714285714286</text:p>
          </table:table-cell>
          <table:table-cell office:value-type="float" office:value="68.3809523809524" calcext:value-type="float">
            <text:p>68.3809523809524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94.8634632554007" calcext:value-type="float">
            <text:p>94.8634632554007</text:p>
          </table:table-cell>
          <table:table-cell office:value-type="float" office:value="5" calcext:value-type="float">
            <text:p>5</text:p>
          </table:table-cell>
          <table:table-cell office:value-type="float" office:value="93.495832359544" calcext:value-type="float">
            <text:p>93.495832359544</text:p>
          </table:table-cell>
          <table:table-cell office:value-type="float" office:value="15" calcext:value-type="float">
            <text:p>15</text:p>
          </table:table-cell>
          <table:table-cell office:value-type="float" office:value="84.6064006166218" calcext:value-type="float">
            <text:p>84.6064006166218</text:p>
          </table:table-cell>
          <table:table-cell office:value-type="float" office:value="1" calcext:value-type="float">
            <text:p>1</text:p>
          </table:table-cell>
          <table:table-cell office:value-type="float" office:value="93.4384512600523" calcext:value-type="float">
            <text:p>93.4384512600523</text:p>
          </table:table-cell>
          <table:table-cell office:value-type="float" office:value="93.8417841323596" calcext:value-type="float">
            <text:p>93.8417841323596</text:p>
          </table:table-cell>
          <table:table-cell office:value-type="float" office:value="92.8653544264215" calcext:value-type="float">
            <text:p>92.8653544264215</text:p>
          </table:table-cell>
          <table:table-cell office:value-type="float" office:value="76.2097611962426" calcext:value-type="float">
            <text:p>76.2097611962426</text:p>
          </table:table-cell>
          <table:table-cell office:value-type="float" office:value="83.6752700724568" calcext:value-type="float">
            <text:p>83.6752700724568</text:p>
          </table:table-cell>
          <table:table-cell office:value-type="float" office:value="15" calcext:value-type="float">
            <text:p>15</text:p>
          </table:table-cell>
          <table:table-cell office:value-type="float" office:value="80.848334900351" calcext:value-type="float">
            <text:p>80.848334900351</text:p>
          </table:table-cell>
          <table:table-cell office:value-type="float" office:value="35" calcext:value-type="float">
            <text:p>35</text:p>
          </table:table-cell>
          <table:table-cell office:value-type="float" office:value="76.2457263006245" calcext:value-type="float">
            <text:p>76.2457263006245</text:p>
          </table:table-cell>
          <table:table-cell office:value-type="float" office:value="11" calcext:value-type="float">
            <text:p>11</text:p>
          </table:table-cell>
          <table:table-cell office:value-type="float" office:value="72.6247699008327" calcext:value-type="float">
            <text:p>72.6247699008327</text:p>
          </table:table-cell>
          <table:table-cell office:value-type="float" office:value="79.9160554677931" calcext:value-type="float">
            <text:p>79.9160554677931</text:p>
          </table:table-cell>
          <table:table-cell office:value-type="float" office:value="81.3358856016088" calcext:value-type="float">
            <text:p>81.3358856016088</text:p>
          </table:table-cell>
          <table:table-cell office:value-type="float" office:value="72.1983701086876" calcext:value-type="float">
            <text:p>72.1983701086876</text:p>
          </table:table-cell>
        </table:table-row>
      </table:table>
      <table:table table:name="ProgramsInfo_Inf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ne of Code</text:p>
          </table:table-cell>
          <table:table-cell office:value-type="string" calcext:value-type="string">
            <text:p>Mutants</text:p>
          </table:table-cell>
          <table:table-cell office:value-type="string" calcext:value-type="string">
            <text:p>Minimal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quivalent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est Ca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1" calcext:value-type="float">
            <text:p>891</text:p>
          </table:table-cell>
          <table:table-cell office:value-type="float" office:value="133" calcext:value-type="float">
            <text:p>133</text:p>
          </table:table-cell>
          <table:table-cell office:value-type="float" office:value="14.93" calcext:value-type="float">
            <text:p>14.93</text:p>
          </table:table-cell>
          <table:table-cell office:value-type="float" office:value="77" calcext:value-type="float">
            <text:p>77</text:p>
          </table:table-cell>
          <table:table-cell office:value-type="float" office:value="8.64" calcext:value-type="float">
            <text:p>8.64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28" calcext:value-type="float">
            <text:p>928</text:p>
          </table:table-cell>
          <table:table-cell office:value-type="float" office:value="74" calcext:value-type="float">
            <text:p>74</text:p>
          </table:table-cell>
          <table:table-cell office:value-type="float" office:value="7.97" calcext:value-type="float">
            <text:p>7.97</text:p>
          </table:table-cell>
          <table:table-cell office:value-type="float" office:value="86" calcext:value-type="float">
            <text:p>86</text:p>
          </table:table-cell>
          <table:table-cell office:value-type="float" office:value="9.27" calcext:value-type="float">
            <text:p>9.27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30.77" calcext:value-type="float">
            <text:p>30.77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7.83" calcext:value-type="float">
            <text:p>7.83</text:p>
          </table:table-cell>
          <table:table-cell office:value-type="float" office:value="20" calcext:value-type="float">
            <text:p>20</text:p>
          </table:table-cell>
          <table:table-cell office:value-type="float" office:value="12.05" calcext:value-type="float">
            <text:p>12.05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9" calcext:value-type="float">
            <text:p>9</text:p>
          </table:table-cell>
          <table:table-cell office:value-type="float" office:value="5.96" calcext:value-type="float">
            <text:p>5.96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412" calcext:value-type="float">
            <text:p>2412</text:p>
          </table:table-cell>
          <table:table-cell office:value-type="float" office:value="320" calcext:value-type="float">
            <text:p>320</text:p>
          </table:table-cell>
          <table:table-cell office:value-type="float" office:value="13.27" calcext:value-type="float">
            <text:p>13.27</text:p>
          </table:table-cell>
          <table:table-cell office:value-type="float" office:value="170" calcext:value-type="float">
            <text:p>170</text:p>
          </table:table-cell>
          <table:table-cell office:value-type="float" office:value="7.05" calcext:value-type="float">
            <text:p>7.05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1.41" calcext:value-type="float">
            <text:p>1.41</text:p>
          </table:table-cell>
          <table:table-cell office:value-type="float" office:value="43" calcext:value-type="float">
            <text:p>43</text:p>
          </table:table-cell>
          <table:table-cell office:value-type="float" office:value="8.67" calcext:value-type="float">
            <text:p>8.67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office:value-type="float" office:value="16.16" calcext:value-type="float">
            <text:p>16.16</text:p>
          </table:table-cell>
          <table:table-cell office:value-type="float" office:value="8" calcext:value-type="float">
            <text:p>8</text:p>
          </table:table-cell>
          <table:table-cell office:value-type="float" office:value="4.04" calcext:value-type="float">
            <text:p>4.04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4.74" calcext:value-type="float">
            <text:p>4.74</text:p>
          </table:table-cell>
          <table:table-cell office:value-type="float" office:value="10" calcext:value-type="float">
            <text:p>10</text:p>
          </table:table-cell>
          <table:table-cell office:value-type="float" office:value="5.26" calcext:value-type="float">
            <text:p>5.2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931" calcext:value-type="float">
            <text:p>931</text:p>
          </table:table-cell>
          <table:table-cell office:value-type="float" office:value="25" calcext:value-type="float">
            <text:p>25</text:p>
          </table:table-cell>
          <table:table-cell office:value-type="float" office:value="2.69" calcext:value-type="float">
            <text:p>2.69</text:p>
          </table:table-cell>
          <table:table-cell office:value-type="float" office:value="95" calcext:value-type="float">
            <text:p>95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6.6" calcext:value-type="float">
            <text:p>6.6</text:p>
          </table:table-cell>
          <table:table-cell office:value-type="float" office:value="60" calcext:value-type="float">
            <text:p>60</text:p>
          </table:table-cell>
          <table:table-cell office:value-type="float" office:value="10.42" calcext:value-type="float">
            <text:p>10.42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821" calcext:value-type="float">
            <text:p>2821</text:p>
          </table:table-cell>
          <table:table-cell office:value-type="float" office:value="117" calcext:value-type="float">
            <text:p>117</text:p>
          </table:table-cell>
          <table:table-cell office:value-type="float" office:value="4.15" calcext:value-type="float">
            <text:p>4.15</text:p>
          </table:table-cell>
          <table:table-cell office:value-type="float" office:value="93" calcext:value-type="float">
            <text:p>93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65" calcext:value-type="float">
            <text:p>865</text:p>
          </table:table-cell>
          <table:table-cell office:value-type="float" office:value="126" calcext:value-type="float">
            <text:p>126</text:p>
          </table:table-cell>
          <table:table-cell office:value-type="float" office:value="14.57" calcext:value-type="float">
            <text:p>14.57</text:p>
          </table:table-cell>
          <table:table-cell office:value-type="float" office:value="139" calcext:value-type="float">
            <text:p>139</text:p>
          </table:table-cell>
          <table:table-cell office:value-type="float" office:value="16.07" calcext:value-type="float">
            <text:p>16.0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float" office:value="2.83" calcext:value-type="float">
            <text:p>2.83</text:p>
          </table:table-cell>
          <table:table-cell office:value-type="float" office:value="33" calcext:value-type="float">
            <text:p>33</text:p>
          </table:table-cell>
          <table:table-cell office:value-type="float" office:value="3.33" calcext:value-type="float">
            <text:p>3.33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3.97" calcext:value-type="float">
            <text:p>3.97</text:p>
          </table:table-cell>
          <table:table-cell office:value-type="float" office:value="10" calcext:value-type="float">
            <text:p>10</text:p>
          </table:table-cell>
          <table:table-cell office:value-type="float" office:value="6.62" calcext:value-type="float">
            <text:p>6.6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2.22" calcext:value-type="float">
            <text:p>2.22</text:p>
          </table:table-cell>
          <table:table-cell office:value-type="float" office:value="70" calcext:value-type="float">
            <text:p>70</text:p>
          </table:table-cell>
          <table:table-cell office:value-type="float" office:value="19.39" calcext:value-type="float">
            <text:p>19.39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3.36" calcext:value-type="float">
            <text:p>3.36</text:p>
          </table:table-cell>
          <table:table-cell office:value-type="float" office:value="6" calcext:value-type="float">
            <text:p>6</text:p>
          </table:table-cell>
          <table:table-cell office:value-type="float" office:value="2.24" calcext:value-type="float">
            <text:p>2.24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15" calcext:value-type="float">
            <text:p>715</text:p>
          </table:table-cell>
          <table:table-cell office:value-type="float" office:value="23" calcext:value-type="float">
            <text:p>23</text:p>
          </table:table-cell>
          <table:table-cell office:value-type="float" office:value="3.22" calcext:value-type="float">
            <text:p>3.22</text:p>
          </table:table-cell>
          <table:table-cell office:value-type="float" office:value="72" calcext:value-type="float">
            <text:p>72</text:p>
          </table:table-cell>
          <table:table-cell office:value-type="float" office:value="10.07" calcext:value-type="float">
            <text:p>10.07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26" calcext:value-type="float">
            <text:p>1026</text:p>
          </table:table-cell>
          <table:table-cell office:value-type="float" office:value="12" calcext:value-type="float">
            <text:p>12</text:p>
          </table:table-cell>
          <table:table-cell office:value-type="float" office:value="1.17" calcext:value-type="float">
            <text:p>1.17</text:p>
          </table:table-cell>
          <table:table-cell office:value-type="float" office:value="82" calcext:value-type="float">
            <text:p>82</text:p>
          </table:table-cell>
          <table:table-cell office:value-type="float" office:value="7.99" calcext:value-type="float">
            <text:p>7.99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float" office:value="2.52" calcext:value-type="float">
            <text:p>2.52</text:p>
          </table:table-cell>
          <table:table-cell office:value-type="float" office:value="35" calcext:value-type="float">
            <text:p>35</text:p>
          </table:table-cell>
          <table:table-cell office:value-type="float" office:value="6.31" calcext:value-type="float">
            <text:p>6.31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6.06" calcext:value-type="float">
            <text:p>6.06</text:p>
          </table:table-cell>
          <table:table-cell office:value-type="float" office:value="11" calcext:value-type="float">
            <text:p>11</text:p>
          </table:table-cell>
          <table:table-cell office:value-type="float" office:value="6.67" calcext:value-type="float">
            <text:p>6.67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948" calcext:value-type="float">
            <text:p>1948</text:p>
          </table:table-cell>
          <table:table-cell office:value-type="float" office:value="90" calcext:value-type="float">
            <text:p>90</text:p>
          </table:table-cell>
          <table:table-cell office:value-type="float" office:value="4.62" calcext:value-type="float">
            <text:p>4.62</text:p>
          </table:table-cell>
          <table:table-cell office:value-type="float" office:value="414" calcext:value-type="float">
            <text:p>414</text:p>
          </table:table-cell>
          <table:table-cell office:value-type="float" office:value="21.25" calcext:value-type="float">
            <text:p>21.25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29" calcext:value-type="float">
            <text:p>629</text:p>
          </table:table-cell>
          <table:table-cell office:value-type="float" office:value="54" calcext:value-type="float">
            <text:p>54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9.06" calcext:value-type="float">
            <text:p>9.06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99" calcext:value-type="float">
            <text:p>599</text:p>
          </table:table-cell>
          <table:table-cell office:value-type="float" office:value="94" calcext:value-type="float">
            <text:p>94</text:p>
          </table:table-cell>
          <table:table-cell office:value-type="float" office:value="15.69" calcext:value-type="float">
            <text:p>15.69</text:p>
          </table:table-cell>
          <table:table-cell office:value-type="float" office:value="27" calcext:value-type="float">
            <text:p>27</text:p>
          </table:table-cell>
          <table:table-cell office:value-type="float" office:value="4.51" calcext:value-type="float">
            <text:p>4.51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24" calcext:value-type="float">
            <text:p>24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4855" calcext:value-type="float">
            <text:p>4855</text:p>
          </table:table-cell>
          <table:table-cell office:value-type="float" office:value="354" calcext:value-type="float">
            <text:p>354</text:p>
          </table:table-cell>
          <table:table-cell office:value-type="float" office:value="7.29" calcext:value-type="float">
            <text:p>7.29</text:p>
          </table:table-cell>
          <table:table-cell office:value-type="float" office:value="342" calcext:value-type="float">
            <text:p>342</text:p>
          </table:table-cell>
          <table:table-cell office:value-type="float" office:value="7.04" calcext:value-type="float">
            <text:p>7.04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</table:table>
      <table:table table:name="programsInfo.tex" table:style-name="ta1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\caption{Programs used in the experiment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\label{table:ProgramsInfo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\centering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\resizebox{\columnwidth}{!}{%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\begin{tabular}{l|r|r|r|rr|rr|r}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\hline 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\textbf{Program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Fun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LOC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ut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TC} 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2"/>
          <table:table-cell table:formula="of:=[$ProgramsInfo_Info.A2]" office:value-type="string" office:string-value="cal" calcext:value-type="string">
            <text:p>cal</text:p>
          </table:table-cell>
          <table:table-cell office:value-type="string" calcext:value-type="string">
            <text:p>&amp;</text:p>
          </table:table-cell>
          <table:table-cell table:formula="of:=[$ProgramsInfo_Info.B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]"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table:formula="of:=[$ProgramsInfo_Info.D2]" office:value-type="float" office:value="891" calcext:value-type="float">
            <text:p>891</text:p>
          </table:table-cell>
          <table:table-cell office:value-type="string" calcext:value-type="string">
            <text:p>&amp;</text:p>
          </table:table-cell>
          <table:table-cell table:formula="of:=[$ProgramsInfo_Info.E2]" office:value-type="float" office:value="133" calcext:value-type="float">
            <text:p>133</text:p>
          </table:table-cell>
          <table:table-cell office:value-type="string" calcext:value-type="string">
            <text:p>&amp;</text:p>
          </table:table-cell>
          <table:table-cell table:formula="of:=[$ProgramsInfo_Info.F2]" office:value-type="float" office:value="14.93" calcext:value-type="float">
            <text:p>14.93</text:p>
          </table:table-cell>
          <table:table-cell office:value-type="string" calcext:value-type="string">
            <text:p>&amp;</text:p>
          </table:table-cell>
          <table:table-cell table:formula="of:=[$ProgramsInfo_Info.G2]"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table:formula="of:=[$ProgramsInfo_Info.H2]" office:value-type="float" office:value="8.64" calcext:value-type="float">
            <text:p>8.64</text:p>
          </table:table-cell>
          <table:table-cell office:value-type="string" calcext:value-type="string">
            <text:p>&amp;</text:p>
          </table:table-cell>
          <table:table-cell table:formula="of:=[$ProgramsInfo_Info.I2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3]" office:value-type="string" office:string-value="Calculation" calcext:value-type="string">
            <text:p>Calculation</text:p>
          </table:table-cell>
          <table:table-cell office:value-type="string" calcext:value-type="string">
            <text:p>&amp;</text:p>
          </table:table-cell>
          <table:table-cell table:formula="of:=[$ProgramsInfo_Info.B3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$ProgramsInfo_Info.C3]"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table:formula="of:=[$ProgramsInfo_Info.D3]"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table:formula="of:=[$ProgramsInfo_Info.E3]"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table:formula="of:=[$ProgramsInfo_Info.F3]" office:value-type="float" office:value="7.97" calcext:value-type="float">
            <text:p>7.97</text:p>
          </table:table-cell>
          <table:table-cell office:value-type="string" calcext:value-type="string">
            <text:p>&amp;</text:p>
          </table:table-cell>
          <table:table-cell table:formula="of:=[$ProgramsInfo_Info.G3]"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table:formula="of:=[$ProgramsInfo_Info.H3]" office:value-type="float" office:value="9.27" calcext:value-type="float">
            <text:p>9.27</text:p>
          </table:table-cell>
          <table:table-cell office:value-type="string" calcext:value-type="string">
            <text:p>&amp;</text:p>
          </table:table-cell>
          <table:table-cell table:formula="of:=[$ProgramsInfo_Info.I3]" office:value-type="float" office:value="13" calcext:value-type="float">
            <text:p>1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4]" office:value-type="string" office:string-value="checkIt" calcext:value-type="string">
            <text:p>checkIt</text:p>
          </table:table-cell>
          <table:table-cell office:value-type="string" calcext:value-type="string">
            <text:p>&amp;</text:p>
          </table:table-cell>
          <table:table-cell table:formula="of:=[$ProgramsInfo_Info.B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4]" office:value-type="float" office:value="104" calcext:value-type="float">
            <text:p>104</text:p>
          </table:table-cell>
          <table:table-cell office:value-type="string" calcext:value-type="string">
            <text:p>&amp;</text:p>
          </table:table-cell>
          <table:table-cell table:formula="of:=[$ProgramsInfo_Info.E4]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[$ProgramsInfo_Info.F4]" office:value-type="float" office:value="30.77" calcext:value-type="float">
            <text:p>30.77</text:p>
          </table:table-cell>
          <table:table-cell office:value-type="string" calcext:value-type="string">
            <text:p>&amp;</text:p>
          </table:table-cell>
          <table:table-cell table:formula="of:=[$ProgramsInfo_Info.G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H4]" office:value-type="float" office:value="2.88" calcext:value-type="float">
            <text:p>2.88</text:p>
          </table:table-cell>
          <table:table-cell office:value-type="string" calcext:value-type="string">
            <text:p>&amp;</text:p>
          </table:table-cell>
          <table:table-cell table:formula="of:=[$ProgramsInfo_Info.I4]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5]" office:value-type="string" office:string-value="CheckPalindrome" calcext:value-type="string">
            <text:p>CheckPalindrome</text:p>
          </table:table-cell>
          <table:table-cell office:value-type="string" calcext:value-type="string">
            <text:p>&amp;</text:p>
          </table:table-cell>
          <table:table-cell table:formula="of:=[$ProgramsInfo_Info.B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5]" office:value-type="float" office:value="166" calcext:value-type="float">
            <text:p>166</text:p>
          </table:table-cell>
          <table:table-cell office:value-type="string" calcext:value-type="string">
            <text:p>&amp;</text:p>
          </table:table-cell>
          <table:table-cell table:formula="of:=[$ProgramsInfo_Info.E5]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$ProgramsInfo_Info.F5]" office:value-type="float" office:value="7.83" calcext:value-type="float">
            <text:p>7.83</text:p>
          </table:table-cell>
          <table:table-cell office:value-type="string" calcext:value-type="string">
            <text:p>&amp;</text:p>
          </table:table-cell>
          <table:table-cell table:formula="of:=[$ProgramsInfo_Info.G5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$ProgramsInfo_Info.H5]" office:value-type="float" office:value="12.05" calcext:value-type="float">
            <text:p>12.05</text:p>
          </table:table-cell>
          <table:table-cell office:value-type="string" calcext:value-type="string">
            <text:p>&amp;</text:p>
          </table:table-cell>
          <table:table-cell table:formula="of:=[$ProgramsInfo_Info.I5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6]" office:value-type="string" office:string-value="countPositive" calcext:value-type="string">
            <text:p>countPositive</text:p>
          </table:table-cell>
          <table:table-cell office:value-type="string" calcext:value-type="string">
            <text:p>&amp;</text:p>
          </table:table-cell>
          <table:table-cell table:formula="of:=[$ProgramsInfo_Info.B6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6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6]" office:value-type="float" office:value="151" calcext:value-type="float">
            <text:p>151</text:p>
          </table:table-cell>
          <table:table-cell office:value-type="string" calcext:value-type="string">
            <text:p>&amp;</text:p>
          </table:table-cell>
          <table:table-cell table:formula="of:=[$ProgramsInfo_Info.E6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F6]" office:value-type="float" office:value="5.3" calcext:value-type="float">
            <text:p>5.3</text:p>
          </table:table-cell>
          <table:table-cell office:value-type="string" calcext:value-type="string">
            <text:p>&amp;</text:p>
          </table:table-cell>
          <table:table-cell table:formula="of:=[$ProgramsInfo_Info.G6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H6]" office:value-type="float" office:value="5.96" calcext:value-type="float">
            <text:p>5.96</text:p>
          </table:table-cell>
          <table:table-cell office:value-type="string" calcext:value-type="string">
            <text:p>&amp;</text:p>
          </table:table-cell>
          <table:table-cell table:formula="of:=[$ProgramsInfo_Info.I6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7]" office:value-type="string" office:string-value="date-plus" calcext:value-type="string">
            <text:p>date-plus</text:p>
          </table:table-cell>
          <table:table-cell office:value-type="string" calcext:value-type="string">
            <text:p>&amp;</text:p>
          </table:table-cell>
          <table:table-cell table:formula="of:=[$ProgramsInfo_Info.B7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7]" office:value-type="float" office:value="141" calcext:value-type="float">
            <text:p>141</text:p>
          </table:table-cell>
          <table:table-cell office:value-type="string" calcext:value-type="string">
            <text:p>&amp;</text:p>
          </table:table-cell>
          <table:table-cell table:formula="of:=[$ProgramsInfo_Info.D7]"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table:formula="of:=[$ProgramsInfo_Info.E7]" office:value-type="float" office:value="320" calcext:value-type="float">
            <text:p>320</text:p>
          </table:table-cell>
          <table:table-cell office:value-type="string" calcext:value-type="string">
            <text:p>&amp;</text:p>
          </table:table-cell>
          <table:table-cell table:formula="of:=[$ProgramsInfo_Info.F7]" office:value-type="float" office:value="13.27" calcext:value-type="float">
            <text:p>13.27</text:p>
          </table:table-cell>
          <table:table-cell office:value-type="string" calcext:value-type="string">
            <text:p>&amp;</text:p>
          </table:table-cell>
          <table:table-cell table:formula="of:=[$ProgramsInfo_Info.G7]" office:value-type="float" office:value="170" calcext:value-type="float">
            <text:p>170</text:p>
          </table:table-cell>
          <table:table-cell office:value-type="string" calcext:value-type="string">
            <text:p>&amp;</text:p>
          </table:table-cell>
          <table:table-cell table:formula="of:=[$ProgramsInfo_Info.H7]" office:value-type="float" office:value="7.05" calcext:value-type="float">
            <text:p>7.05</text:p>
          </table:table-cell>
          <table:table-cell office:value-type="string" calcext:value-type="string">
            <text:p>&amp;</text:p>
          </table:table-cell>
          <table:table-cell table:formula="of:=[$ProgramsInfo_Info.I7]" office:value-type="float" office:value="49" calcext:value-type="float">
            <text:p>4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8]" office:value-type="string" office:string-value="DigitReverser" calcext:value-type="string">
            <text:p>DigitReverser</text:p>
          </table:table-cell>
          <table:table-cell office:value-type="string" calcext:value-type="string">
            <text:p>&amp;</text:p>
          </table:table-cell>
          <table:table-cell table:formula="of:=[$ProgramsInfo_Info.B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8]"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table:formula="of:=[$ProgramsInfo_Info.D8]" office:value-type="float" office:value="496" calcext:value-type="float">
            <text:p>496</text:p>
          </table:table-cell>
          <table:table-cell office:value-type="string" calcext:value-type="string">
            <text:p>&amp;</text:p>
          </table:table-cell>
          <table:table-cell table:formula="of:=[$ProgramsInfo_Info.E8]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formula="of:=[$ProgramsInfo_Info.F8]" office:value-type="float" office:value="1.41" calcext:value-type="float">
            <text:p>1.41</text:p>
          </table:table-cell>
          <table:table-cell office:value-type="string" calcext:value-type="string">
            <text:p>&amp;</text:p>
          </table:table-cell>
          <table:table-cell table:formula="of:=[$ProgramsInfo_Info.G8]"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table:formula="of:=[$ProgramsInfo_Info.H8]" office:value-type="float" office:value="8.67" calcext:value-type="float">
            <text:p>8.67</text:p>
          </table:table-cell>
          <table:table-cell office:value-type="string" calcext:value-type="string">
            <text:p>&amp;</text:p>
          </table:table-cell>
          <table:table-cell table:formula="of:=[$ProgramsInfo_Info.I8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9]" office:value-type="string" office:string-value="findLast" calcext:value-type="string">
            <text:p>findLast</text:p>
          </table:table-cell>
          <table:table-cell office:value-type="string" calcext:value-type="string">
            <text:p>&amp;</text:p>
          </table:table-cell>
          <table:table-cell table:formula="of:=[$ProgramsInfo_Info.B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9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9]" office:value-type="float" office:value="198" calcext:value-type="float">
            <text:p>198</text:p>
          </table:table-cell>
          <table:table-cell office:value-type="string" calcext:value-type="string">
            <text:p>&amp;</text:p>
          </table:table-cell>
          <table:table-cell table:formula="of:=[$ProgramsInfo_Info.E9]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[$ProgramsInfo_Info.F9]" office:value-type="float" office:value="16.16" calcext:value-type="float">
            <text:p>16.16</text:p>
          </table:table-cell>
          <table:table-cell office:value-type="string" calcext:value-type="string">
            <text:p>&amp;</text:p>
          </table:table-cell>
          <table:table-cell table:formula="of:=[$ProgramsInfo_Info.G9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H9]" office:value-type="float" office:value="4.04" calcext:value-type="float">
            <text:p>4.04</text:p>
          </table:table-cell>
          <table:table-cell office:value-type="string" calcext:value-type="string">
            <text:p>&amp;</text:p>
          </table:table-cell>
          <table:table-cell table:formula="of:=[$ProgramsInfo_Info.I9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0]" office:value-type="string" office:string-value="findVal" calcext:value-type="string">
            <text:p>findVal</text:p>
          </table:table-cell>
          <table:table-cell office:value-type="string" calcext:value-type="string">
            <text:p>&amp;</text:p>
          </table:table-cell>
          <table:table-cell table:formula="of:=[$ProgramsInfo_Info.B10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D10]" office:value-type="float" office:value="190" calcext:value-type="float">
            <text:p>190</text:p>
          </table:table-cell>
          <table:table-cell office:value-type="string" calcext:value-type="string">
            <text:p>&amp;</text:p>
          </table:table-cell>
          <table:table-cell table:formula="of:=[$ProgramsInfo_Info.E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0]" office:value-type="float" office:value="4.74" calcext:value-type="float">
            <text:p>4.74</text:p>
          </table:table-cell>
          <table:table-cell office:value-type="string" calcext:value-type="string">
            <text:p>&amp;</text:p>
          </table:table-cell>
          <table:table-cell table:formula="of:=[$ProgramsInfo_Info.G10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H10]" office:value-type="float" office:value="5.26" calcext:value-type="float">
            <text:p>5.26</text:p>
          </table:table-cell>
          <table:table-cell office:value-type="string" calcext:value-type="string">
            <text:p>&amp;</text:p>
          </table:table-cell>
          <table:table-cell table:formula="of:=[$ProgramsInfo_Info.I10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1]" office:value-type="string" office:string-value="Heap" calcext:value-type="string">
            <text:p>Heap</text:p>
          </table:table-cell>
          <table:table-cell office:value-type="string" calcext:value-type="string">
            <text:p>&amp;</text:p>
          </table:table-cell>
          <table:table-cell table:formula="of:=[$ProgramsInfo_Info.B11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C11]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formula="of:=[$ProgramsInfo_Info.D11]" office:value-type="float" office:value="931" calcext:value-type="float">
            <text:p>931</text:p>
          </table:table-cell>
          <table:table-cell office:value-type="string" calcext:value-type="string">
            <text:p>&amp;</text:p>
          </table:table-cell>
          <table:table-cell table:formula="of:=[$ProgramsInfo_Info.E11]"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table:formula="of:=[$ProgramsInfo_Info.F11]" office:value-type="float" office:value="2.69" calcext:value-type="float">
            <text:p>2.69</text:p>
          </table:table-cell>
          <table:table-cell office:value-type="string" calcext:value-type="string">
            <text:p>&amp;</text:p>
          </table:table-cell>
          <table:table-cell table:formula="of:=[$ProgramsInfo_Info.G11]"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table:formula="of:=[$ProgramsInfo_Info.H11]" office:value-type="float" office:value="10.2" calcext:value-type="float">
            <text:p>10.2</text:p>
          </table:table-cell>
          <table:table-cell office:value-type="string" calcext:value-type="string">
            <text:p>&amp;</text:p>
          </table:table-cell>
          <table:table-cell table:formula="of:=[$ProgramsInfo_Info.I11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2]" office:value-type="string" office:string-value="InversePermutation" calcext:value-type="string">
            <text:p>InversePermutation</text:p>
          </table:table-cell>
          <table:table-cell office:value-type="string" calcext:value-type="string">
            <text:p>&amp;</text:p>
          </table:table-cell>
          <table:table-cell table:formula="of:=[$ProgramsInfo_Info.B1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2]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table:formula="of:=[$ProgramsInfo_Info.D12]" office:value-type="float" office:value="576" calcext:value-type="float">
            <text:p>576</text:p>
          </table:table-cell>
          <table:table-cell office:value-type="string" calcext:value-type="string">
            <text:p>&amp;</text:p>
          </table:table-cell>
          <table:table-cell table:formula="of:=[$ProgramsInfo_Info.E12]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formula="of:=[$ProgramsInfo_Info.F12]" office:value-type="float" office:value="6.6" calcext:value-type="float">
            <text:p>6.6</text:p>
          </table:table-cell>
          <table:table-cell office:value-type="string" calcext:value-type="string">
            <text:p>&amp;</text:p>
          </table:table-cell>
          <table:table-cell table:formula="of:=[$ProgramsInfo_Info.G12]"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table:formula="of:=[$ProgramsInfo_Info.H12]" office:value-type="float" office:value="10.42" calcext:value-type="float">
            <text:p>10.42</text:p>
          </table:table-cell>
          <table:table-cell office:value-type="string" calcext:value-type="string">
            <text:p>&amp;</text:p>
          </table:table-cell>
          <table:table-cell table:formula="of:=[$ProgramsInfo_Info.I12]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3]" office:value-type="string" office:string-value="jday-jdate" calcext:value-type="string">
            <text:p>jday-jdate</text:p>
          </table:table-cell>
          <table:table-cell office:value-type="string" calcext:value-type="string">
            <text:p>&amp;</text:p>
          </table:table-cell>
          <table:table-cell table:formula="of:=[$ProgramsInfo_Info.B13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13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$ProgramsInfo_Info.D13]" office:value-type="float" office:value="2821" calcext:value-type="float">
            <text:p>2821</text:p>
          </table:table-cell>
          <table:table-cell office:value-type="string" calcext:value-type="string">
            <text:p>&amp;</text:p>
          </table:table-cell>
          <table:table-cell table:formula="of:=[$ProgramsInfo_Info.E13]" office:value-type="float" office:value="117" calcext:value-type="float">
            <text:p>117</text:p>
          </table:table-cell>
          <table:table-cell office:value-type="string" calcext:value-type="string">
            <text:p>&amp;</text:p>
          </table:table-cell>
          <table:table-cell table:formula="of:=[$ProgramsInfo_Info.F13]" office:value-type="float" office:value="4.15" calcext:value-type="float">
            <text:p>4.15</text:p>
          </table:table-cell>
          <table:table-cell office:value-type="string" calcext:value-type="string">
            <text:p>&amp;</text:p>
          </table:table-cell>
          <table:table-cell table:formula="of:=[$ProgramsInfo_Info.G13]"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table:formula="of:=[$ProgramsInfo_Info.H13]" office:value-type="float" office:value="3.3" calcext:value-type="float">
            <text:p>3.3</text:p>
          </table:table-cell>
          <table:table-cell office:value-type="string" calcext:value-type="string">
            <text:p>&amp;</text:p>
          </table:table-cell>
          <table:table-cell table:formula="of:=[$ProgramsInfo_Info.I13]" office:value-type="float" office:value="27" calcext:value-type="float">
            <text:p>2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4]" office:value-type="string" office:string-value="lastZero" calcext:value-type="string">
            <text:p>lastZero</text:p>
          </table:table-cell>
          <table:table-cell office:value-type="string" calcext:value-type="string">
            <text:p>&amp;</text:p>
          </table:table-cell>
          <table:table-cell table:formula="of:=[$ProgramsInfo_Info.B1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14]" office:value-type="float" office:value="173" calcext:value-type="float">
            <text:p>173</text:p>
          </table:table-cell>
          <table:table-cell office:value-type="string" calcext:value-type="string">
            <text:p>&amp;</text:p>
          </table:table-cell>
          <table:table-cell table:formula="of:=[$ProgramsInfo_Info.E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4]" office:value-type="float" office:value="5.2" calcext:value-type="float">
            <text:p>5.2</text:p>
          </table:table-cell>
          <table:table-cell office:value-type="string" calcext:value-type="string">
            <text:p>&amp;</text:p>
          </table:table-cell>
          <table:table-cell table:formula="of:=[$ProgramsInfo_Info.G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H14]" office:value-type="float" office:value="5.2" calcext:value-type="float">
            <text:p>5.2</text:p>
          </table:table-cell>
          <table:table-cell office:value-type="string" calcext:value-type="string">
            <text:p>&amp;</text:p>
          </table:table-cell>
          <table:table-cell table:formula="of:=[$ProgramsInfo_Info.I14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5]" office:value-type="string" office:string-value="LRS" calcext:value-type="string">
            <text:p>LRS</text:p>
          </table:table-cell>
          <table:table-cell office:value-type="string" calcext:value-type="string">
            <text:p>&amp;</text:p>
          </table:table-cell>
          <table:table-cell table:formula="of:=[$ProgramsInfo_Info.B15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15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$ProgramsInfo_Info.D15]" office:value-type="float" office:value="865" calcext:value-type="float">
            <text:p>865</text:p>
          </table:table-cell>
          <table:table-cell office:value-type="string" calcext:value-type="string">
            <text:p>&amp;</text:p>
          </table:table-cell>
          <table:table-cell table:formula="of:=[$ProgramsInfo_Info.E15]" office:value-type="float" office:value="126" calcext:value-type="float">
            <text:p>126</text:p>
          </table:table-cell>
          <table:table-cell office:value-type="string" calcext:value-type="string">
            <text:p>&amp;</text:p>
          </table:table-cell>
          <table:table-cell table:formula="of:=[$ProgramsInfo_Info.F15]" office:value-type="float" office:value="14.57" calcext:value-type="float">
            <text:p>14.57</text:p>
          </table:table-cell>
          <table:table-cell office:value-type="string" calcext:value-type="string">
            <text:p>&amp;</text:p>
          </table:table-cell>
          <table:table-cell table:formula="of:=[$ProgramsInfo_Info.G15]" office:value-type="float" office:value="139" calcext:value-type="float">
            <text:p>139</text:p>
          </table:table-cell>
          <table:table-cell office:value-type="string" calcext:value-type="string">
            <text:p>&amp;</text:p>
          </table:table-cell>
          <table:table-cell table:formula="of:=[$ProgramsInfo_Info.H15]" office:value-type="float" office:value="16.07" calcext:value-type="float">
            <text:p>16.07</text:p>
          </table:table-cell>
          <table:table-cell office:value-type="string" calcext:value-type="string">
            <text:p>&amp;</text:p>
          </table:table-cell>
          <table:table-cell table:formula="of:=[$ProgramsInfo_Info.I15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6]" office:value-type="string" office:string-value="MergeSort" calcext:value-type="string">
            <text:p>MergeSort</text:p>
          </table:table-cell>
          <table:table-cell office:value-type="string" calcext:value-type="string">
            <text:p>&amp;</text:p>
          </table:table-cell>
          <table:table-cell table:formula="of:=[$ProgramsInfo_Info.B16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16]"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table:formula="of:=[$ProgramsInfo_Info.D16]" office:value-type="float" office:value="991" calcext:value-type="float">
            <text:p>991</text:p>
          </table:table-cell>
          <table:table-cell office:value-type="string" calcext:value-type="string">
            <text:p>&amp;</text:p>
          </table:table-cell>
          <table:table-cell table:formula="of:=[$ProgramsInfo_Info.E16]"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table:formula="of:=[$ProgramsInfo_Info.F16]" office:value-type="float" office:value="2.83" calcext:value-type="float">
            <text:p>2.83</text:p>
          </table:table-cell>
          <table:table-cell office:value-type="string" calcext:value-type="string">
            <text:p>&amp;</text:p>
          </table:table-cell>
          <table:table-cell table:formula="of:=[$ProgramsInfo_Info.G16]"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table:formula="of:=[$ProgramsInfo_Info.H16]" office:value-type="float" office:value="3.33" calcext:value-type="float">
            <text:p>3.33</text:p>
          </table:table-cell>
          <table:table-cell office:value-type="string" calcext:value-type="string">
            <text:p>&amp;</text:p>
          </table:table-cell>
          <table:table-cell table:formula="of:=[$ProgramsInfo_Info.I16]" office:value-type="float" office:value="18" calcext:value-type="float">
            <text:p>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7]" office:value-type="string" office:string-value="numZero" calcext:value-type="string">
            <text:p>numZero</text:p>
          </table:table-cell>
          <table:table-cell office:value-type="string" calcext:value-type="string">
            <text:p>&amp;</text:p>
          </table:table-cell>
          <table:table-cell table:formula="of:=[$ProgramsInfo_Info.B1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7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17]" office:value-type="float" office:value="151" calcext:value-type="float">
            <text:p>151</text:p>
          </table:table-cell>
          <table:table-cell office:value-type="string" calcext:value-type="string">
            <text:p>&amp;</text:p>
          </table:table-cell>
          <table:table-cell table:formula="of:=[$ProgramsInfo_Info.E17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F17]" office:value-type="float" office:value="3.97" calcext:value-type="float">
            <text:p>3.97</text:p>
          </table:table-cell>
          <table:table-cell office:value-type="string" calcext:value-type="string">
            <text:p>&amp;</text:p>
          </table:table-cell>
          <table:table-cell table:formula="of:=[$ProgramsInfo_Info.G17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H17]" office:value-type="float" office:value="6.62" calcext:value-type="float">
            <text:p>6.62</text:p>
          </table:table-cell>
          <table:table-cell office:value-type="string" calcext:value-type="string">
            <text:p>&amp;</text:p>
          </table:table-cell>
          <table:table-cell table:formula="of:=[$ProgramsInfo_Info.I17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8]" office:value-type="string" office:string-value="oddOrPos" calcext:value-type="string">
            <text:p>oddOrPos</text:p>
          </table:table-cell>
          <table:table-cell office:value-type="string" calcext:value-type="string">
            <text:p>&amp;</text:p>
          </table:table-cell>
          <table:table-cell table:formula="of:=[$ProgramsInfo_Info.B1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18]" office:value-type="float" office:value="361" calcext:value-type="float">
            <text:p>361</text:p>
          </table:table-cell>
          <table:table-cell office:value-type="string" calcext:value-type="string">
            <text:p>&amp;</text:p>
          </table:table-cell>
          <table:table-cell table:formula="of:=[$ProgramsInfo_Info.E18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F18]" office:value-type="float" office:value="2.22" calcext:value-type="float">
            <text:p>2.22</text:p>
          </table:table-cell>
          <table:table-cell office:value-type="string" calcext:value-type="string">
            <text:p>&amp;</text:p>
          </table:table-cell>
          <table:table-cell table:formula="of:=[$ProgramsInfo_Info.G18]"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table:formula="of:=[$ProgramsInfo_Info.H18]" office:value-type="float" office:value="19.39" calcext:value-type="float">
            <text:p>19.39</text:p>
          </table:table-cell>
          <table:table-cell office:value-type="string" calcext:value-type="string">
            <text:p>&amp;</text:p>
          </table:table-cell>
          <table:table-cell table:formula="of:=[$ProgramsInfo_Info.I18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9]" office:value-type="string" office:string-value="power" calcext:value-type="string">
            <text:p>power</text:p>
          </table:table-cell>
          <table:table-cell office:value-type="string" calcext:value-type="string">
            <text:p>&amp;</text:p>
          </table:table-cell>
          <table:table-cell table:formula="of:=[$ProgramsInfo_Info.B1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9]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$ProgramsInfo_Info.D19]" office:value-type="float" office:value="268" calcext:value-type="float">
            <text:p>268</text:p>
          </table:table-cell>
          <table:table-cell office:value-type="string" calcext:value-type="string">
            <text:p>&amp;</text:p>
          </table:table-cell>
          <table:table-cell table:formula="of:=[$ProgramsInfo_Info.E19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9]" office:value-type="float" office:value="3.36" calcext:value-type="float">
            <text:p>3.36</text:p>
          </table:table-cell>
          <table:table-cell office:value-type="string" calcext:value-type="string">
            <text:p>&amp;</text:p>
          </table:table-cell>
          <table:table-cell table:formula="of:=[$ProgramsInfo_Info.G19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H19]" office:value-type="float" office:value="2.24" calcext:value-type="float">
            <text:p>2.24</text:p>
          </table:table-cell>
          <table:table-cell office:value-type="string" calcext:value-type="string">
            <text:p>&amp;</text:p>
          </table:table-cell>
          <table:table-cell table:formula="of:=[$ProgramsInfo_Info.I19]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0]" office:value-type="string" office:string-value="printPrimes" calcext:value-type="string">
            <text:p>printPrimes</text:p>
          </table:table-cell>
          <table:table-cell office:value-type="string" calcext:value-type="string">
            <text:p>&amp;</text:p>
          </table:table-cell>
          <table:table-cell table:formula="of:=[$ProgramsInfo_Info.B20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20]"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table:formula="of:=[$ProgramsInfo_Info.D20]" office:value-type="float" office:value="715" calcext:value-type="float">
            <text:p>715</text:p>
          </table:table-cell>
          <table:table-cell office:value-type="string" calcext:value-type="string">
            <text:p>&amp;</text:p>
          </table:table-cell>
          <table:table-cell table:formula="of:=[$ProgramsInfo_Info.E20]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[$ProgramsInfo_Info.F20]" office:value-type="float" office:value="3.22" calcext:value-type="float">
            <text:p>3.22</text:p>
          </table:table-cell>
          <table:table-cell office:value-type="string" calcext:value-type="string">
            <text:p>&amp;</text:p>
          </table:table-cell>
          <table:table-cell table:formula="of:=[$ProgramsInfo_Info.G20]"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table:formula="of:=[$ProgramsInfo_Info.H20]" office:value-type="float" office:value="10.07" calcext:value-type="float">
            <text:p>10.07</text:p>
          </table:table-cell>
          <table:table-cell office:value-type="string" calcext:value-type="string">
            <text:p>&amp;</text:p>
          </table:table-cell>
          <table:table-cell table:formula="of:=[$ProgramsInfo_Info.I20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1]" office:value-type="string" office:string-value="quicksort" calcext:value-type="string">
            <text:p>quicksort</text:p>
          </table:table-cell>
          <table:table-cell office:value-type="string" calcext:value-type="string">
            <text:p>&amp;</text:p>
          </table:table-cell>
          <table:table-cell table:formula="of:=[$ProgramsInfo_Info.B21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1]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table:formula="of:=[$ProgramsInfo_Info.D21]" office:value-type="float" office:value="1026" calcext:value-type="float">
            <text:p>1026</text:p>
          </table:table-cell>
          <table:table-cell office:value-type="string" calcext:value-type="string">
            <text:p>&amp;</text:p>
          </table:table-cell>
          <table:table-cell table:formula="of:=[$ProgramsInfo_Info.E21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F21]" office:value-type="float" office:value="1.17" calcext:value-type="float">
            <text:p>1.17</text:p>
          </table:table-cell>
          <table:table-cell office:value-type="string" calcext:value-type="string">
            <text:p>&amp;</text:p>
          </table:table-cell>
          <table:table-cell table:formula="of:=[$ProgramsInfo_Info.G21]"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table:formula="of:=[$ProgramsInfo_Info.H21]" office:value-type="float" office:value="7.99" calcext:value-type="float">
            <text:p>7.99</text:p>
          </table:table-cell>
          <table:table-cell office:value-type="string" calcext:value-type="string">
            <text:p>&amp;</text:p>
          </table:table-cell>
          <table:table-cell table:formula="of:=[$ProgramsInfo_Info.I21]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2]" office:value-type="string" office:string-value="RecursiveSelectionSort" calcext:value-type="string">
            <text:p>RecursiveSelectionSort</text:p>
          </table:table-cell>
          <table:table-cell office:value-type="string" calcext:value-type="string">
            <text:p>&amp;</text:p>
          </table:table-cell>
          <table:table-cell table:formula="of:=[$ProgramsInfo_Info.B2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2]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table:formula="of:=[$ProgramsInfo_Info.D22]" office:value-type="float" office:value="555" calcext:value-type="float">
            <text:p>555</text:p>
          </table:table-cell>
          <table:table-cell office:value-type="string" calcext:value-type="string">
            <text:p>&amp;</text:p>
          </table:table-cell>
          <table:table-cell table:formula="of:=[$ProgramsInfo_Info.E22]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table:formula="of:=[$ProgramsInfo_Info.F22]" office:value-type="float" office:value="2.52" calcext:value-type="float">
            <text:p>2.52</text:p>
          </table:table-cell>
          <table:table-cell office:value-type="string" calcext:value-type="string">
            <text:p>&amp;</text:p>
          </table:table-cell>
          <table:table-cell table:formula="of:=[$ProgramsInfo_Info.G2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Info.H22]" office:value-type="float" office:value="6.31" calcext:value-type="float">
            <text:p>6.31</text:p>
          </table:table-cell>
          <table:table-cell office:value-type="string" calcext:value-type="string">
            <text:p>&amp;</text:p>
          </table:table-cell>
          <table:table-cell table:formula="of:=[$ProgramsInfo_Info.I22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3]" office:value-type="string" office:string-value="sum" calcext:value-type="string">
            <text:p>sum</text:p>
          </table:table-cell>
          <table:table-cell office:value-type="string" calcext:value-type="string">
            <text:p>&amp;</text:p>
          </table:table-cell>
          <table:table-cell table:formula="of:=[$ProgramsInfo_Info.B23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3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D23]" office:value-type="float" office:value="165" calcext:value-type="float">
            <text:p>165</text:p>
          </table:table-cell>
          <table:table-cell office:value-type="string" calcext:value-type="string">
            <text:p>&amp;</text:p>
          </table:table-cell>
          <table:table-cell table:formula="of:=[$ProgramsInfo_Info.E23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F23]" office:value-type="float" office:value="6.06" calcext:value-type="float">
            <text:p>6.06</text:p>
          </table:table-cell>
          <table:table-cell office:value-type="string" calcext:value-type="string">
            <text:p>&amp;</text:p>
          </table:table-cell>
          <table:table-cell table:formula="of:=[$ProgramsInfo_Info.G2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H23]" office:value-type="float" office:value="6.67" calcext:value-type="float">
            <text:p>6.67</text:p>
          </table:table-cell>
          <table:table-cell office:value-type="string" calcext:value-type="string">
            <text:p>&amp;</text:p>
          </table:table-cell>
          <table:table-cell table:formula="of:=[$ProgramsInfo_Info.I23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4]" office:value-type="string" office:string-value="tcas" calcext:value-type="string">
            <text:p>tcas</text:p>
          </table:table-cell>
          <table:table-cell office:value-type="string" calcext:value-type="string">
            <text:p>&amp;</text:p>
          </table:table-cell>
          <table:table-cell table:formula="of:=[$ProgramsInfo_Info.B2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24]"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table:formula="of:=[$ProgramsInfo_Info.D24]" office:value-type="float" office:value="1948" calcext:value-type="float">
            <text:p>1948</text:p>
          </table:table-cell>
          <table:table-cell office:value-type="string" calcext:value-type="string">
            <text:p>&amp;</text:p>
          </table:table-cell>
          <table:table-cell table:formula="of:=[$ProgramsInfo_Info.E24]"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table:formula="of:=[$ProgramsInfo_Info.F24]" office:value-type="float" office:value="4.62" calcext:value-type="float">
            <text:p>4.62</text:p>
          </table:table-cell>
          <table:table-cell office:value-type="string" calcext:value-type="string">
            <text:p>&amp;</text:p>
          </table:table-cell>
          <table:table-cell table:formula="of:=[$ProgramsInfo_Info.G24]" office:value-type="float" office:value="414" calcext:value-type="float">
            <text:p>414</text:p>
          </table:table-cell>
          <table:table-cell office:value-type="string" calcext:value-type="string">
            <text:p>&amp;</text:p>
          </table:table-cell>
          <table:table-cell table:formula="of:=[$ProgramsInfo_Info.H24]" office:value-type="float" office:value="21.25" calcext:value-type="float">
            <text:p>21.25</text:p>
          </table:table-cell>
          <table:table-cell office:value-type="string" calcext:value-type="string">
            <text:p>&amp;</text:p>
          </table:table-cell>
          <table:table-cell table:formula="of:=[$ProgramsInfo_Info.I24]" office:value-type="float" office:value="62" calcext:value-type="float">
            <text:p>6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5]" office:value-type="string" office:string-value="testPad" calcext:value-type="string">
            <text:p>testPad</text:p>
          </table:table-cell>
          <table:table-cell office:value-type="string" calcext:value-type="string">
            <text:p>&amp;</text:p>
          </table:table-cell>
          <table:table-cell table:formula="of:=[$ProgramsInfo_Info.B2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5]"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table:formula="of:=[$ProgramsInfo_Info.D25]" office:value-type="float" office:value="629" calcext:value-type="float">
            <text:p>629</text:p>
          </table:table-cell>
          <table:table-cell office:value-type="string" calcext:value-type="string">
            <text:p>&amp;</text:p>
          </table:table-cell>
          <table:table-cell table:formula="of:=[$ProgramsInfo_Info.E25]"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table:formula="of:=[$ProgramsInfo_Info.F25]" office:value-type="float" office:value="8.59" calcext:value-type="float">
            <text:p>8.59</text:p>
          </table:table-cell>
          <table:table-cell office:value-type="string" calcext:value-type="string">
            <text:p>&amp;</text:p>
          </table:table-cell>
          <table:table-cell table:formula="of:=[$ProgramsInfo_Info.G25]"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table:formula="of:=[$ProgramsInfo_Info.H25]" office:value-type="float" office:value="9.06" calcext:value-type="float">
            <text:p>9.06</text:p>
          </table:table-cell>
          <table:table-cell office:value-type="string" calcext:value-type="string">
            <text:p>&amp;</text:p>
          </table:table-cell>
          <table:table-cell table:formula="of:=[$ProgramsInfo_Info.I25]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6]" office:value-type="string" office:string-value="trashAndTakeOut" calcext:value-type="string">
            <text:p>trashAndTakeOut</text:p>
          </table:table-cell>
          <table:table-cell office:value-type="string" calcext:value-type="string">
            <text:p>&amp;</text:p>
          </table:table-cell>
          <table:table-cell table:formula="of:=[$ProgramsInfo_Info.B26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26]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[$ProgramsInfo_Info.D26]" office:value-type="float" office:value="599" calcext:value-type="float">
            <text:p>599</text:p>
          </table:table-cell>
          <table:table-cell office:value-type="string" calcext:value-type="string">
            <text:p>&amp;</text:p>
          </table:table-cell>
          <table:table-cell table:formula="of:=[$ProgramsInfo_Info.E26]"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table:formula="of:=[$ProgramsInfo_Info.F26]" office:value-type="float" office:value="15.69" calcext:value-type="float">
            <text:p>15.69</text:p>
          </table:table-cell>
          <table:table-cell office:value-type="string" calcext:value-type="string">
            <text:p>&amp;</text:p>
          </table:table-cell>
          <table:table-cell table:formula="of:=[$ProgramsInfo_Info.G26]"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table:formula="of:=[$ProgramsInfo_Info.H26]" office:value-type="float" office:value="4.51" calcext:value-type="float">
            <text:p>4.51</text:p>
          </table:table-cell>
          <table:table-cell office:value-type="string" calcext:value-type="string">
            <text:p>&amp;</text:p>
          </table:table-cell>
          <table:table-cell table:formula="of:=[$ProgramsInfo_Info.I26]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7]" office:value-type="string" office:string-value="twoPred" calcext:value-type="string">
            <text:p>twoPred</text:p>
          </table:table-cell>
          <table:table-cell office:value-type="string" calcext:value-type="string">
            <text:p>&amp;</text:p>
          </table:table-cell>
          <table:table-cell table:formula="of:=[$ProgramsInfo_Info.B2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7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27]" office:value-type="float" office:value="246" calcext:value-type="float">
            <text:p>246</text:p>
          </table:table-cell>
          <table:table-cell office:value-type="string" calcext:value-type="string">
            <text:p>&amp;</text:p>
          </table:table-cell>
          <table:table-cell table:formula="of:=[$ProgramsInfo_Info.E27]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[$ProgramsInfo_Info.F27]" office:value-type="float" office:value="6.5" calcext:value-type="float">
            <text:p>6.5</text:p>
          </table:table-cell>
          <table:table-cell office:value-type="string" calcext:value-type="string">
            <text:p>&amp;</text:p>
          </table:table-cell>
          <table:table-cell table:formula="of:=[$ProgramsInfo_Info.G27]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table:formula="of:=[$ProgramsInfo_Info.H27]" office:value-type="float" office:value="9.76" calcext:value-type="float">
            <text:p>9.76</text:p>
          </table:table-cell>
          <table:table-cell office:value-type="string" calcext:value-type="string">
            <text:p>&amp;</text:p>
          </table:table-cell>
          <table:table-cell table:formula="of:=[$ProgramsInfo_Info.I27]" office:value-type="float" office:value="10" calcext:value-type="float">
            <text:p>1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8]" office:value-type="string" office:string-value="UnixCal" calcext:value-type="string">
            <text:p>UnixCal</text:p>
          </table:table-cell>
          <table:table-cell office:value-type="string" calcext:value-type="string">
            <text:p>&amp;</text:p>
          </table:table-cell>
          <table:table-cell table:formula="of:=[$ProgramsInfo_Info.B28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$ProgramsInfo_Info.C28]" office:value-type="float" office:value="142" calcext:value-type="float">
            <text:p>142</text:p>
          </table:table-cell>
          <table:table-cell office:value-type="string" calcext:value-type="string">
            <text:p>&amp;</text:p>
          </table:table-cell>
          <table:table-cell table:formula="of:=[$ProgramsInfo_Info.D28]" office:value-type="float" office:value="4855" calcext:value-type="float">
            <text:p>4855</text:p>
          </table:table-cell>
          <table:table-cell office:value-type="string" calcext:value-type="string">
            <text:p>&amp;</text:p>
          </table:table-cell>
          <table:table-cell table:formula="of:=[$ProgramsInfo_Info.E28]" office:value-type="float" office:value="354" calcext:value-type="float">
            <text:p>354</text:p>
          </table:table-cell>
          <table:table-cell office:value-type="string" calcext:value-type="string">
            <text:p>&amp;</text:p>
          </table:table-cell>
          <table:table-cell table:formula="of:=[$ProgramsInfo_Info.F28]" office:value-type="float" office:value="7.29" calcext:value-type="float">
            <text:p>7.29</text:p>
          </table:table-cell>
          <table:table-cell office:value-type="string" calcext:value-type="string">
            <text:p>&amp;</text:p>
          </table:table-cell>
          <table:table-cell table:formula="of:=[$ProgramsInfo_Info.G28]" office:value-type="float" office:value="342" calcext:value-type="float">
            <text:p>342</text:p>
          </table:table-cell>
          <table:table-cell office:value-type="string" calcext:value-type="string">
            <text:p>&amp;</text:p>
          </table:table-cell>
          <table:table-cell table:formula="of:=[$ProgramsInfo_Info.H28]" office:value-type="float" office:value="7.04" calcext:value-type="float">
            <text:p>7.04</text:p>
          </table:table-cell>
          <table:table-cell office:value-type="string" calcext:value-type="string">
            <text:p>&amp;</text:p>
          </table:table-cell>
          <table:table-cell table:formula="of:=[$ProgramsInfo_Info.I28]" office:value-type="float" office:value="29" calcext:value-type="float">
            <text:p>29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\textbf{Minimum} </text:p>
          </table:table-cell>
          <table:table-cell office:value-type="string" calcext:value-type="string">
            <text:p>&amp;</text:p>
          </table:table-cell>
          <table:table-cell table:formula="of:= &quot;\textbf{&quot; &amp; MIN([.E$10:.E$36]) &amp; &quot;}&quot;" office:value-type="string" office:string-value="\textbf{1}" calcext:value-type="string">
            <text:p>\textbf{1}</text:p>
          </table:table-cell>
          <table:table-cell office:value-type="string" calcext:value-type="string">
            <text:p>&amp;</text:p>
          </table:table-cell>
          <table:table-cell table:formula="of:= &quot;\textbf{&quot; &amp; MIN([.G$10:.G$36]) &amp; &quot;}&quot;" office:value-type="string" office:string-value="\textbf{9}" calcext:value-type="string">
            <text:p>\textbf{9}</text:p>
          </table:table-cell>
          <table:table-cell office:value-type="string" calcext:value-type="string">
            <text:p>&amp;</text:p>
          </table:table-cell>
          <table:table-cell table:formula="of:= &quot;\textbf{&quot; &amp; MIN([.I$10:.I$36]) &amp; &quot;}&quot;" office:value-type="string" office:string-value="\textbf{104}" calcext:value-type="string">
            <text:p>\textbf{104}</text:p>
          </table:table-cell>
          <table:table-cell office:value-type="string" calcext:value-type="string">
            <text:p>&amp;</text:p>
          </table:table-cell>
          <table:table-cell table:formula="of:= &quot;\textbf{&quot; &amp; MIN([.K$10:.K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IN([.M$10:.M$36]) &amp; &quot;}&quot;" office:value-type="string" office:string-value="\textbf{1.17}" calcext:value-type="string">
            <text:p>\textbf{1.17}</text:p>
          </table:table-cell>
          <table:table-cell office:value-type="string" calcext:value-type="string">
            <text:p>&amp;</text:p>
          </table:table-cell>
          <table:table-cell table:formula="of:= &quot;\textbf{&quot; &amp; MIN([.O$10:.O$36]) &amp; &quot;}&quot;" office:value-type="string" office:string-value="\textbf{3}" calcext:value-type="string">
            <text:p>\textbf{3}</text:p>
          </table:table-cell>
          <table:table-cell office:value-type="string" calcext:value-type="string">
            <text:p>&amp;</text:p>
          </table:table-cell>
          <table:table-cell table:formula="of:= &quot;\textbf{&quot; &amp; MIN([.Q$10:.Q$36]) &amp; &quot;}&quot;" office:value-type="string" office:string-value="\textbf{2.24}" calcext:value-type="string">
            <text:p>\textbf{2.24}</text:p>
          </table:table-cell>
          <table:table-cell office:value-type="string" calcext:value-type="string">
            <text:p>&amp;</text:p>
          </table:table-cell>
          <table:table-cell table:formula="of:= &quot;\textbf{&quot; &amp; MIN([.S$10:.S$36]) &amp; &quot;}&quot;" office:value-type="string" office:string-value="\textbf{5}" calcext:value-type="string">
            <text:p>\textbf{5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textbf{Maximum} </text:p>
          </table:table-cell>
          <table:table-cell office:value-type="string" calcext:value-type="string">
            <text:p>&amp;</text:p>
          </table:table-cell>
          <table:table-cell table:formula="of:= &quot;\textbf{&quot; &amp; MAX([.E$10:.E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AX([.G$10:.G$36]) &amp; &quot;}&quot;" office:value-type="string" office:string-value="\textbf{142}" calcext:value-type="string">
            <text:p>\textbf{142}</text:p>
          </table:table-cell>
          <table:table-cell office:value-type="string" calcext:value-type="string">
            <text:p>&amp;</text:p>
          </table:table-cell>
          <table:table-cell table:formula="of:= &quot;\textbf{&quot; &amp; MAX([.I$10:.I$36]) &amp; &quot;}&quot;" office:value-type="string" office:string-value="\textbf{4855}" calcext:value-type="string">
            <text:p>\textbf{4855}</text:p>
          </table:table-cell>
          <table:table-cell office:value-type="string" calcext:value-type="string">
            <text:p>&amp;</text:p>
          </table:table-cell>
          <table:table-cell table:formula="of:= &quot;\textbf{&quot; &amp; MAX([.K$10:.K$36]) &amp; &quot;}&quot;" office:value-type="string" office:string-value="\textbf{354}" calcext:value-type="string">
            <text:p>\textbf{354}</text:p>
          </table:table-cell>
          <table:table-cell office:value-type="string" calcext:value-type="string">
            <text:p>&amp;</text:p>
          </table:table-cell>
          <table:table-cell table:formula="of:= &quot;\textbf{&quot; &amp; MAX([.M$10:.M$36]) &amp; &quot;}&quot;" office:value-type="string" office:string-value="\textbf{30.77}" calcext:value-type="string">
            <text:p>\textbf{30.77}</text:p>
          </table:table-cell>
          <table:table-cell office:value-type="string" calcext:value-type="string">
            <text:p>&amp;</text:p>
          </table:table-cell>
          <table:table-cell table:formula="of:= &quot;\textbf{&quot; &amp; MAX([.O$10:.O$36]) &amp; &quot;}&quot;" office:value-type="string" office:string-value="\textbf{414}" calcext:value-type="string">
            <text:p>\textbf{414}</text:p>
          </table:table-cell>
          <table:table-cell office:value-type="string" calcext:value-type="string">
            <text:p>&amp;</text:p>
          </table:table-cell>
          <table:table-cell table:formula="of:= &quot;\textbf{&quot; &amp; MAX([.Q$10:.Q$36]) &amp; &quot;}&quot;" office:value-type="string" office:string-value="\textbf{21.25}" calcext:value-type="string">
            <text:p>\textbf{21.25}</text:p>
          </table:table-cell>
          <table:table-cell office:value-type="string" calcext:value-type="string">
            <text:p>&amp;</text:p>
          </table:table-cell>
          <table:table-cell table:formula="of:= &quot;\textbf{&quot; &amp; MAX([.S$10:.S$36]) &amp; &quot;}&quot;" office:value-type="string" office:string-value="\textbf{62}" calcext:value-type="string">
            <text:p>\textbf{62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textbf{Mean} </text:p>
          </table:table-cell>
          <table:table-cell office:value-type="string" calcext:value-type="string">
            <text:p>&amp;</text:p>
          </table:table-cell>
          <table:table-cell table:formula="of:= &quot;\textbf{&quot; &amp; AVERAGE([.E$10:.E$36]) &amp; &quot;}&quot;" office:value-type="string" office:string-value="\textbf{1.81481481481482}" calcext:value-type="string">
            <text:p>\textbf{1.81481481481482}</text:p>
          </table:table-cell>
          <table:table-cell office:value-type="string" calcext:value-type="string">
            <text:p>&amp;</text:p>
          </table:table-cell>
          <table:table-cell table:formula="of:= &quot;\textbf{&quot; &amp; AVERAGE([.G$10:.G$36]) &amp; &quot;}&quot;" office:value-type="string" office:string-value="\textbf{31.7777777777778}" calcext:value-type="string">
            <text:p>\textbf{31.7777777777778}</text:p>
          </table:table-cell>
          <table:table-cell office:value-type="string" calcext:value-type="string">
            <text:p>&amp;</text:p>
          </table:table-cell>
          <table:table-cell table:formula="of:= &quot;\textbf{&quot; &amp; AVERAGE([.I$10:.I$36]) &amp; &quot;}&quot;" office:value-type="string" office:string-value="\textbf{867.074074074074}" calcext:value-type="string">
            <text:p>\textbf{867.074074074074}</text:p>
          </table:table-cell>
          <table:table-cell office:value-type="string" calcext:value-type="string">
            <text:p>&amp;</text:p>
          </table:table-cell>
          <table:table-cell table:formula="of:= &quot;\textbf{&quot; &amp; AVERAGE([.K$10:.K$36]) &amp; &quot;}&quot;" office:value-type="string" office:string-value="\textbf{61.5185185185185}" calcext:value-type="string">
            <text:p>\textbf{61.5185185185185}</text:p>
          </table:table-cell>
          <table:table-cell office:value-type="string" calcext:value-type="string">
            <text:p>&amp;</text:p>
          </table:table-cell>
          <table:table-cell table:formula="of:= &quot;\textbf{&quot; &amp; AVERAGE([.M$10:.M$36]) &amp; &quot;}&quot;" office:value-type="string" office:string-value="\textbf{7.54185185185185}" calcext:value-type="string">
            <text:p>\textbf{7.54185185185185}</text:p>
          </table:table-cell>
          <table:table-cell office:value-type="string" calcext:value-type="string">
            <text:p>&amp;</text:p>
          </table:table-cell>
          <table:table-cell table:formula="of:= &quot;\textbf{&quot; &amp; AVERAGE([.O$10:.O$36]) &amp; &quot;}&quot;" office:value-type="string" office:string-value="\textbf{74.2592592592593}" calcext:value-type="string">
            <text:p>\textbf{74.2592592592593}</text:p>
          </table:table-cell>
          <table:table-cell office:value-type="string" calcext:value-type="string">
            <text:p>&amp;</text:p>
          </table:table-cell>
          <table:table-cell table:formula="of:= &quot;\textbf{&quot; &amp; AVERAGE([.Q$10:.Q$36]) &amp; &quot;}&quot;" office:value-type="string" office:string-value="\textbf{8.26851851851852}" calcext:value-type="string">
            <text:p>\textbf{8.26851851851852}</text:p>
          </table:table-cell>
          <table:table-cell office:value-type="string" calcext:value-type="string">
            <text:p>&amp;</text:p>
          </table:table-cell>
          <table:table-cell table:formula="of:= &quot;\textbf{&quot; &amp; AVERAGE([.S$10:.S$36]) &amp; &quot;}&quot;" office:value-type="string" office:string-value="\textbf{13.7777777777778}" calcext:value-type="string">
            <text:p>\textbf{13.7777777777778}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textbf{Total} </text:p>
          </table:table-cell>
          <table:table-cell office:value-type="string" calcext:value-type="string">
            <text:p>&amp;</text:p>
          </table:table-cell>
          <table:table-cell table:formula="of:= &quot;\textbf{&quot; &amp; MAX([.E$10:.E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AX([.G$10:.G$36]) &amp; &quot;}&quot;" office:value-type="string" office:string-value="\textbf{142}" calcext:value-type="string">
            <text:p>\textbf{142}</text:p>
          </table:table-cell>
          <table:table-cell office:value-type="string" calcext:value-type="string">
            <text:p>&amp;</text:p>
          </table:table-cell>
          <table:table-cell table:formula="of:= &quot;\textbf{&quot; &amp; MAX([.I$10:.I$36]) &amp; &quot;}&quot;" office:value-type="string" office:string-value="\textbf{4855}" calcext:value-type="string">
            <text:p>\textbf{4855}</text:p>
          </table:table-cell>
          <table:table-cell office:value-type="string" calcext:value-type="string">
            <text:p>&amp;</text:p>
          </table:table-cell>
          <table:table-cell table:formula="of:= &quot;\textbf{&quot; &amp; MAX([.K$10:.K$36]) &amp; &quot;}&quot;" office:value-type="string" office:string-value="\textbf{354}" calcext:value-type="string">
            <text:p>\textbf{354}</text:p>
          </table:table-cell>
          <table:table-cell office:value-type="string" calcext:value-type="string">
            <text:p>&amp;</text:p>
          </table:table-cell>
          <table:table-cell table:formula="of:= &quot;\textbf{&quot; &amp; MAX([.M$10:.M$36]) &amp; &quot;}&quot;" office:value-type="string" office:string-value="\textbf{30.77}" calcext:value-type="string">
            <text:p>\textbf{30.77}</text:p>
          </table:table-cell>
          <table:table-cell office:value-type="string" calcext:value-type="string">
            <text:p>&amp;</text:p>
          </table:table-cell>
          <table:table-cell table:formula="of:= &quot;\textbf{&quot; &amp; MAX([.O$10:.O$36]) &amp; &quot;}&quot;" office:value-type="string" office:string-value="\textbf{414}" calcext:value-type="string">
            <text:p>\textbf{414}</text:p>
          </table:table-cell>
          <table:table-cell office:value-type="string" calcext:value-type="string">
            <text:p>&amp;</text:p>
          </table:table-cell>
          <table:table-cell table:formula="of:= &quot;\textbf{&quot; &amp; MAX([.Q$10:.Q$36]) &amp; &quot;}&quot;" office:value-type="string" office:string-value="\textbf{21.25}" calcext:value-type="string">
            <text:p>\textbf{21.25}</text:p>
          </table:table-cell>
          <table:table-cell office:value-type="string" calcext:value-type="string">
            <text:p>&amp;</text:p>
          </table:table-cell>
          <table:table-cell table:formula="of:= &quot;\textbf{&quot; &amp; MAX([.S$10:.S$36]) &amp; &quot;}&quot;" office:value-type="string" office:string-value="\textbf{62}" calcext:value-type="string">
            <text:p>\textbf{62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/>
          <table:table-cell office:value-type="string" calcext:value-type="string">
            <text:p>\end{tabular}%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style-name="ce8" table:number-columns-repeated="15"/>
          <table:table-cell table:number-columns-repeated="3"/>
        </table:table-row>
      </table:table>
      <table:table table:name="bestParameterForEachClassifierEachProgram.tex" table:style-name="ta1">
        <table:table-column table:style-name="co13" table:default-cell-style-name="Default"/>
        <table:table-column table:style-name="co14" table:number-columns-repeated="5" table:default-cell-style-name="Default"/>
        <table:table-column table:style-name="co14" table:default-cell-style-name="ce10"/>
        <table:table-column table:style-name="co14" table:default-cell-style-name="Default"/>
        <table:table-column table:style-name="co14" table:default-cell-style-name="ce10"/>
        <table:table-column table:style-name="co14" table:default-cell-style-name="Default"/>
        <table:table-column table:style-name="co14" table:default-cell-style-name="ce10"/>
        <table:table-column table:style-name="co4" table:default-cell-style-name="Default"/>
        <table:table-column table:style-name="co15" table:number-columns-repeated="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\centering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\caption{Best classifier parameters for each program}</text:p>
          </table:table-cell>
          <table:covered-table-cell table:number-columns-repeated="4"/>
          <table:covered-table-cell table:style-name="Default"/>
          <table:covered-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\label{table:bestParameterForEachClassifierEachProgram}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\resizebox{\columnwidth}{!}{%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%\resizebox{!}{0.5\textheight}{%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\begin{tabular}{ll||r|r|r}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\textbf{ID do Programa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KNN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DT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RF} </text:p>
          </table:table-cell>
          <table:table-cell office:value-type="string" calcext:value-type="string">
            <text:p>\\ \hline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4"/>
          <table:table-cell table:style-name="ce11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4"/>
          <table:table-cell table:style-name="ce11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3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3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3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3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3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4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4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Metrics.O4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4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5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5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5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5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6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Metrics.E6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6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6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O6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6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7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7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7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7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7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8]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formula="of:=[$ProgramsInfo_Metrics.E8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8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8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8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9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9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9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Metrics.O9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9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E10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0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0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Metrics.O10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0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1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1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1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1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1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1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2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2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2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3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3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3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3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3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E14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4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O14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4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5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5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5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5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6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6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6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6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6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6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7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Metrics.E17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7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7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Metrics.O17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7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8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Metrics.E18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8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8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8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9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E19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9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9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Metrics.O19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9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0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0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0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0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0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0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1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1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1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1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1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1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2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2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AB22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$ProgramsInfo_Metrics.M22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3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Metrics.E23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3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3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3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4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4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4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4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5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5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5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5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6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6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6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6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6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6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7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7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7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7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7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8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8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8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8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end{tabular}%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% ML/Results/{Column}/Programs/{Program}_{Classifier}_bestParameter.csv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% Programs/ProgramsInfo.latex_table.csv 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</table:table>
      <table:table table:name="Classifiers_Programs_Metrics.tex" table:style-name="ta1">
        <table:table-column table:style-name="co13" table:default-cell-style-name="Default"/>
        <table:table-column table:style-name="co14" table:number-columns-repeated="5" table:default-cell-style-name="Default"/>
        <table:table-column table:style-name="co14" table:default-cell-style-name="ce8"/>
        <table:table-column table:style-name="co14" table:default-cell-style-name="Default"/>
        <table:table-column table:style-name="co14" table:default-cell-style-name="ce8"/>
        <table:table-column table:style-name="co14" table:default-cell-style-name="Default"/>
        <table:table-column table:style-name="co14" table:default-cell-style-name="ce8"/>
        <table:table-column table:style-name="co14" table:default-cell-style-name="Default"/>
        <table:table-column table:style-name="co14" table:default-cell-style-name="ce8"/>
        <table:table-column table:style-name="co14" table:default-cell-style-name="Default"/>
        <table:table-column table:style-name="co14" table:default-cell-style-name="ce8"/>
        <table:table-column table:style-name="co14" table:default-cell-style-name="Default"/>
        <table:table-column table:style-name="co14" table:default-cell-style-name="ce8"/>
        <table:table-column table:style-name="co14" table:default-cell-style-name="Default"/>
        <table:table-column table:style-name="co14" table:default-cell-style-name="ce8"/>
        <table:table-column table:style-name="co4" table:default-cell-style-name="Default"/>
        <table:table-column table:style-name="co15" table:number-columns-repeated="4" table:default-cell-style-name="Default"/>
        <table:table-column table:style-name="co17" table:number-columns-repeated="7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\centering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\caption{Mean F1 Score of individual classification for each program and classifiers}</text:p>
          </table:table-cell>
          <table:covered-table-cell table:number-columns-repeated="4"/>
          <table:covered-table-cell table:style-name="Default"/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\label{table:Classifiers_Programs_Metrics}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%\resizebox{\columnwidth}{!}{%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\resizebox{!}{0.5\textheight}{%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\begin{tabular}{ll||r|r|r|r|r|r|r}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\textbf{ID do Programa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KNN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DT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RF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SVM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LDA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LR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GNB} </text:p>
          </table:table-cell>
          <table:table-cell office:value-type="string" calcext:value-type="string">
            <text:p>\\ \hline \hline</text:p>
          </table:table-cell>
          <table:table-cell/>
          <table:table-cell office:value-type="string" calcext:value-type="string">
            <text:p>Best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GN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]" office:value-type="float" office:value="70.8525692327695" calcext:value-type="float">
            <text:p>70.85</text:p>
          </table:table-cell>
          <table:table-cell office:value-type="string" calcext:value-type="string">
            <text:p>&amp;</text:p>
          </table:table-cell>
          <table:table-cell table:formula="of:=[ProgramsInfo_Metrics.D2]" office:value-type="float" office:value="80.4973613717617" calcext:value-type="float">
            <text:p>80.50</text:p>
          </table:table-cell>
          <table:table-cell office:value-type="string" calcext:value-type="string">
            <text:p>&amp;</text:p>
          </table:table-cell>
          <table:table-cell table:formula="of:=[ProgramsInfo_Metrics.B2]" office:value-type="float" office:value="82.5841533893536" calcext:value-type="float">
            <text:p>82.58</text:p>
          </table:table-cell>
          <table:table-cell office:value-type="string" calcext:value-type="string">
            <text:p>&amp;</text:p>
          </table:table-cell>
          <table:table-cell table:formula="of:=[ProgramsInfo_Metrics.H2]" office:value-type="float" office:value="87.0007413640617" calcext:value-type="float">
            <text:p>87.00</text:p>
          </table:table-cell>
          <table:table-cell office:value-type="string" calcext:value-type="string">
            <text:p>&amp;</text:p>
          </table:table-cell>
          <table:table-cell table:formula="of:=[ProgramsInfo_Metrics.I2]" office:value-type="float" office:value="82.0141931154167" calcext:value-type="float">
            <text:p>82.01</text:p>
          </table:table-cell>
          <table:table-cell office:value-type="string" calcext:value-type="string">
            <text:p>&amp;</text:p>
          </table:table-cell>
          <table:table-cell table:formula="of:=[ProgramsInfo_Metrics.J2]" office:value-type="float" office:value="86.4079974221799" calcext:value-type="float">
            <text:p>86.41</text:p>
          </table:table-cell>
          <table:table-cell office:value-type="string" calcext:value-type="string">
            <text:p>&amp;</text:p>
          </table:table-cell>
          <table:table-cell table:formula="of:=[ProgramsInfo_Metrics.K2]" office:value-type="float" office:value="73.5661383707673" calcext:value-type="float">
            <text:p>73.57</text:p>
          </table:table-cell>
          <table:table-cell office:value-type="string" calcext:value-type="string">
            <text:p>\\</text:p>
          </table:table-cell>
          <table:table-cell/>
          <table:table-cell table:formula="of:=IF(MAX([.G10:.S10]) = [.G10]; &quot;KNN&quot;;  IF(MAX([.G10:.S10]) = [.I10]; &quot;DT&quot;;   IF(MAX([.G10:.S10]) = [.K10]; &quot;RF&quot;;    IF(MAX([.G10:.S10]) = [.M10]; &quot;SVM&quot;;     IF(MAX([.G10:.S10]) = [.O10]; &quot;LDA&quot;;      IF(MAX([.G10:.S10]) = [.Q10]; &quot;LR&quot;;       IF(MAX([.G10:.S10]) = [.S10]; &quot;GNB&quot;;        &quot;&quot;       )      )     )    )   )  ) )" office:value-type="string" office:string-value="SVM" calcext:value-type="string">
            <text:p>SVM</text:p>
          </table:table-cell>
          <table:table-cell/>
          <table:table-cell office:value-type="string" calcext:value-type="string">
            <text:p>Min</text:p>
          </table:table-cell>
          <table:table-cell table:style-name="ce11" table:formula="of:=COUNTIFS([.$V$10:.$V$63]; [.Y$9]; [.$E$10:.$E$63]; &quot;Min&quot;)" office:value-type="float" office:value="0" calcext:value-type="float">
            <text:p>0</text:p>
          </table:table-cell>
          <table:table-cell table:style-name="ce11" table:formula="of:=COUNTIFS([.$V$10:.$V$63]; [.Z$9]; [.$E$10:.$E$63]; &quot;Min&quot;)" office:value-type="float" office:value="4" calcext:value-type="float">
            <text:p>4</text:p>
          </table:table-cell>
          <table:table-cell table:style-name="ce11" table:formula="of:=COUNTIFS([.$V$10:.$V$63]; [.AA$9]; [.$E$10:.$E$63]; &quot;Min&quot;)" office:value-type="float" office:value="7" calcext:value-type="float">
            <text:p>7</text:p>
          </table:table-cell>
          <table:table-cell table:style-name="ce11" table:formula="of:=COUNTIFS([.$V$10:.$V$63]; [.AB$9]; [.$E$10:.$E$63]; &quot;Min&quot;)" office:value-type="float" office:value="2" calcext:value-type="float">
            <text:p>2</text:p>
          </table:table-cell>
          <table:table-cell table:style-name="ce11" table:formula="of:=COUNTIFS([.$V$10:.$V$63]; [.AC$9]; [.$E$10:.$E$63]; &quot;Min&quot;)" office:value-type="float" office:value="7" calcext:value-type="float">
            <text:p>7</text:p>
          </table:table-cell>
          <table:table-cell table:style-name="ce11" table:formula="of:=COUNTIFS([.$V$10:.$V$63]; [.AD$9]; [.$E$10:.$E$63]; &quot;Min&quot;)" office:value-type="float" office:value="4" calcext:value-type="float">
            <text:p>4</text:p>
          </table:table-cell>
          <table:table-cell table:style-name="ce11" table:formula="of:=COUNTIFS([.$V$10:.$V$63]; [.AE$9]; [.$E$10:.$E$63]; &quot;Min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]" office:value-type="float" office:value="68.2504848093083" calcext:value-type="float">
            <text:p>68.25</text:p>
          </table:table-cell>
          <table:table-cell office:value-type="string" calcext:value-type="string">
            <text:p>&amp;</text:p>
          </table:table-cell>
          <table:table-cell table:formula="of:=[ProgramsInfo_Metrics.N2]" office:value-type="float" office:value="83.9355988009239" calcext:value-type="float">
            <text:p>83.94</text:p>
          </table:table-cell>
          <table:table-cell office:value-type="string" calcext:value-type="string">
            <text:p>&amp;</text:p>
          </table:table-cell>
          <table:table-cell table:formula="of:=[ProgramsInfo_Metrics.L2]" office:value-type="float" office:value="89.3772355095885" calcext:value-type="float">
            <text:p>89.38</text:p>
          </table:table-cell>
          <table:table-cell office:value-type="string" calcext:value-type="string">
            <text:p>&amp;</text:p>
          </table:table-cell>
          <table:table-cell table:formula="of:=[ProgramsInfo_Metrics.R2]" office:value-type="float" office:value="84.1198830409357" calcext:value-type="float">
            <text:p>84.12</text:p>
          </table:table-cell>
          <table:table-cell office:value-type="string" calcext:value-type="string">
            <text:p>&amp;</text:p>
          </table:table-cell>
          <table:table-cell table:formula="of:=[ProgramsInfo_Metrics.S2]" office:value-type="float" office:value="89.837265675501" calcext:value-type="float">
            <text:p>89.84</text:p>
          </table:table-cell>
          <table:table-cell office:value-type="string" calcext:value-type="string">
            <text:p>&amp;</text:p>
          </table:table-cell>
          <table:table-cell table:formula="of:=[ProgramsInfo_Metrics.T2]" office:value-type="float" office:value="88.9554154995332" calcext:value-type="float">
            <text:p>88.96</text:p>
          </table:table-cell>
          <table:table-cell office:value-type="string" calcext:value-type="string">
            <text:p>&amp;</text:p>
          </table:table-cell>
          <table:table-cell table:formula="of:=[ProgramsInfo_Metrics.U2]" office:value-type="float" office:value="86.4137672612905" calcext:value-type="float">
            <text:p>86.41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1:.S11]) = [.G11]; &quot;KNN&quot;;  IF(MAX([.G11:.S11]) = [.I11]; &quot;DT&quot;;   IF(MAX([.G11:.S11]) = [.K11]; &quot;RF&quot;;    IF(MAX([.G11:.S11]) = [.M11]; &quot;SVM&quot;;     IF(MAX([.G11:.S11]) = [.O11]; &quot;LDA&quot;;      IF(MAX([.G11:.S11]) = [.Q11]; &quot;LR&quot;;       IF(MAX([.G11:.S11]) = [.S11]; &quot;GNB&quot;;        &quot;&quot;       )      )     )    )   )  ) )" office:value-type="string" office:string-value="LDA" calcext:value-type="string">
            <text:p>LDA</text:p>
          </table:table-cell>
          <table:table-cell/>
          <table:table-cell office:value-type="string" calcext:value-type="string">
            <text:p>Equi</text:p>
          </table:table-cell>
          <table:table-cell table:style-name="ce11" table:formula="of:=COUNTIFS([.$V$10:.$V$63]; [.Y$9]; [.$E$10:.$E$63]; &quot;Equi&quot;)" office:value-type="float" office:value="1" calcext:value-type="float">
            <text:p>1</text:p>
          </table:table-cell>
          <table:table-cell table:style-name="ce11" table:formula="of:=COUNTIFS([.$V$10:.$V$63]; [.Z$9]; [.$E$10:.$E$63]; &quot;Equi&quot;)" office:value-type="float" office:value="6" calcext:value-type="float">
            <text:p>6</text:p>
          </table:table-cell>
          <table:table-cell table:style-name="ce11" table:formula="of:=COUNTIFS([.$V$10:.$V$63]; [.AA$9]; [.$E$10:.$E$63]; &quot;Equi&quot;)" office:value-type="float" office:value="4" calcext:value-type="float">
            <text:p>4</text:p>
          </table:table-cell>
          <table:table-cell table:style-name="ce11" table:formula="of:=COUNTIFS([.$V$10:.$V$63]; [.AB$9]; [.$E$10:.$E$63]; &quot;Equi&quot;)" office:value-type="float" office:value="3" calcext:value-type="float">
            <text:p>3</text:p>
          </table:table-cell>
          <table:table-cell table:style-name="ce11" table:formula="of:=COUNTIFS([.$V$10:.$V$63]; [.AC$9]; [.$E$10:.$E$63]; &quot;Equi&quot;)" office:value-type="float" office:value="6" calcext:value-type="float">
            <text:p>6</text:p>
          </table:table-cell>
          <table:table-cell table:style-name="ce11" table:formula="of:=COUNTIFS([.$V$10:.$V$63]; [.AD$9]; [.$E$10:.$E$63]; &quot;Equi&quot;)" office:value-type="float" office:value="5" calcext:value-type="float">
            <text:p>5</text:p>
          </table:table-cell>
          <table:table-cell table:style-name="ce11" table:formula="of:=COUNTIFS([.$V$10:.$V$63]; [.AE$9]; [.$E$10:.$E$63]; &quot;Equi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3]" office:value-type="float" office:value="67.3317910160016" calcext:value-type="float">
            <text:p>67.33</text:p>
          </table:table-cell>
          <table:table-cell office:value-type="string" calcext:value-type="string">
            <text:p>&amp;</text:p>
          </table:table-cell>
          <table:table-cell table:formula="of:=[ProgramsInfo_Metrics.D3]" office:value-type="float" office:value="69.2391366803131" calcext:value-type="float">
            <text:p>69.24</text:p>
          </table:table-cell>
          <table:table-cell office:value-type="string" calcext:value-type="string">
            <text:p>&amp;</text:p>
          </table:table-cell>
          <table:table-cell table:formula="of:=[ProgramsInfo_Metrics.B3]" office:value-type="float" office:value="69.9569256852539" calcext:value-type="float">
            <text:p>69.96</text:p>
          </table:table-cell>
          <table:table-cell office:value-type="string" calcext:value-type="string">
            <text:p>&amp;</text:p>
          </table:table-cell>
          <table:table-cell table:formula="of:=[ProgramsInfo_Metrics.H3]" office:value-type="float" office:value="63.8949938949939" calcext:value-type="float">
            <text:p>63.89</text:p>
          </table:table-cell>
          <table:table-cell office:value-type="string" calcext:value-type="string">
            <text:p>&amp;</text:p>
          </table:table-cell>
          <table:table-cell table:formula="of:=[ProgramsInfo_Metrics.I3]" office:value-type="float" office:value="65.3925878043525" calcext:value-type="float">
            <text:p>65.39</text:p>
          </table:table-cell>
          <table:table-cell office:value-type="string" calcext:value-type="string">
            <text:p>&amp;</text:p>
          </table:table-cell>
          <table:table-cell table:formula="of:=[ProgramsInfo_Metrics.J3]" office:value-type="float" office:value="64.3431372549019" calcext:value-type="float">
            <text:p>64.34</text:p>
          </table:table-cell>
          <table:table-cell office:value-type="string" calcext:value-type="string">
            <text:p>&amp;</text:p>
          </table:table-cell>
          <table:table-cell table:formula="of:=[ProgramsInfo_Metrics.K3]" office:value-type="float" office:value="62.2212276214834" calcext:value-type="float">
            <text:p>62.22</text:p>
          </table:table-cell>
          <table:table-cell office:value-type="string" calcext:value-type="string">
            <text:p>\\</text:p>
          </table:table-cell>
          <table:table-cell/>
          <table:table-cell table:formula="of:=IF(MAX([.G12:.S12]) = [.G12]; &quot;KNN&quot;;  IF(MAX([.G12:.S12]) = [.I12]; &quot;DT&quot;;   IF(MAX([.G12:.S12]) = [.K12]; &quot;RF&quot;;    IF(MAX([.G12:.S12]) = [.M12]; &quot;SVM&quot;;     IF(MAX([.G12:.S12]) = [.O12]; &quot;LDA&quot;;      IF(MAX([.G12:.S12]) = [.Q12]; &quot;LR&quot;;       IF(MAX([.G12:.S12]) = [.S12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3]" office:value-type="float" office:value="63.7857142857143" calcext:value-type="float">
            <text:p>63.79</text:p>
          </table:table-cell>
          <table:table-cell office:value-type="string" calcext:value-type="string">
            <text:p>&amp;</text:p>
          </table:table-cell>
          <table:table-cell table:formula="of:=[ProgramsInfo_Metrics.N3]" office:value-type="float" office:value="69.1666666666667" calcext:value-type="float">
            <text:p>69.17</text:p>
          </table:table-cell>
          <table:table-cell office:value-type="string" calcext:value-type="string">
            <text:p>&amp;</text:p>
          </table:table-cell>
          <table:table-cell table:formula="of:=[ProgramsInfo_Metrics.L3]" office:value-type="float" office:value="75.5600543247602" calcext:value-type="float">
            <text:p>75.56</text:p>
          </table:table-cell>
          <table:table-cell office:value-type="string" calcext:value-type="string">
            <text:p>&amp;</text:p>
          </table:table-cell>
          <table:table-cell table:formula="of:=[ProgramsInfo_Metrics.R3]" office:value-type="float" office:value="52.5894091288828" calcext:value-type="float">
            <text:p>52.59</text:p>
          </table:table-cell>
          <table:table-cell office:value-type="string" calcext:value-type="string">
            <text:p>&amp;</text:p>
          </table:table-cell>
          <table:table-cell table:formula="of:=[ProgramsInfo_Metrics.S3]" office:value-type="float" office:value="75.4648877094698" calcext:value-type="float">
            <text:p>75.46</text:p>
          </table:table-cell>
          <table:table-cell office:value-type="string" calcext:value-type="string">
            <text:p>&amp;</text:p>
          </table:table-cell>
          <table:table-cell table:formula="of:=[ProgramsInfo_Metrics.T3]" office:value-type="float" office:value="71.5403270619989" calcext:value-type="float">
            <text:p>71.54</text:p>
          </table:table-cell>
          <table:table-cell office:value-type="string" calcext:value-type="string">
            <text:p>&amp;</text:p>
          </table:table-cell>
          <table:table-cell table:formula="of:=[ProgramsInfo_Metrics.U3]" office:value-type="float" office:value="70.0045403871491" calcext:value-type="float">
            <text:p>70.00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3:.S13]) = [.G13]; &quot;KNN&quot;;  IF(MAX([.G13:.S13]) = [.I13]; &quot;DT&quot;;   IF(MAX([.G13:.S13]) = [.K13]; &quot;RF&quot;;    IF(MAX([.G13:.S13]) = [.M13]; &quot;SVM&quot;;     IF(MAX([.G13:.S13]) = [.O13]; &quot;LDA&quot;;      IF(MAX([.G13:.S13]) = [.Q13]; &quot;LR&quot;;       IF(MAX([.G13:.S13]) = [.S13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4]" office:value-type="float" office:value="50.6666666666667" calcext:value-type="float">
            <text:p>50.67</text:p>
          </table:table-cell>
          <table:table-cell office:value-type="string" calcext:value-type="string">
            <text:p>&amp;</text:p>
          </table:table-cell>
          <table:table-cell table:formula="of:=[ProgramsInfo_Metrics.D4]" office:value-type="float" office:value="83.952380952381" calcext:value-type="float">
            <text:p>83.95</text:p>
          </table:table-cell>
          <table:table-cell office:value-type="string" calcext:value-type="string">
            <text:p>&amp;</text:p>
          </table:table-cell>
          <table:table-cell table:formula="of:=[ProgramsInfo_Metrics.B4]" office:value-type="float" office:value="68.7142857142857" calcext:value-type="float">
            <text:p>68.71</text:p>
          </table:table-cell>
          <table:table-cell office:value-type="string" calcext:value-type="string">
            <text:p>&amp;</text:p>
          </table:table-cell>
          <table:table-cell table:formula="of:=[ProgramsInfo_Metrics.H4]" office:value-type="float" office:value="71.9949494949495" calcext:value-type="float">
            <text:p>71.99</text:p>
          </table:table-cell>
          <table:table-cell office:value-type="string" calcext:value-type="string">
            <text:p>&amp;</text:p>
          </table:table-cell>
          <table:table-cell table:formula="of:=[ProgramsInfo_Metrics.I4]" office:value-type="float" office:value="71.3333333333333" calcext:value-type="float">
            <text:p>71.33</text:p>
          </table:table-cell>
          <table:table-cell office:value-type="string" calcext:value-type="string">
            <text:p>&amp;</text:p>
          </table:table-cell>
          <table:table-cell table:formula="of:=[ProgramsInfo_Metrics.J4]" office:value-type="float" office:value="76.9761904761905" calcext:value-type="float">
            <text:p>76.98</text:p>
          </table:table-cell>
          <table:table-cell office:value-type="string" calcext:value-type="string">
            <text:p>&amp;</text:p>
          </table:table-cell>
          <table:table-cell table:formula="of:=[ProgramsInfo_Metrics.K4]" office:value-type="float" office:value="72.4155844155844" calcext:value-type="float">
            <text:p>72.42</text:p>
          </table:table-cell>
          <table:table-cell office:value-type="string" calcext:value-type="string">
            <text:p>\\</text:p>
          </table:table-cell>
          <table:table-cell/>
          <table:table-cell table:formula="of:=IF(MAX([.G14:.S14]) = [.G14]; &quot;KNN&quot;;  IF(MAX([.G14:.S14]) = [.I14]; &quot;DT&quot;;   IF(MAX([.G14:.S14]) = [.K14]; &quot;RF&quot;;    IF(MAX([.G14:.S14]) = [.M14]; &quot;SVM&quot;;     IF(MAX([.G14:.S14]) = [.O14]; &quot;LDA&quot;;      IF(MAX([.G14:.S14]) = [.Q14]; &quot;LR&quot;;       IF(MAX([.G14:.S14]) = [.S14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N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L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R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S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T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U4]" office:value-type="float" office:value="55.5555555555556" calcext:value-type="float">
            <text:p>55.56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5:.S15]) = [.G15]; &quot;KNN&quot;;  IF(MAX([.G15:.S15]) = [.I15]; &quot;DT&quot;;   IF(MAX([.G15:.S15]) = [.K15]; &quot;RF&quot;;    IF(MAX([.G15:.S15]) = [.M15]; &quot;SVM&quot;;     IF(MAX([.G15:.S15]) = [.O15]; &quot;LDA&quot;;      IF(MAX([.G15:.S15]) = [.Q15]; &quot;LR&quot;;       IF(MAX([.G15:.S15]) = [.S15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5]" office:value-type="float" office:value="12" calcext:value-type="float">
            <text:p>12.00</text:p>
          </table:table-cell>
          <table:table-cell office:value-type="string" calcext:value-type="string">
            <text:p>&amp;</text:p>
          </table:table-cell>
          <table:table-cell table:formula="of:=[ProgramsInfo_Metrics.D5]" office:value-type="float" office:value="80" calcext:value-type="float">
            <text:p>80.00</text:p>
          </table:table-cell>
          <table:table-cell office:value-type="string" calcext:value-type="string">
            <text:p>&amp;</text:p>
          </table:table-cell>
          <table:table-cell table:formula="of:=[ProgramsInfo_Metrics.B5]" office:value-type="float" office:value="54.6666666666667" calcext:value-type="float">
            <text:p>54.67</text:p>
          </table:table-cell>
          <table:table-cell office:value-type="string" calcext:value-type="string">
            <text:p>&amp;</text:p>
          </table:table-cell>
          <table:table-cell table:formula="of:=[ProgramsInfo_Metrics.H5]" office:value-type="float" office:value="76.3333333333333" calcext:value-type="float">
            <text:p>76.33</text:p>
          </table:table-cell>
          <table:table-cell office:value-type="string" calcext:value-type="string">
            <text:p>&amp;</text:p>
          </table:table-cell>
          <table:table-cell table:formula="of:=[ProgramsInfo_Metrics.I5]" office:value-type="float" office:value="61.6666666666667" calcext:value-type="float">
            <text:p>61.67</text:p>
          </table:table-cell>
          <table:table-cell office:value-type="string" calcext:value-type="string">
            <text:p>&amp;</text:p>
          </table:table-cell>
          <table:table-cell table:formula="of:=[ProgramsInfo_Metrics.J5]" office:value-type="float" office:value="61.3333333333333" calcext:value-type="float">
            <text:p>61.33</text:p>
          </table:table-cell>
          <table:table-cell office:value-type="string" calcext:value-type="string">
            <text:p>&amp;</text:p>
          </table:table-cell>
          <table:table-cell table:formula="of:=[ProgramsInfo_Metrics.K5]" office:value-type="float" office:value="53.3333333333333" calcext:value-type="float">
            <text:p>53.33</text:p>
          </table:table-cell>
          <table:table-cell office:value-type="string" calcext:value-type="string">
            <text:p>\\</text:p>
          </table:table-cell>
          <table:table-cell/>
          <table:table-cell table:formula="of:=IF(MAX([.G16:.S16]) = [.G16]; &quot;KNN&quot;;  IF(MAX([.G16:.S16]) = [.I16]; &quot;DT&quot;;   IF(MAX([.G16:.S16]) = [.K16]; &quot;RF&quot;;    IF(MAX([.G16:.S16]) = [.M16]; &quot;SVM&quot;;     IF(MAX([.G16:.S16]) = [.O16]; &quot;LDA&quot;;      IF(MAX([.G16:.S16]) = [.Q16]; &quot;LR&quot;;       IF(MAX([.G16:.S16]) = [.S16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5]" office:value-type="float" office:value="85.3333333333333" calcext:value-type="float">
            <text:p>85.33</text:p>
          </table:table-cell>
          <table:table-cell office:value-type="string" calcext:value-type="string">
            <text:p>&amp;</text:p>
          </table:table-cell>
          <table:table-cell table:formula="of:=[ProgramsInfo_Metrics.N5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ProgramsInfo_Metrics.L5]" office:value-type="float" office:value="52.6666666666667" calcext:value-type="float">
            <text:p>52.67</text:p>
          </table:table-cell>
          <table:table-cell office:value-type="string" calcext:value-type="string">
            <text:p>&amp;</text:p>
          </table:table-cell>
          <table:table-cell table:formula="of:=[ProgramsInfo_Metrics.R5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ProgramsInfo_Metrics.S5]" office:value-type="float" office:value="55" calcext:value-type="float">
            <text:p>55.00</text:p>
          </table:table-cell>
          <table:table-cell office:value-type="string" calcext:value-type="string">
            <text:p>&amp;</text:p>
          </table:table-cell>
          <table:table-cell table:formula="of:=[ProgramsInfo_Metrics.T5]" office:value-type="float" office:value="86.3333333333333" calcext:value-type="float">
            <text:p>86.33</text:p>
          </table:table-cell>
          <table:table-cell office:value-type="string" calcext:value-type="string">
            <text:p>&amp;</text:p>
          </table:table-cell>
          <table:table-cell table:formula="of:=[ProgramsInfo_Metrics.U5]" office:value-type="float" office:value="50.6666666666667" calcext:value-type="float">
            <text:p>50.6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7:.S17]) = [.G17]; &quot;KNN&quot;;  IF(MAX([.G17:.S17]) = [.I17]; &quot;DT&quot;;   IF(MAX([.G17:.S17]) = [.K17]; &quot;RF&quot;;    IF(MAX([.G17:.S17]) = [.M17]; &quot;SVM&quot;;     IF(MAX([.G17:.S17]) = [.O17]; &quot;LDA&quot;;      IF(MAX([.G17:.S17]) = [.Q17]; &quot;LR&quot;;       IF(MAX([.G17:.S17]) = [.S17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6]" office:value-type="float" office:value="70.8333333333333" calcext:value-type="float">
            <text:p>70.83</text:p>
          </table:table-cell>
          <table:table-cell office:value-type="string" calcext:value-type="string">
            <text:p>&amp;</text:p>
          </table:table-cell>
          <table:table-cell table:formula="of:=[ProgramsInfo_Metrics.D6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B6]" office:value-type="float" office:value="45.8333333333333" calcext:value-type="float">
            <text:p>45.83</text:p>
          </table:table-cell>
          <table:table-cell office:value-type="string" calcext:value-type="string">
            <text:p>&amp;</text:p>
          </table:table-cell>
          <table:table-cell table:formula="of:=[ProgramsInfo_Metrics.H6]" office:value-type="float" office:value="79.1666666666667" calcext:value-type="float">
            <text:p>79.17</text:p>
          </table:table-cell>
          <table:table-cell office:value-type="string" calcext:value-type="string">
            <text:p>&amp;</text:p>
          </table:table-cell>
          <table:table-cell table:formula="of:=[ProgramsInfo_Metrics.I6]" office:value-type="float" office:value="58.3333333333333" calcext:value-type="float">
            <text:p>58.33</text:p>
          </table:table-cell>
          <table:table-cell office:value-type="string" calcext:value-type="string">
            <text:p>&amp;</text:p>
          </table:table-cell>
          <table:table-cell table:formula="of:=[ProgramsInfo_Metrics.J6]" office:value-type="float" office:value="87.5" calcext:value-type="float">
            <text:p>87.50</text:p>
          </table:table-cell>
          <table:table-cell office:value-type="string" calcext:value-type="string">
            <text:p>&amp;</text:p>
          </table:table-cell>
          <table:table-cell table:formula="of:=[ProgramsInfo_Metrics.K6]" office:value-type="float" office:value="79.1666666666667" calcext:value-type="float">
            <text:p>79.17</text:p>
          </table:table-cell>
          <table:table-cell office:value-type="string" calcext:value-type="string">
            <text:p>\\</text:p>
          </table:table-cell>
          <table:table-cell/>
          <table:table-cell table:formula="of:=IF(MAX([.G18:.S18]) = [.G18]; &quot;KNN&quot;;  IF(MAX([.G18:.S18]) = [.I18]; &quot;DT&quot;;   IF(MAX([.G18:.S18]) = [.K18]; &quot;RF&quot;;    IF(MAX([.G18:.S18]) = [.M18]; &quot;SVM&quot;;     IF(MAX([.G18:.S18]) = [.O18]; &quot;LDA&quot;;      IF(MAX([.G18:.S18]) = [.Q18]; &quot;LR&quot;;       IF(MAX([.G18:.S18]) = [.S18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6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N6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L6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ProgramsInfo_Metrics.R6]" office:value-type="float" office:value="70.3703703703704" calcext:value-type="float">
            <text:p>70.37</text:p>
          </table:table-cell>
          <table:table-cell office:value-type="string" calcext:value-type="string">
            <text:p>&amp;</text:p>
          </table:table-cell>
          <table:table-cell table:formula="of:=[ProgramsInfo_Metrics.S6]" office:value-type="float" office:value="40.7407407407407" calcext:value-type="float">
            <text:p>40.74</text:p>
          </table:table-cell>
          <table:table-cell office:value-type="string" calcext:value-type="string">
            <text:p>&amp;</text:p>
          </table:table-cell>
          <table:table-cell table:formula="of:=[ProgramsInfo_Metrics.T6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U6]" office:value-type="float" office:value="59.2592592592593" calcext:value-type="float">
            <text:p>59.26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9:.S19]) = [.G19]; &quot;KNN&quot;;  IF(MAX([.G19:.S19]) = [.I19]; &quot;DT&quot;;   IF(MAX([.G19:.S19]) = [.K19]; &quot;RF&quot;;    IF(MAX([.G19:.S19]) = [.M19]; &quot;SVM&quot;;     IF(MAX([.G19:.S19]) = [.O19]; &quot;LDA&quot;;      IF(MAX([.G19:.S19]) = [.Q19]; &quot;LR&quot;;       IF(MAX([.G19:.S19]) = [.S19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7]" office:value-type="float" office:value="69.5535685437291" calcext:value-type="float">
            <text:p>69.55</text:p>
          </table:table-cell>
          <table:table-cell office:value-type="string" calcext:value-type="string">
            <text:p>&amp;</text:p>
          </table:table-cell>
          <table:table-cell table:formula="of:=[ProgramsInfo_Metrics.D7]" office:value-type="float" office:value="77.3460934447185" calcext:value-type="float">
            <text:p>77.35</text:p>
          </table:table-cell>
          <table:table-cell office:value-type="string" calcext:value-type="string">
            <text:p>&amp;</text:p>
          </table:table-cell>
          <table:table-cell table:formula="of:=[ProgramsInfo_Metrics.B7]" office:value-type="float" office:value="78.1947061505518" calcext:value-type="float">
            <text:p>78.19</text:p>
          </table:table-cell>
          <table:table-cell office:value-type="string" calcext:value-type="string">
            <text:p>&amp;</text:p>
          </table:table-cell>
          <table:table-cell table:formula="of:=[ProgramsInfo_Metrics.H7]" office:value-type="float" office:value="71.7391852214805" calcext:value-type="float">
            <text:p>71.74</text:p>
          </table:table-cell>
          <table:table-cell office:value-type="string" calcext:value-type="string">
            <text:p>&amp;</text:p>
          </table:table-cell>
          <table:table-cell table:formula="of:=[ProgramsInfo_Metrics.I7]" office:value-type="float" office:value="72.7195750018815" calcext:value-type="float">
            <text:p>72.72</text:p>
          </table:table-cell>
          <table:table-cell office:value-type="string" calcext:value-type="string">
            <text:p>&amp;</text:p>
          </table:table-cell>
          <table:table-cell table:formula="of:=[ProgramsInfo_Metrics.J7]" office:value-type="float" office:value="67.1789587604651" calcext:value-type="float">
            <text:p>67.18</text:p>
          </table:table-cell>
          <table:table-cell office:value-type="string" calcext:value-type="string">
            <text:p>&amp;</text:p>
          </table:table-cell>
          <table:table-cell table:formula="of:=[ProgramsInfo_Metrics.K7]" office:value-type="float" office:value="72.4645301136067" calcext:value-type="float">
            <text:p>72.46</text:p>
          </table:table-cell>
          <table:table-cell office:value-type="string" calcext:value-type="string">
            <text:p>\\</text:p>
          </table:table-cell>
          <table:table-cell/>
          <table:table-cell table:formula="of:=IF(MAX([.G20:.S20]) = [.G20]; &quot;KNN&quot;;  IF(MAX([.G20:.S20]) = [.I20]; &quot;DT&quot;;   IF(MAX([.G20:.S20]) = [.K20]; &quot;RF&quot;;    IF(MAX([.G20:.S20]) = [.M20]; &quot;SVM&quot;;     IF(MAX([.G20:.S20]) = [.O20]; &quot;LDA&quot;;      IF(MAX([.G20:.S20]) = [.Q20]; &quot;LR&quot;;       IF(MAX([.G20:.S20]) = [.S20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7]" office:value-type="float" office:value="81.9166471213685" calcext:value-type="float">
            <text:p>81.92</text:p>
          </table:table-cell>
          <table:table-cell office:value-type="string" calcext:value-type="string">
            <text:p>&amp;</text:p>
          </table:table-cell>
          <table:table-cell table:formula="of:=[ProgramsInfo_Metrics.N7]" office:value-type="float" office:value="83.7435677497597" calcext:value-type="float">
            <text:p>83.74</text:p>
          </table:table-cell>
          <table:table-cell office:value-type="string" calcext:value-type="string">
            <text:p>&amp;</text:p>
          </table:table-cell>
          <table:table-cell table:formula="of:=[ProgramsInfo_Metrics.L7]" office:value-type="float" office:value="82.4631842075166" calcext:value-type="float">
            <text:p>82.46</text:p>
          </table:table-cell>
          <table:table-cell office:value-type="string" calcext:value-type="string">
            <text:p>&amp;</text:p>
          </table:table-cell>
          <table:table-cell table:formula="of:=[ProgramsInfo_Metrics.R7]" office:value-type="float" office:value="79.8876045153268" calcext:value-type="float">
            <text:p>79.89</text:p>
          </table:table-cell>
          <table:table-cell office:value-type="string" calcext:value-type="string">
            <text:p>&amp;</text:p>
          </table:table-cell>
          <table:table-cell table:formula="of:=[ProgramsInfo_Metrics.S7]" office:value-type="float" office:value="80.1348178824959" calcext:value-type="float">
            <text:p>80.13</text:p>
          </table:table-cell>
          <table:table-cell office:value-type="string" calcext:value-type="string">
            <text:p>&amp;</text:p>
          </table:table-cell>
          <table:table-cell table:formula="of:=[ProgramsInfo_Metrics.T7]" office:value-type="float" office:value="80.9687296154639" calcext:value-type="float">
            <text:p>80.97</text:p>
          </table:table-cell>
          <table:table-cell office:value-type="string" calcext:value-type="string">
            <text:p>&amp;</text:p>
          </table:table-cell>
          <table:table-cell table:formula="of:=[ProgramsInfo_Metrics.U7]" office:value-type="float" office:value="74.4510457499722" calcext:value-type="float">
            <text:p>74.45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1:.S21]) = [.G21]; &quot;KNN&quot;;  IF(MAX([.G21:.S21]) = [.I21]; &quot;DT&quot;;   IF(MAX([.G21:.S21]) = [.K21]; &quot;RF&quot;;    IF(MAX([.G21:.S21]) = [.M21]; &quot;SVM&quot;;     IF(MAX([.G21:.S21]) = [.O21]; &quot;LDA&quot;;      IF(MAX([.G21:.S21]) = [.Q21]; &quot;LR&quot;;       IF(MAX([.G21:.S21]) = [.S21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D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B8]" office:value-type="float" office:value="52.3809523809524" calcext:value-type="float">
            <text:p>52.38</text:p>
          </table:table-cell>
          <table:table-cell office:value-type="string" calcext:value-type="string">
            <text:p>&amp;</text:p>
          </table:table-cell>
          <table:table-cell table:formula="of:=[ProgramsInfo_Metrics.H8]" office:value-type="float" office:value="61.9047619047619" calcext:value-type="float">
            <text:p>61.90</text:p>
          </table:table-cell>
          <table:table-cell office:value-type="string" calcext:value-type="string">
            <text:p>&amp;</text:p>
          </table:table-cell>
          <table:table-cell table:formula="of:=[ProgramsInfo_Metrics.I8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J8]" office:value-type="float" office:value="42.8571428571429" calcext:value-type="float">
            <text:p>42.86</text:p>
          </table:table-cell>
          <table:table-cell office:value-type="string" calcext:value-type="string">
            <text:p>&amp;</text:p>
          </table:table-cell>
          <table:table-cell table:formula="of:=[ProgramsInfo_Metrics.K8]" office:value-type="float" office:value="57.1428571428571" calcext:value-type="float">
            <text:p>57.14</text:p>
          </table:table-cell>
          <table:table-cell office:value-type="string" calcext:value-type="string">
            <text:p>\\</text:p>
          </table:table-cell>
          <table:table-cell/>
          <table:table-cell table:formula="of:=IF(MAX([.G22:.S22]) = [.G22]; &quot;KNN&quot;;  IF(MAX([.G22:.S22]) = [.I22]; &quot;DT&quot;;   IF(MAX([.G22:.S22]) = [.K22]; &quot;RF&quot;;    IF(MAX([.G22:.S22]) = [.M22]; &quot;SVM&quot;;     IF(MAX([.G22:.S22]) = [.O22]; &quot;LDA&quot;;      IF(MAX([.G22:.S22]) = [.Q22]; &quot;LR&quot;;       IF(MAX([.G22:.S22]) = [.S22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8]" office:value-type="float" office:value="83.1367521367521" calcext:value-type="float">
            <text:p>83.14</text:p>
          </table:table-cell>
          <table:table-cell office:value-type="string" calcext:value-type="string">
            <text:p>&amp;</text:p>
          </table:table-cell>
          <table:table-cell table:formula="of:=[ProgramsInfo_Metrics.N8]" office:value-type="float" office:value="87.3037518037518" calcext:value-type="float">
            <text:p>87.30</text:p>
          </table:table-cell>
          <table:table-cell office:value-type="string" calcext:value-type="string">
            <text:p>&amp;</text:p>
          </table:table-cell>
          <table:table-cell table:formula="of:=[ProgramsInfo_Metrics.L8]" office:value-type="float" office:value="79.3672438672439" calcext:value-type="float">
            <text:p>79.37</text:p>
          </table:table-cell>
          <table:table-cell office:value-type="string" calcext:value-type="string">
            <text:p>&amp;</text:p>
          </table:table-cell>
          <table:table-cell table:formula="of:=[ProgramsInfo_Metrics.R8]" office:value-type="float" office:value="64.1017316017316" calcext:value-type="float">
            <text:p>64.10</text:p>
          </table:table-cell>
          <table:table-cell office:value-type="string" calcext:value-type="string">
            <text:p>&amp;</text:p>
          </table:table-cell>
          <table:table-cell table:formula="of:=[ProgramsInfo_Metrics.S8]" office:value-type="float" office:value="88.1421356421356" calcext:value-type="float">
            <text:p>88.14</text:p>
          </table:table-cell>
          <table:table-cell office:value-type="string" calcext:value-type="string">
            <text:p>&amp;</text:p>
          </table:table-cell>
          <table:table-cell table:formula="of:=[ProgramsInfo_Metrics.T8]" office:value-type="float" office:value="83.9004329004329" calcext:value-type="float">
            <text:p>83.90</text:p>
          </table:table-cell>
          <table:table-cell office:value-type="string" calcext:value-type="string">
            <text:p>&amp;</text:p>
          </table:table-cell>
          <table:table-cell table:formula="of:=[ProgramsInfo_Metrics.U8]" office:value-type="float" office:value="75.5772005772006" calcext:value-type="float">
            <text:p>75.58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3:.S23]) = [.G23]; &quot;KNN&quot;;  IF(MAX([.G23:.S23]) = [.I23]; &quot;DT&quot;;   IF(MAX([.G23:.S23]) = [.K23]; &quot;RF&quot;;    IF(MAX([.G23:.S23]) = [.M23]; &quot;SVM&quot;;     IF(MAX([.G23:.S23]) = [.O23]; &quot;LDA&quot;;      IF(MAX([.G23:.S23]) = [.Q23]; &quot;LR&quot;;       IF(MAX([.G23:.S23]) = [.S23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9]" office:value-type="float" office:value="49.0952380952381" calcext:value-type="float">
            <text:p>49.10</text:p>
          </table:table-cell>
          <table:table-cell office:value-type="string" calcext:value-type="string">
            <text:p>&amp;</text:p>
          </table:table-cell>
          <table:table-cell table:formula="of:=[ProgramsInfo_Metrics.D9]" office:value-type="float" office:value="76.8095238095238" calcext:value-type="float">
            <text:p>76.81</text:p>
          </table:table-cell>
          <table:table-cell office:value-type="string" calcext:value-type="string">
            <text:p>&amp;</text:p>
          </table:table-cell>
          <table:table-cell table:formula="of:=[ProgramsInfo_Metrics.B9]" office:value-type="float" office:value="70.7380952380952" calcext:value-type="float">
            <text:p>70.74</text:p>
          </table:table-cell>
          <table:table-cell office:value-type="string" calcext:value-type="string">
            <text:p>&amp;</text:p>
          </table:table-cell>
          <table:table-cell table:formula="of:=[ProgramsInfo_Metrics.H9]" office:value-type="float" office:value="72.5238095238095" calcext:value-type="float">
            <text:p>72.52</text:p>
          </table:table-cell>
          <table:table-cell office:value-type="string" calcext:value-type="string">
            <text:p>&amp;</text:p>
          </table:table-cell>
          <table:table-cell table:formula="of:=[ProgramsInfo_Metrics.I9]" office:value-type="float" office:value="53.2142857142857" calcext:value-type="float">
            <text:p>53.21</text:p>
          </table:table-cell>
          <table:table-cell office:value-type="string" calcext:value-type="string">
            <text:p>&amp;</text:p>
          </table:table-cell>
          <table:table-cell table:formula="of:=[ProgramsInfo_Metrics.J9]" office:value-type="float" office:value="61.7619047619048" calcext:value-type="float">
            <text:p>61.76</text:p>
          </table:table-cell>
          <table:table-cell office:value-type="string" calcext:value-type="string">
            <text:p>&amp;</text:p>
          </table:table-cell>
          <table:table-cell table:formula="of:=[ProgramsInfo_Metrics.K9]" office:value-type="float" office:value="55" calcext:value-type="float">
            <text:p>55.00</text:p>
          </table:table-cell>
          <table:table-cell office:value-type="string" calcext:value-type="string">
            <text:p>\\</text:p>
          </table:table-cell>
          <table:table-cell/>
          <table:table-cell table:formula="of:=IF(MAX([.G24:.S24]) = [.G24]; &quot;KNN&quot;;  IF(MAX([.G24:.S24]) = [.I24]; &quot;DT&quot;;   IF(MAX([.G24:.S24]) = [.K24]; &quot;RF&quot;;    IF(MAX([.G24:.S24]) = [.M24]; &quot;SVM&quot;;     IF(MAX([.G24:.S24]) = [.O24]; &quot;LDA&quot;;      IF(MAX([.G24:.S24]) = [.Q24]; &quot;LR&quot;;       IF(MAX([.G24:.S24]) = [.S24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9]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[ProgramsInfo_Metrics.N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L9]" office:value-type="float" office:value="41.6666666666667" calcext:value-type="float">
            <text:p>41.67</text:p>
          </table:table-cell>
          <table:table-cell office:value-type="string" calcext:value-type="string">
            <text:p>&amp;</text:p>
          </table:table-cell>
          <table:table-cell table:formula="of:=[ProgramsInfo_Metrics.R9]" office:value-type="float" office:value="8.33333333333333" calcext:value-type="float">
            <text:p>8.33</text:p>
          </table:table-cell>
          <table:table-cell office:value-type="string" calcext:value-type="string">
            <text:p>&amp;</text:p>
          </table:table-cell>
          <table:table-cell table:formula="of:=[ProgramsInfo_Metrics.S9]" office:value-type="float" office:value="62.5" calcext:value-type="float">
            <text:p>62.50</text:p>
          </table:table-cell>
          <table:table-cell office:value-type="string" calcext:value-type="string">
            <text:p>&amp;</text:p>
          </table:table-cell>
          <table:table-cell table:formula="of:=[ProgramsInfo_Metrics.T9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U9]" office:value-type="float" office:value="58.3333333333333" calcext:value-type="float">
            <text:p>58.3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5:.S25]) = [.G25]; &quot;KNN&quot;;  IF(MAX([.G25:.S25]) = [.I25]; &quot;DT&quot;;   IF(MAX([.G25:.S25]) = [.K25]; &quot;RF&quot;;    IF(MAX([.G25:.S25]) = [.M25]; &quot;SVM&quot;;     IF(MAX([.G25:.S25]) = [.O25]; &quot;LDA&quot;;      IF(MAX([.G25:.S25]) = [.Q25]; &quot;LR&quot;;       IF(MAX([.G25:.S25]) = [.S25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0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ProgramsInfo_Metrics.D10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B10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ProgramsInfo_Metrics.H10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ProgramsInfo_Metrics.I10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ProgramsInfo_Metrics.J10]" office:value-type="float" office:value="85.1851851851852" calcext:value-type="float">
            <text:p>85.19</text:p>
          </table:table-cell>
          <table:table-cell office:value-type="string" calcext:value-type="string">
            <text:p>&amp;</text:p>
          </table:table-cell>
          <table:table-cell table:formula="of:=[ProgramsInfo_Metrics.K10]" office:value-type="float" office:value="59.2592592592593" calcext:value-type="float">
            <text:p>59.26</text:p>
          </table:table-cell>
          <table:table-cell office:value-type="string" calcext:value-type="string">
            <text:p>\\</text:p>
          </table:table-cell>
          <table:table-cell/>
          <table:table-cell table:formula="of:=IF(MAX([.G26:.S26]) = [.G26]; &quot;KNN&quot;;  IF(MAX([.G26:.S26]) = [.I26]; &quot;DT&quot;;   IF(MAX([.G26:.S26]) = [.K26]; &quot;RF&quot;;    IF(MAX([.G26:.S26]) = [.M26]; &quot;SVM&quot;;     IF(MAX([.G26:.S26]) = [.O26]; &quot;LDA&quot;;      IF(MAX([.G26:.S26]) = [.Q26]; &quot;LR&quot;;       IF(MAX([.G26:.S26]) = [.S26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0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ProgramsInfo_Metrics.N10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L10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ProgramsInfo_Metrics.R10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ProgramsInfo_Metrics.S10]" office:value-type="float" office:value="76.6666666666667" calcext:value-type="float">
            <text:p>76.67</text:p>
          </table:table-cell>
          <table:table-cell office:value-type="string" calcext:value-type="string">
            <text:p>&amp;</text:p>
          </table:table-cell>
          <table:table-cell table:formula="of:=[ProgramsInfo_Metrics.T10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U10]" office:value-type="float" office:value="46.6666666666667" calcext:value-type="float">
            <text:p>46.6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7:.S27]) = [.G27]; &quot;KNN&quot;;  IF(MAX([.G27:.S27]) = [.I27]; &quot;DT&quot;;   IF(MAX([.G27:.S27]) = [.K27]; &quot;RF&quot;;    IF(MAX([.G27:.S27]) = [.M27]; &quot;SVM&quot;;     IF(MAX([.G27:.S27]) = [.O27]; &quot;LDA&quot;;      IF(MAX([.G27:.S27]) = [.Q27]; &quot;LR&quot;;       IF(MAX([.G27:.S27]) = [.S27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1]" office:value-type="float" office:value="53.6666666666667" calcext:value-type="float">
            <text:p>53.67</text:p>
          </table:table-cell>
          <table:table-cell office:value-type="string" calcext:value-type="string">
            <text:p>&amp;</text:p>
          </table:table-cell>
          <table:table-cell table:formula="of:=[ProgramsInfo_Metrics.D11]" office:value-type="float" office:value="73.1666666666667" calcext:value-type="float">
            <text:p>73.17</text:p>
          </table:table-cell>
          <table:table-cell office:value-type="string" calcext:value-type="string">
            <text:p>&amp;</text:p>
          </table:table-cell>
          <table:table-cell table:formula="of:=[ProgramsInfo_Metrics.B11]" office:value-type="float" office:value="68.1428571428571" calcext:value-type="float">
            <text:p>68.14</text:p>
          </table:table-cell>
          <table:table-cell office:value-type="string" calcext:value-type="string">
            <text:p>&amp;</text:p>
          </table:table-cell>
          <table:table-cell table:formula="of:=[ProgramsInfo_Metrics.H11]" office:value-type="float" office:value="43.047619047619" calcext:value-type="float">
            <text:p>43.05</text:p>
          </table:table-cell>
          <table:table-cell office:value-type="string" calcext:value-type="string">
            <text:p>&amp;</text:p>
          </table:table-cell>
          <table:table-cell table:formula="of:=[ProgramsInfo_Metrics.I11]" office:value-type="float" office:value="80.0714285714286" calcext:value-type="float">
            <text:p>80.07</text:p>
          </table:table-cell>
          <table:table-cell office:value-type="string" calcext:value-type="string">
            <text:p>&amp;</text:p>
          </table:table-cell>
          <table:table-cell table:formula="of:=[ProgramsInfo_Metrics.J11]" office:value-type="float" office:value="47.1666666666667" calcext:value-type="float">
            <text:p>47.17</text:p>
          </table:table-cell>
          <table:table-cell office:value-type="string" calcext:value-type="string">
            <text:p>&amp;</text:p>
          </table:table-cell>
          <table:table-cell table:formula="of:=[ProgramsInfo_Metrics.K11]" office:value-type="float" office:value="64.5714285714286" calcext:value-type="float">
            <text:p>64.57</text:p>
          </table:table-cell>
          <table:table-cell office:value-type="string" calcext:value-type="string">
            <text:p>\\</text:p>
          </table:table-cell>
          <table:table-cell/>
          <table:table-cell table:formula="of:=IF(MAX([.G28:.S28]) = [.G28]; &quot;KNN&quot;;  IF(MAX([.G28:.S28]) = [.I28]; &quot;DT&quot;;   IF(MAX([.G28:.S28]) = [.K28]; &quot;RF&quot;;    IF(MAX([.G28:.S28]) = [.M28]; &quot;SVM&quot;;     IF(MAX([.G28:.S28]) = [.O28]; &quot;LDA&quot;;      IF(MAX([.G28:.S28]) = [.Q28]; &quot;LR&quot;;       IF(MAX([.G28:.S28]) = [.S28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1]" office:value-type="float" office:value="72.0493673441917" calcext:value-type="float">
            <text:p>72.05</text:p>
          </table:table-cell>
          <table:table-cell office:value-type="string" calcext:value-type="string">
            <text:p>&amp;</text:p>
          </table:table-cell>
          <table:table-cell table:formula="of:=[ProgramsInfo_Metrics.N11]" office:value-type="float" office:value="80.5081759074894" calcext:value-type="float">
            <text:p>80.51</text:p>
          </table:table-cell>
          <table:table-cell office:value-type="string" calcext:value-type="string">
            <text:p>&amp;</text:p>
          </table:table-cell>
          <table:table-cell table:formula="of:=[ProgramsInfo_Metrics.L11]" office:value-type="float" office:value="80.487479840421" calcext:value-type="float">
            <text:p>80.49</text:p>
          </table:table-cell>
          <table:table-cell office:value-type="string" calcext:value-type="string">
            <text:p>&amp;</text:p>
          </table:table-cell>
          <table:table-cell table:formula="of:=[ProgramsInfo_Metrics.R11]" office:value-type="float" office:value="63.3887517711047" calcext:value-type="float">
            <text:p>63.39</text:p>
          </table:table-cell>
          <table:table-cell office:value-type="string" calcext:value-type="string">
            <text:p>&amp;</text:p>
          </table:table-cell>
          <table:table-cell table:formula="of:=[ProgramsInfo_Metrics.S11]" office:value-type="float" office:value="80.59801782325" calcext:value-type="float">
            <text:p>80.60</text:p>
          </table:table-cell>
          <table:table-cell office:value-type="string" calcext:value-type="string">
            <text:p>&amp;</text:p>
          </table:table-cell>
          <table:table-cell table:formula="of:=[ProgramsInfo_Metrics.T11]" office:value-type="float" office:value="83.2587719298246" calcext:value-type="float">
            <text:p>83.26</text:p>
          </table:table-cell>
          <table:table-cell office:value-type="string" calcext:value-type="string">
            <text:p>&amp;</text:p>
          </table:table-cell>
          <table:table-cell table:formula="of:=[ProgramsInfo_Metrics.U11]" office:value-type="float" office:value="75.5123586558369" calcext:value-type="float">
            <text:p>75.51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9:.S29]) = [.G29]; &quot;KNN&quot;;  IF(MAX([.G29:.S29]) = [.I29]; &quot;DT&quot;;   IF(MAX([.G29:.S29]) = [.K29]; &quot;RF&quot;;    IF(MAX([.G29:.S29]) = [.M29]; &quot;SVM&quot;;     IF(MAX([.G29:.S29]) = [.O29]; &quot;LDA&quot;;      IF(MAX([.G29:.S29]) = [.Q29]; &quot;LR&quot;;       IF(MAX([.G29:.S29]) = [.S29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2]" office:value-type="float" office:value="51.7777777777778" calcext:value-type="float">
            <text:p>51.78</text:p>
          </table:table-cell>
          <table:table-cell office:value-type="string" calcext:value-type="string">
            <text:p>&amp;</text:p>
          </table:table-cell>
          <table:table-cell table:formula="of:=[ProgramsInfo_Metrics.D12]" office:value-type="float" office:value="55.8730158730159" calcext:value-type="float">
            <text:p>55.87</text:p>
          </table:table-cell>
          <table:table-cell office:value-type="string" calcext:value-type="string">
            <text:p>&amp;</text:p>
          </table:table-cell>
          <table:table-cell table:formula="of:=[ProgramsInfo_Metrics.B12]" office:value-type="float" office:value="61.2857142857143" calcext:value-type="float">
            <text:p>61.29</text:p>
          </table:table-cell>
          <table:table-cell office:value-type="string" calcext:value-type="string">
            <text:p>&amp;</text:p>
          </table:table-cell>
          <table:table-cell table:formula="of:=[ProgramsInfo_Metrics.H12]" office:value-type="float" office:value="73.2720057720058" calcext:value-type="float">
            <text:p>73.27</text:p>
          </table:table-cell>
          <table:table-cell office:value-type="string" calcext:value-type="string">
            <text:p>&amp;</text:p>
          </table:table-cell>
          <table:table-cell table:formula="of:=[ProgramsInfo_Metrics.I12]" office:value-type="float" office:value="61.0476190476191" calcext:value-type="float">
            <text:p>61.05</text:p>
          </table:table-cell>
          <table:table-cell office:value-type="string" calcext:value-type="string">
            <text:p>&amp;</text:p>
          </table:table-cell>
          <table:table-cell table:formula="of:=[ProgramsInfo_Metrics.J12]" office:value-type="float" office:value="69.7748917748918" calcext:value-type="float">
            <text:p>69.77</text:p>
          </table:table-cell>
          <table:table-cell office:value-type="string" calcext:value-type="string">
            <text:p>&amp;</text:p>
          </table:table-cell>
          <table:table-cell table:formula="of:=[ProgramsInfo_Metrics.K12]" office:value-type="float" office:value="20.3333333333333" calcext:value-type="float">
            <text:p>20.33</text:p>
          </table:table-cell>
          <table:table-cell office:value-type="string" calcext:value-type="string">
            <text:p>\\</text:p>
          </table:table-cell>
          <table:table-cell/>
          <table:table-cell table:formula="of:=IF(MAX([.G30:.S30]) = [.G30]; &quot;KNN&quot;;  IF(MAX([.G30:.S30]) = [.I30]; &quot;DT&quot;;   IF(MAX([.G30:.S30]) = [.K30]; &quot;RF&quot;;    IF(MAX([.G30:.S30]) = [.M30]; &quot;SVM&quot;;     IF(MAX([.G30:.S30]) = [.O30]; &quot;LDA&quot;;      IF(MAX([.G30:.S30]) = [.Q30]; &quot;LR&quot;;       IF(MAX([.G30:.S30]) = [.S30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2]" office:value-type="float" office:value="56.0638250638251" calcext:value-type="float">
            <text:p>56.06</text:p>
          </table:table-cell>
          <table:table-cell office:value-type="string" calcext:value-type="string">
            <text:p>&amp;</text:p>
          </table:table-cell>
          <table:table-cell table:formula="of:=[ProgramsInfo_Metrics.N12]" office:value-type="float" office:value="66.989010989011" calcext:value-type="float">
            <text:p>66.99</text:p>
          </table:table-cell>
          <table:table-cell office:value-type="string" calcext:value-type="string">
            <text:p>&amp;</text:p>
          </table:table-cell>
          <table:table-cell table:formula="of:=[ProgramsInfo_Metrics.L12]" office:value-type="float" office:value="72.6723276723277" calcext:value-type="float">
            <text:p>72.67</text:p>
          </table:table-cell>
          <table:table-cell office:value-type="string" calcext:value-type="string">
            <text:p>&amp;</text:p>
          </table:table-cell>
          <table:table-cell table:formula="of:=[ProgramsInfo_Metrics.R12]" office:value-type="float" office:value="62.4530404236287" calcext:value-type="float">
            <text:p>62.45</text:p>
          </table:table-cell>
          <table:table-cell office:value-type="string" calcext:value-type="string">
            <text:p>&amp;</text:p>
          </table:table-cell>
          <table:table-cell table:formula="of:=[ProgramsInfo_Metrics.S12]" office:value-type="float" office:value="77.3656343656344" calcext:value-type="float">
            <text:p>77.37</text:p>
          </table:table-cell>
          <table:table-cell office:value-type="string" calcext:value-type="string">
            <text:p>&amp;</text:p>
          </table:table-cell>
          <table:table-cell table:formula="of:=[ProgramsInfo_Metrics.T12]" office:value-type="float" office:value="73.53219003219" calcext:value-type="float">
            <text:p>73.53</text:p>
          </table:table-cell>
          <table:table-cell office:value-type="string" calcext:value-type="string">
            <text:p>&amp;</text:p>
          </table:table-cell>
          <table:table-cell table:formula="of:=[ProgramsInfo_Metrics.U12]" office:value-type="float" office:value="78.4269553975436" calcext:value-type="float">
            <text:p>78.4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1:.S31]) = [.G31]; &quot;KNN&quot;;  IF(MAX([.G31:.S31]) = [.I31]; &quot;DT&quot;;   IF(MAX([.G31:.S31]) = [.K31]; &quot;RF&quot;;    IF(MAX([.G31:.S31]) = [.M31]; &quot;SVM&quot;;     IF(MAX([.G31:.S31]) = [.O31]; &quot;LDA&quot;;      IF(MAX([.G31:.S31]) = [.Q31]; &quot;LR&quot;;       IF(MAX([.G31:.S31]) = [.S31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3]" office:value-type="float" office:value="70.3732057416268" calcext:value-type="float">
            <text:p>70.37</text:p>
          </table:table-cell>
          <table:table-cell office:value-type="string" calcext:value-type="string">
            <text:p>&amp;</text:p>
          </table:table-cell>
          <table:table-cell table:formula="of:=[ProgramsInfo_Metrics.D13]" office:value-type="float" office:value="78.3787878787879" calcext:value-type="float">
            <text:p>78.38</text:p>
          </table:table-cell>
          <table:table-cell office:value-type="string" calcext:value-type="string">
            <text:p>&amp;</text:p>
          </table:table-cell>
          <table:table-cell table:formula="of:=[ProgramsInfo_Metrics.B13]" office:value-type="float" office:value="80.859173625764" calcext:value-type="float">
            <text:p>80.86</text:p>
          </table:table-cell>
          <table:table-cell office:value-type="string" calcext:value-type="string">
            <text:p>&amp;</text:p>
          </table:table-cell>
          <table:table-cell table:formula="of:=[ProgramsInfo_Metrics.H13]" office:value-type="float" office:value="73.892362658953" calcext:value-type="float">
            <text:p>73.89</text:p>
          </table:table-cell>
          <table:table-cell office:value-type="string" calcext:value-type="string">
            <text:p>&amp;</text:p>
          </table:table-cell>
          <table:table-cell table:formula="of:=[ProgramsInfo_Metrics.I13]" office:value-type="float" office:value="78.8320447668274" calcext:value-type="float">
            <text:p>78.83</text:p>
          </table:table-cell>
          <table:table-cell office:value-type="string" calcext:value-type="string">
            <text:p>&amp;</text:p>
          </table:table-cell>
          <table:table-cell table:formula="of:=[ProgramsInfo_Metrics.J13]" office:value-type="float" office:value="80.2051531992036" calcext:value-type="float">
            <text:p>80.21</text:p>
          </table:table-cell>
          <table:table-cell office:value-type="string" calcext:value-type="string">
            <text:p>&amp;</text:p>
          </table:table-cell>
          <table:table-cell table:formula="of:=[ProgramsInfo_Metrics.K13]" office:value-type="float" office:value="25.1930618401207" calcext:value-type="float">
            <text:p>25.19</text:p>
          </table:table-cell>
          <table:table-cell office:value-type="string" calcext:value-type="string">
            <text:p>\\</text:p>
          </table:table-cell>
          <table:table-cell/>
          <table:table-cell table:formula="of:=IF(MAX([.G32:.S32]) = [.G32]; &quot;KNN&quot;;  IF(MAX([.G32:.S32]) = [.I32]; &quot;DT&quot;;   IF(MAX([.G32:.S32]) = [.K32]; &quot;RF&quot;;    IF(MAX([.G32:.S32]) = [.M32]; &quot;SVM&quot;;     IF(MAX([.G32:.S32]) = [.O32]; &quot;LDA&quot;;      IF(MAX([.G32:.S32]) = [.Q32]; &quot;LR&quot;;       IF(MAX([.G32:.S32]) = [.S32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3]" office:value-type="float" office:value="39.1101055806938" calcext:value-type="float">
            <text:p>39.11</text:p>
          </table:table-cell>
          <table:table-cell office:value-type="string" calcext:value-type="string">
            <text:p>&amp;</text:p>
          </table:table-cell>
          <table:table-cell table:formula="of:=[ProgramsInfo_Metrics.N13]" office:value-type="float" office:value="76.4387293992557" calcext:value-type="float">
            <text:p>76.44</text:p>
          </table:table-cell>
          <table:table-cell office:value-type="string" calcext:value-type="string">
            <text:p>&amp;</text:p>
          </table:table-cell>
          <table:table-cell table:formula="of:=[ProgramsInfo_Metrics.L13]" office:value-type="float" office:value="72.1718288591354" calcext:value-type="float">
            <text:p>72.17</text:p>
          </table:table-cell>
          <table:table-cell office:value-type="string" calcext:value-type="string">
            <text:p>&amp;</text:p>
          </table:table-cell>
          <table:table-cell table:formula="of:=[ProgramsInfo_Metrics.R13]" office:value-type="float" office:value="62.3027175782594" calcext:value-type="float">
            <text:p>62.30</text:p>
          </table:table-cell>
          <table:table-cell office:value-type="string" calcext:value-type="string">
            <text:p>&amp;</text:p>
          </table:table-cell>
          <table:table-cell table:formula="of:=[ProgramsInfo_Metrics.S13]" office:value-type="float" office:value="74.2144838380536" calcext:value-type="float">
            <text:p>74.21</text:p>
          </table:table-cell>
          <table:table-cell office:value-type="string" calcext:value-type="string">
            <text:p>&amp;</text:p>
          </table:table-cell>
          <table:table-cell table:formula="of:=[ProgramsInfo_Metrics.T13]" office:value-type="float" office:value="74.5734054387305" calcext:value-type="float">
            <text:p>74.57</text:p>
          </table:table-cell>
          <table:table-cell office:value-type="string" calcext:value-type="string">
            <text:p>&amp;</text:p>
          </table:table-cell>
          <table:table-cell table:formula="of:=[ProgramsInfo_Metrics.U13]" office:value-type="float" office:value="75.7902289337072" calcext:value-type="float">
            <text:p>75.7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3:.S33]) = [.G33]; &quot;KNN&quot;;  IF(MAX([.G33:.S33]) = [.I33]; &quot;DT&quot;;   IF(MAX([.G33:.S33]) = [.K33]; &quot;RF&quot;;    IF(MAX([.G33:.S33]) = [.M33]; &quot;SVM&quot;;     IF(MAX([.G33:.S33]) = [.O33]; &quot;LDA&quot;;      IF(MAX([.G33:.S33]) = [.Q33]; &quot;LR&quot;;       IF(MAX([.G33:.S33]) = [.S33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4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ProgramsInfo_Metrics.D14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ProgramsInfo_Metrics.B14]" office:value-type="float" office:value="59.2592592592593" calcext:value-type="float">
            <text:p>59.26</text:p>
          </table:table-cell>
          <table:table-cell office:value-type="string" calcext:value-type="string">
            <text:p>&amp;</text:p>
          </table:table-cell>
          <table:table-cell table:formula="of:=[ProgramsInfo_Metrics.H14]" office:value-type="float" office:value="59.2592592592593" calcext:value-type="float">
            <text:p>59.26</text:p>
          </table:table-cell>
          <table:table-cell office:value-type="string" calcext:value-type="string">
            <text:p>&amp;</text:p>
          </table:table-cell>
          <table:table-cell table:formula="of:=[ProgramsInfo_Metrics.I14]" office:value-type="float" office:value="18.5185185185185" calcext:value-type="float">
            <text:p>18.52</text:p>
          </table:table-cell>
          <table:table-cell office:value-type="string" calcext:value-type="string">
            <text:p>&amp;</text:p>
          </table:table-cell>
          <table:table-cell table:formula="of:=[ProgramsInfo_Metrics.J14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ProgramsInfo_Metrics.K14]" office:value-type="float" office:value="70.3703703703704" calcext:value-type="float">
            <text:p>70.37</text:p>
          </table:table-cell>
          <table:table-cell office:value-type="string" calcext:value-type="string">
            <text:p>\\</text:p>
          </table:table-cell>
          <table:table-cell/>
          <table:table-cell table:formula="of:=IF(MAX([.G34:.S34]) = [.G34]; &quot;KNN&quot;;  IF(MAX([.G34:.S34]) = [.I34]; &quot;DT&quot;;   IF(MAX([.G34:.S34]) = [.K34]; &quot;RF&quot;;    IF(MAX([.G34:.S34]) = [.M34]; &quot;SVM&quot;;     IF(MAX([.G34:.S34]) = [.O34]; &quot;LDA&quot;;      IF(MAX([.G34:.S34]) = [.Q34]; &quot;LR&quot;;       IF(MAX([.G34:.S34]) = [.S34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N1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L14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ProgramsInfo_Metrics.R14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ProgramsInfo_Metrics.S14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ProgramsInfo_Metrics.T14]" office:value-type="float" office:value="70.3703703703704" calcext:value-type="float">
            <text:p>70.37</text:p>
          </table:table-cell>
          <table:table-cell office:value-type="string" calcext:value-type="string">
            <text:p>&amp;</text:p>
          </table:table-cell>
          <table:table-cell table:formula="of:=[ProgramsInfo_Metrics.U14]" office:value-type="float" office:value="29.6296296296296" calcext:value-type="float">
            <text:p>29.6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5:.S35]) = [.G35]; &quot;KNN&quot;;  IF(MAX([.G35:.S35]) = [.I35]; &quot;DT&quot;;   IF(MAX([.G35:.S35]) = [.K35]; &quot;RF&quot;;    IF(MAX([.G35:.S35]) = [.M35]; &quot;SVM&quot;;     IF(MAX([.G35:.S35]) = [.O35]; &quot;LDA&quot;;      IF(MAX([.G35:.S35]) = [.Q35]; &quot;LR&quot;;       IF(MAX([.G35:.S35]) = [.S35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5]" office:value-type="float" office:value="74.176026416806" calcext:value-type="float">
            <text:p>74.18</text:p>
          </table:table-cell>
          <table:table-cell office:value-type="string" calcext:value-type="string">
            <text:p>&amp;</text:p>
          </table:table-cell>
          <table:table-cell table:formula="of:=[ProgramsInfo_Metrics.D15]" office:value-type="float" office:value="80.8144461901583" calcext:value-type="float">
            <text:p>80.81</text:p>
          </table:table-cell>
          <table:table-cell office:value-type="string" calcext:value-type="string">
            <text:p>&amp;</text:p>
          </table:table-cell>
          <table:table-cell table:formula="of:=[ProgramsInfo_Metrics.B15]" office:value-type="float" office:value="80.9133159915769" calcext:value-type="float">
            <text:p>80.91</text:p>
          </table:table-cell>
          <table:table-cell office:value-type="string" calcext:value-type="string">
            <text:p>&amp;</text:p>
          </table:table-cell>
          <table:table-cell table:formula="of:=[ProgramsInfo_Metrics.H15]" office:value-type="float" office:value="66.1570418711723" calcext:value-type="float">
            <text:p>66.16</text:p>
          </table:table-cell>
          <table:table-cell office:value-type="string" calcext:value-type="string">
            <text:p>&amp;</text:p>
          </table:table-cell>
          <table:table-cell table:formula="of:=[ProgramsInfo_Metrics.I15]" office:value-type="float" office:value="79.1563923531665" calcext:value-type="float">
            <text:p>79.16</text:p>
          </table:table-cell>
          <table:table-cell office:value-type="string" calcext:value-type="string">
            <text:p>&amp;</text:p>
          </table:table-cell>
          <table:table-cell table:formula="of:=[ProgramsInfo_Metrics.J15]" office:value-type="float" office:value="79.5092604294568" calcext:value-type="float">
            <text:p>79.51</text:p>
          </table:table-cell>
          <table:table-cell office:value-type="string" calcext:value-type="string">
            <text:p>&amp;</text:p>
          </table:table-cell>
          <table:table-cell table:formula="of:=[ProgramsInfo_Metrics.K15]" office:value-type="float" office:value="67.2367453335195" calcext:value-type="float">
            <text:p>67.24</text:p>
          </table:table-cell>
          <table:table-cell office:value-type="string" calcext:value-type="string">
            <text:p>\\</text:p>
          </table:table-cell>
          <table:table-cell/>
          <table:table-cell table:formula="of:=IF(MAX([.G36:.S36]) = [.G36]; &quot;KNN&quot;;  IF(MAX([.G36:.S36]) = [.I36]; &quot;DT&quot;;   IF(MAX([.G36:.S36]) = [.K36]; &quot;RF&quot;;    IF(MAX([.G36:.S36]) = [.M36]; &quot;SVM&quot;;     IF(MAX([.G36:.S36]) = [.O36]; &quot;LDA&quot;;      IF(MAX([.G36:.S36]) = [.Q36]; &quot;LR&quot;;       IF(MAX([.G36:.S36]) = [.S36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5]" office:value-type="float" office:value="71.9507677096109" calcext:value-type="float">
            <text:p>71.95</text:p>
          </table:table-cell>
          <table:table-cell office:value-type="string" calcext:value-type="string">
            <text:p>&amp;</text:p>
          </table:table-cell>
          <table:table-cell table:formula="of:=[ProgramsInfo_Metrics.N15]" office:value-type="float" office:value="72.814862556798" calcext:value-type="float">
            <text:p>72.81</text:p>
          </table:table-cell>
          <table:table-cell office:value-type="string" calcext:value-type="string">
            <text:p>&amp;</text:p>
          </table:table-cell>
          <table:table-cell table:formula="of:=[ProgramsInfo_Metrics.L15]" office:value-type="float" office:value="78.0363483846521" calcext:value-type="float">
            <text:p>78.04</text:p>
          </table:table-cell>
          <table:table-cell office:value-type="string" calcext:value-type="string">
            <text:p>&amp;</text:p>
          </table:table-cell>
          <table:table-cell table:formula="of:=[ProgramsInfo_Metrics.R15]" office:value-type="float" office:value="72.1126287505598" calcext:value-type="float">
            <text:p>72.11</text:p>
          </table:table-cell>
          <table:table-cell office:value-type="string" calcext:value-type="string">
            <text:p>&amp;</text:p>
          </table:table-cell>
          <table:table-cell table:formula="of:=[ProgramsInfo_Metrics.S15]" office:value-type="float" office:value="79.6250800871769" calcext:value-type="float">
            <text:p>79.63</text:p>
          </table:table-cell>
          <table:table-cell office:value-type="string" calcext:value-type="string">
            <text:p>&amp;</text:p>
          </table:table-cell>
          <table:table-cell table:formula="of:=[ProgramsInfo_Metrics.T15]" office:value-type="float" office:value="76.3136963559655" calcext:value-type="float">
            <text:p>76.31</text:p>
          </table:table-cell>
          <table:table-cell office:value-type="string" calcext:value-type="string">
            <text:p>&amp;</text:p>
          </table:table-cell>
          <table:table-cell table:formula="of:=[ProgramsInfo_Metrics.U15]" office:value-type="float" office:value="67.8949790047351" calcext:value-type="float">
            <text:p>67.8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7:.S37]) = [.G37]; &quot;KNN&quot;;  IF(MAX([.G37:.S37]) = [.I37]; &quot;DT&quot;;   IF(MAX([.G37:.S37]) = [.K37]; &quot;RF&quot;;    IF(MAX([.G37:.S37]) = [.M37]; &quot;SVM&quot;;     IF(MAX([.G37:.S37]) = [.O37]; &quot;LDA&quot;;      IF(MAX([.G37:.S37]) = [.Q37]; &quot;LR&quot;;       IF(MAX([.G37:.S37]) = [.S37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6]" office:value-type="float" office:value="70.8571428571428" calcext:value-type="float">
            <text:p>70.86</text:p>
          </table:table-cell>
          <table:table-cell office:value-type="string" calcext:value-type="string">
            <text:p>&amp;</text:p>
          </table:table-cell>
          <table:table-cell table:formula="of:=[ProgramsInfo_Metrics.D16]" office:value-type="float" office:value="76.4047619047619" calcext:value-type="float">
            <text:p>76.40</text:p>
          </table:table-cell>
          <table:table-cell office:value-type="string" calcext:value-type="string">
            <text:p>&amp;</text:p>
          </table:table-cell>
          <table:table-cell table:formula="of:=[ProgramsInfo_Metrics.B16]" office:value-type="float" office:value="70.2380952380952" calcext:value-type="float">
            <text:p>70.24</text:p>
          </table:table-cell>
          <table:table-cell office:value-type="string" calcext:value-type="string">
            <text:p>&amp;</text:p>
          </table:table-cell>
          <table:table-cell table:formula="of:=[ProgramsInfo_Metrics.H16]" office:value-type="float" office:value="68.5952380952381" calcext:value-type="float">
            <text:p>68.60</text:p>
          </table:table-cell>
          <table:table-cell office:value-type="string" calcext:value-type="string">
            <text:p>&amp;</text:p>
          </table:table-cell>
          <table:table-cell table:formula="of:=[ProgramsInfo_Metrics.I16]" office:value-type="float" office:value="67.0476190476191" calcext:value-type="float">
            <text:p>67.05</text:p>
          </table:table-cell>
          <table:table-cell office:value-type="string" calcext:value-type="string">
            <text:p>&amp;</text:p>
          </table:table-cell>
          <table:table-cell table:formula="of:=[ProgramsInfo_Metrics.J16]" office:value-type="float" office:value="74.2857142857143" calcext:value-type="float">
            <text:p>74.29</text:p>
          </table:table-cell>
          <table:table-cell office:value-type="string" calcext:value-type="string">
            <text:p>&amp;</text:p>
          </table:table-cell>
          <table:table-cell table:formula="of:=[ProgramsInfo_Metrics.K16]" office:value-type="float" office:value="73.3571428571429" calcext:value-type="float">
            <text:p>73.36</text:p>
          </table:table-cell>
          <table:table-cell office:value-type="string" calcext:value-type="string">
            <text:p>\\</text:p>
          </table:table-cell>
          <table:table-cell/>
          <table:table-cell table:formula="of:=IF(MAX([.G38:.S38]) = [.G38]; &quot;KNN&quot;;  IF(MAX([.G38:.S38]) = [.I38]; &quot;DT&quot;;   IF(MAX([.G38:.S38]) = [.K38]; &quot;RF&quot;;    IF(MAX([.G38:.S38]) = [.M38]; &quot;SVM&quot;;     IF(MAX([.G38:.S38]) = [.O38]; &quot;LDA&quot;;      IF(MAX([.G38:.S38]) = [.Q38]; &quot;LR&quot;;       IF(MAX([.G38:.S38]) = [.S38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6]" office:value-type="float" office:value="79.5714285714286" calcext:value-type="float">
            <text:p>79.57</text:p>
          </table:table-cell>
          <table:table-cell office:value-type="string" calcext:value-type="string">
            <text:p>&amp;</text:p>
          </table:table-cell>
          <table:table-cell table:formula="of:=[ProgramsInfo_Metrics.N16]" office:value-type="float" office:value="89.3095238095238" calcext:value-type="float">
            <text:p>89.31</text:p>
          </table:table-cell>
          <table:table-cell office:value-type="string" calcext:value-type="string">
            <text:p>&amp;</text:p>
          </table:table-cell>
          <table:table-cell table:formula="of:=[ProgramsInfo_Metrics.L16]" office:value-type="float" office:value="74.6190476190476" calcext:value-type="float">
            <text:p>74.62</text:p>
          </table:table-cell>
          <table:table-cell office:value-type="string" calcext:value-type="string">
            <text:p>&amp;</text:p>
          </table:table-cell>
          <table:table-cell table:formula="of:=[ProgramsInfo_Metrics.R16]" office:value-type="float" office:value="72.3333333333333" calcext:value-type="float">
            <text:p>72.33</text:p>
          </table:table-cell>
          <table:table-cell office:value-type="string" calcext:value-type="string">
            <text:p>&amp;</text:p>
          </table:table-cell>
          <table:table-cell table:formula="of:=[ProgramsInfo_Metrics.S16]" office:value-type="float" office:value="72.0981240981241" calcext:value-type="float">
            <text:p>72.10</text:p>
          </table:table-cell>
          <table:table-cell office:value-type="string" calcext:value-type="string">
            <text:p>&amp;</text:p>
          </table:table-cell>
          <table:table-cell table:formula="of:=[ProgramsInfo_Metrics.T16]" office:value-type="float" office:value="81.5476190476191" calcext:value-type="float">
            <text:p>81.55</text:p>
          </table:table-cell>
          <table:table-cell office:value-type="string" calcext:value-type="string">
            <text:p>&amp;</text:p>
          </table:table-cell>
          <table:table-cell table:formula="of:=[ProgramsInfo_Metrics.U16]" office:value-type="float" office:value="79.2698412698413" calcext:value-type="float">
            <text:p>79.2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9:.S39]) = [.G39]; &quot;KNN&quot;;  IF(MAX([.G39:.S39]) = [.I39]; &quot;DT&quot;;   IF(MAX([.G39:.S39]) = [.K39]; &quot;RF&quot;;    IF(MAX([.G39:.S39]) = [.M39]; &quot;SVM&quot;;     IF(MAX([.G39:.S39]) = [.O39]; &quot;LDA&quot;;      IF(MAX([.G39:.S39]) = [.Q39]; &quot;LR&quot;;       IF(MAX([.G39:.S39]) = [.S39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7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ProgramsInfo_Metrics.D1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B17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ProgramsInfo_Metrics.H17]" office:value-type="float" office:value="27.7777777777778" calcext:value-type="float">
            <text:p>27.78</text:p>
          </table:table-cell>
          <table:table-cell office:value-type="string" calcext:value-type="string">
            <text:p>&amp;</text:p>
          </table:table-cell>
          <table:table-cell table:formula="of:=[ProgramsInfo_Metrics.I17]" office:value-type="float" office:value="61.1111111111111" calcext:value-type="float">
            <text:p>61.11</text:p>
          </table:table-cell>
          <table:table-cell office:value-type="string" calcext:value-type="string">
            <text:p>&amp;</text:p>
          </table:table-cell>
          <table:table-cell table:formula="of:=[ProgramsInfo_Metrics.J17]" office:value-type="float" office:value="27.7777777777778" calcext:value-type="float">
            <text:p>27.78</text:p>
          </table:table-cell>
          <table:table-cell office:value-type="string" calcext:value-type="string">
            <text:p>&amp;</text:p>
          </table:table-cell>
          <table:table-cell table:formula="of:=[ProgramsInfo_Metrics.K17]" office:value-type="float" office:value="50" calcext:value-type="float">
            <text:p>50.00</text:p>
          </table:table-cell>
          <table:table-cell office:value-type="string" calcext:value-type="string">
            <text:p>\\</text:p>
          </table:table-cell>
          <table:table-cell/>
          <table:table-cell table:formula="of:=IF(MAX([.G40:.S40]) = [.G40]; &quot;KNN&quot;;  IF(MAX([.G40:.S40]) = [.I40]; &quot;DT&quot;;   IF(MAX([.G40:.S40]) = [.K40]; &quot;RF&quot;;    IF(MAX([.G40:.S40]) = [.M40]; &quot;SVM&quot;;     IF(MAX([.G40:.S40]) = [.O40]; &quot;LDA&quot;;      IF(MAX([.G40:.S40]) = [.Q40]; &quot;LR&quot;;       IF(MAX([.G40:.S40]) = [.S40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7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ProgramsInfo_Metrics.N1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L17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ProgramsInfo_Metrics.R17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ProgramsInfo_Metrics.S17]" office:value-type="float" office:value="86.6666666666667" calcext:value-type="float">
            <text:p>86.67</text:p>
          </table:table-cell>
          <table:table-cell office:value-type="string" calcext:value-type="string">
            <text:p>&amp;</text:p>
          </table:table-cell>
          <table:table-cell table:formula="of:=[ProgramsInfo_Metrics.T17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ProgramsInfo_Metrics.U17]" office:value-type="float" office:value="70" calcext:value-type="float">
            <text:p>70.00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1:.S41]) = [.G41]; &quot;KNN&quot;;  IF(MAX([.G41:.S41]) = [.I41]; &quot;DT&quot;;   IF(MAX([.G41:.S41]) = [.K41]; &quot;RF&quot;;    IF(MAX([.G41:.S41]) = [.M41]; &quot;SVM&quot;;     IF(MAX([.G41:.S41]) = [.O41]; &quot;LDA&quot;;      IF(MAX([.G41:.S41]) = [.Q41]; &quot;LR&quot;;       IF(MAX([.G41:.S41]) = [.S41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D1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B18]" office:value-type="float" office:value="20.8333333333333" calcext:value-type="float">
            <text:p>20.83</text:p>
          </table:table-cell>
          <table:table-cell office:value-type="string" calcext:value-type="string">
            <text:p>&amp;</text:p>
          </table:table-cell>
          <table:table-cell table:formula="of:=[ProgramsInfo_Metrics.H18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ProgramsInfo_Metrics.I18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J18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ProgramsInfo_Metrics.K18]" office:value-type="float" office:value="58.3333333333333" calcext:value-type="float">
            <text:p>58.33</text:p>
          </table:table-cell>
          <table:table-cell office:value-type="string" calcext:value-type="string">
            <text:p>\\</text:p>
          </table:table-cell>
          <table:table-cell/>
          <table:table-cell table:formula="of:=IF(MAX([.G42:.S42]) = [.G42]; &quot;KNN&quot;;  IF(MAX([.G42:.S42]) = [.I42]; &quot;DT&quot;;   IF(MAX([.G42:.S42]) = [.K42]; &quot;RF&quot;;    IF(MAX([.G42:.S42]) = [.M42]; &quot;SVM&quot;;     IF(MAX([.G42:.S42]) = [.O42]; &quot;LDA&quot;;      IF(MAX([.G42:.S42]) = [.Q42]; &quot;LR&quot;;       IF(MAX([.G42:.S42]) = [.S42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8]" office:value-type="float" office:value="41.5151515151515" calcext:value-type="float">
            <text:p>41.52</text:p>
          </table:table-cell>
          <table:table-cell office:value-type="string" calcext:value-type="string">
            <text:p>&amp;</text:p>
          </table:table-cell>
          <table:table-cell table:formula="of:=[ProgramsInfo_Metrics.N18]" office:value-type="float" office:value="53.4615384615385" calcext:value-type="float">
            <text:p>53.46</text:p>
          </table:table-cell>
          <table:table-cell office:value-type="string" calcext:value-type="string">
            <text:p>&amp;</text:p>
          </table:table-cell>
          <table:table-cell table:formula="of:=[ProgramsInfo_Metrics.L18]" office:value-type="float" office:value="59.6389313301078" calcext:value-type="float">
            <text:p>59.64</text:p>
          </table:table-cell>
          <table:table-cell office:value-type="string" calcext:value-type="string">
            <text:p>&amp;</text:p>
          </table:table-cell>
          <table:table-cell table:formula="of:=[ProgramsInfo_Metrics.R18]" office:value-type="float" office:value="65.8173374613003" calcext:value-type="float">
            <text:p>65.82</text:p>
          </table:table-cell>
          <table:table-cell office:value-type="string" calcext:value-type="string">
            <text:p>&amp;</text:p>
          </table:table-cell>
          <table:table-cell table:formula="of:=[ProgramsInfo_Metrics.S18]" office:value-type="float" office:value="55.0673264643853" calcext:value-type="float">
            <text:p>55.07</text:p>
          </table:table-cell>
          <table:table-cell office:value-type="string" calcext:value-type="string">
            <text:p>&amp;</text:p>
          </table:table-cell>
          <table:table-cell table:formula="of:=[ProgramsInfo_Metrics.T18]" office:value-type="float" office:value="64.2661847955966" calcext:value-type="float">
            <text:p>64.27</text:p>
          </table:table-cell>
          <table:table-cell office:value-type="string" calcext:value-type="string">
            <text:p>&amp;</text:p>
          </table:table-cell>
          <table:table-cell table:formula="of:=[ProgramsInfo_Metrics.U18]" office:value-type="float" office:value="63.7316821465428" calcext:value-type="float">
            <text:p>63.7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3:.S43]) = [.G43]; &quot;KNN&quot;;  IF(MAX([.G43:.S43]) = [.I43]; &quot;DT&quot;;   IF(MAX([.G43:.S43]) = [.K43]; &quot;RF&quot;;    IF(MAX([.G43:.S43]) = [.M43]; &quot;SVM&quot;;     IF(MAX([.G43:.S43]) = [.O43]; &quot;LDA&quot;;      IF(MAX([.G43:.S43]) = [.Q43]; &quot;LR&quot;;       IF(MAX([.G43:.S43]) = [.S43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19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ProgramsInfo_Metrics.D19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ProgramsInfo_Metrics.B19]" office:value-type="float" office:value="62.962962962963" calcext:value-type="float">
            <text:p>62.96</text:p>
          </table:table-cell>
          <table:table-cell office:value-type="string" calcext:value-type="string">
            <text:p>&amp;</text:p>
          </table:table-cell>
          <table:table-cell table:formula="of:=[ProgramsInfo_Metrics.H19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ProgramsInfo_Metrics.I19]" office:value-type="float" office:value="59.2592592592593" calcext:value-type="float">
            <text:p>59.26</text:p>
          </table:table-cell>
          <table:table-cell office:value-type="string" calcext:value-type="string">
            <text:p>&amp;</text:p>
          </table:table-cell>
          <table:table-cell table:formula="of:=[ProgramsInfo_Metrics.J19]" office:value-type="float" office:value="59.2592592592593" calcext:value-type="float">
            <text:p>59.26</text:p>
          </table:table-cell>
          <table:table-cell office:value-type="string" calcext:value-type="string">
            <text:p>&amp;</text:p>
          </table:table-cell>
          <table:table-cell table:formula="of:=[ProgramsInfo_Metrics.K19]" office:value-type="float" office:value="62.962962962963" calcext:value-type="float">
            <text:p>62.96</text:p>
          </table:table-cell>
          <table:table-cell office:value-type="string" calcext:value-type="string">
            <text:p>\\</text:p>
          </table:table-cell>
          <table:table-cell/>
          <table:table-cell table:formula="of:=IF(MAX([.G44:.S44]) = [.G44]; &quot;KNN&quot;;  IF(MAX([.G44:.S44]) = [.I44]; &quot;DT&quot;;   IF(MAX([.G44:.S44]) = [.K44]; &quot;RF&quot;;    IF(MAX([.G44:.S44]) = [.M44]; &quot;SVM&quot;;     IF(MAX([.G44:.S44]) = [.O44]; &quot;LDA&quot;;      IF(MAX([.G44:.S44]) = [.Q44]; &quot;LR&quot;;       IF(MAX([.G44:.S44]) = [.S44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19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ProgramsInfo_Metrics.N1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L19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ProgramsInfo_Metrics.R19]" office:value-type="float" office:value="61.1111111111111" calcext:value-type="float">
            <text:p>61.11</text:p>
          </table:table-cell>
          <table:table-cell office:value-type="string" calcext:value-type="string">
            <text:p>&amp;</text:p>
          </table:table-cell>
          <table:table-cell table:formula="of:=[ProgramsInfo_Metrics.S19]" office:value-type="float" office:value="72.2222222222222" calcext:value-type="float">
            <text:p>72.22</text:p>
          </table:table-cell>
          <table:table-cell office:value-type="string" calcext:value-type="string">
            <text:p>&amp;</text:p>
          </table:table-cell>
          <table:table-cell table:formula="of:=[ProgramsInfo_Metrics.T19]" office:value-type="float" office:value="72.2222222222222" calcext:value-type="float">
            <text:p>72.22</text:p>
          </table:table-cell>
          <table:table-cell office:value-type="string" calcext:value-type="string">
            <text:p>&amp;</text:p>
          </table:table-cell>
          <table:table-cell table:formula="of:=[ProgramsInfo_Metrics.U19]" office:value-type="float" office:value="88.8888888888889" calcext:value-type="float">
            <text:p>88.8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5:.S45]) = [.G45]; &quot;KNN&quot;;  IF(MAX([.G45:.S45]) = [.I45]; &quot;DT&quot;;   IF(MAX([.G45:.S45]) = [.K45]; &quot;RF&quot;;    IF(MAX([.G45:.S45]) = [.M45]; &quot;SVM&quot;;     IF(MAX([.G45:.S45]) = [.O45]; &quot;LDA&quot;;      IF(MAX([.G45:.S45]) = [.Q45]; &quot;LR&quot;;       IF(MAX([.G45:.S45]) = [.S45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0]" office:value-type="float" office:value="69.2380952380952" calcext:value-type="float">
            <text:p>69.24</text:p>
          </table:table-cell>
          <table:table-cell office:value-type="string" calcext:value-type="string">
            <text:p>&amp;</text:p>
          </table:table-cell>
          <table:table-cell table:formula="of:=[ProgramsInfo_Metrics.D20]" office:value-type="float" office:value="71.3333333333333" calcext:value-type="float">
            <text:p>71.33</text:p>
          </table:table-cell>
          <table:table-cell office:value-type="string" calcext:value-type="string">
            <text:p>&amp;</text:p>
          </table:table-cell>
          <table:table-cell table:formula="of:=[ProgramsInfo_Metrics.B20]" office:value-type="float" office:value="84.2380952380952" calcext:value-type="float">
            <text:p>84.24</text:p>
          </table:table-cell>
          <table:table-cell office:value-type="string" calcext:value-type="string">
            <text:p>&amp;</text:p>
          </table:table-cell>
          <table:table-cell table:formula="of:=[ProgramsInfo_Metrics.H20]" office:value-type="float" office:value="72.2857142857143" calcext:value-type="float">
            <text:p>72.29</text:p>
          </table:table-cell>
          <table:table-cell office:value-type="string" calcext:value-type="string">
            <text:p>&amp;</text:p>
          </table:table-cell>
          <table:table-cell table:formula="of:=[ProgramsInfo_Metrics.I20]" office:value-type="float" office:value="87.8095238095238" calcext:value-type="float">
            <text:p>87.81</text:p>
          </table:table-cell>
          <table:table-cell office:value-type="string" calcext:value-type="string">
            <text:p>&amp;</text:p>
          </table:table-cell>
          <table:table-cell table:formula="of:=[ProgramsInfo_Metrics.J20]" office:value-type="float" office:value="84.6666666666667" calcext:value-type="float">
            <text:p>84.67</text:p>
          </table:table-cell>
          <table:table-cell office:value-type="string" calcext:value-type="string">
            <text:p>&amp;</text:p>
          </table:table-cell>
          <table:table-cell table:formula="of:=[ProgramsInfo_Metrics.K20]" office:value-type="float" office:value="73.6666666666667" calcext:value-type="float">
            <text:p>73.67</text:p>
          </table:table-cell>
          <table:table-cell office:value-type="string" calcext:value-type="string">
            <text:p>\\</text:p>
          </table:table-cell>
          <table:table-cell/>
          <table:table-cell table:formula="of:=IF(MAX([.G46:.S46]) = [.G46]; &quot;KNN&quot;;  IF(MAX([.G46:.S46]) = [.I46]; &quot;DT&quot;;   IF(MAX([.G46:.S46]) = [.K46]; &quot;RF&quot;;    IF(MAX([.G46:.S46]) = [.M46]; &quot;SVM&quot;;     IF(MAX([.G46:.S46]) = [.O46]; &quot;LDA&quot;;      IF(MAX([.G46:.S46]) = [.Q46]; &quot;LR&quot;;       IF(MAX([.G46:.S46]) = [.S46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0]" office:value-type="float" office:value="66.7124542124542" calcext:value-type="float">
            <text:p>66.71</text:p>
          </table:table-cell>
          <table:table-cell office:value-type="string" calcext:value-type="string">
            <text:p>&amp;</text:p>
          </table:table-cell>
          <table:table-cell table:formula="of:=[ProgramsInfo_Metrics.N20]" office:value-type="float" office:value="79.9842118665648" calcext:value-type="float">
            <text:p>79.98</text:p>
          </table:table-cell>
          <table:table-cell office:value-type="string" calcext:value-type="string">
            <text:p>&amp;</text:p>
          </table:table-cell>
          <table:table-cell table:formula="of:=[ProgramsInfo_Metrics.L20]" office:value-type="float" office:value="78.1062091503268" calcext:value-type="float">
            <text:p>78.11</text:p>
          </table:table-cell>
          <table:table-cell office:value-type="string" calcext:value-type="string">
            <text:p>&amp;</text:p>
          </table:table-cell>
          <table:table-cell table:formula="of:=[ProgramsInfo_Metrics.R20]" office:value-type="float" office:value="77.6490176490176" calcext:value-type="float">
            <text:p>77.65</text:p>
          </table:table-cell>
          <table:table-cell office:value-type="string" calcext:value-type="string">
            <text:p>&amp;</text:p>
          </table:table-cell>
          <table:table-cell table:formula="of:=[ProgramsInfo_Metrics.S20]" office:value-type="float" office:value="79.7267830209007" calcext:value-type="float">
            <text:p>79.73</text:p>
          </table:table-cell>
          <table:table-cell office:value-type="string" calcext:value-type="string">
            <text:p>&amp;</text:p>
          </table:table-cell>
          <table:table-cell table:formula="of:=[ProgramsInfo_Metrics.T20]" office:value-type="float" office:value="66.2087912087912" calcext:value-type="float">
            <text:p>66.21</text:p>
          </table:table-cell>
          <table:table-cell office:value-type="string" calcext:value-type="string">
            <text:p>&amp;</text:p>
          </table:table-cell>
          <table:table-cell table:formula="of:=[ProgramsInfo_Metrics.U20]" office:value-type="float" office:value="73.8532611366438" calcext:value-type="float">
            <text:p>73.85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7:.S47]) = [.G47]; &quot;KNN&quot;;  IF(MAX([.G47:.S47]) = [.I47]; &quot;DT&quot;;   IF(MAX([.G47:.S47]) = [.K47]; &quot;RF&quot;;    IF(MAX([.G47:.S47]) = [.M47]; &quot;SVM&quot;;     IF(MAX([.G47:.S47]) = [.O47]; &quot;LDA&quot;;      IF(MAX([.G47:.S47]) = [.Q47]; &quot;LR&quot;;       IF(MAX([.G47:.S47]) = [.S47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1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ProgramsInfo_Metrics.D21]" office:value-type="float" office:value="48" calcext:value-type="float">
            <text:p>48.00</text:p>
          </table:table-cell>
          <table:table-cell office:value-type="string" calcext:value-type="string">
            <text:p>&amp;</text:p>
          </table:table-cell>
          <table:table-cell table:formula="of:=[ProgramsInfo_Metrics.B21]" office:value-type="float" office:value="64.6666666666667" calcext:value-type="float">
            <text:p>64.67</text:p>
          </table:table-cell>
          <table:table-cell office:value-type="string" calcext:value-type="string">
            <text:p>&amp;</text:p>
          </table:table-cell>
          <table:table-cell table:formula="of:=[ProgramsInfo_Metrics.H21]" office:value-type="float" office:value="68" calcext:value-type="float">
            <text:p>68.00</text:p>
          </table:table-cell>
          <table:table-cell office:value-type="string" calcext:value-type="string">
            <text:p>&amp;</text:p>
          </table:table-cell>
          <table:table-cell table:formula="of:=[ProgramsInfo_Metrics.I21]" office:value-type="float" office:value="61.3333333333333" calcext:value-type="float">
            <text:p>61.33</text:p>
          </table:table-cell>
          <table:table-cell office:value-type="string" calcext:value-type="string">
            <text:p>&amp;</text:p>
          </table:table-cell>
          <table:table-cell table:formula="of:=[ProgramsInfo_Metrics.J21]" office:value-type="float" office:value="71.6666666666667" calcext:value-type="float">
            <text:p>71.67</text:p>
          </table:table-cell>
          <table:table-cell office:value-type="string" calcext:value-type="string">
            <text:p>&amp;</text:p>
          </table:table-cell>
          <table:table-cell table:formula="of:=[ProgramsInfo_Metrics.K21]" office:value-type="float" office:value="51.6666666666667" calcext:value-type="float">
            <text:p>51.67</text:p>
          </table:table-cell>
          <table:table-cell office:value-type="string" calcext:value-type="string">
            <text:p>\\</text:p>
          </table:table-cell>
          <table:table-cell/>
          <table:table-cell table:formula="of:=IF(MAX([.G48:.S48]) = [.G48]; &quot;KNN&quot;;  IF(MAX([.G48:.S48]) = [.I48]; &quot;DT&quot;;   IF(MAX([.G48:.S48]) = [.K48]; &quot;RF&quot;;    IF(MAX([.G48:.S48]) = [.M48]; &quot;SVM&quot;;     IF(MAX([.G48:.S48]) = [.O48]; &quot;LDA&quot;;      IF(MAX([.G48:.S48]) = [.Q48]; &quot;LR&quot;;       IF(MAX([.G48:.S48]) = [.S48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1]" office:value-type="float" office:value="67.8511087295917" calcext:value-type="float">
            <text:p>67.85</text:p>
          </table:table-cell>
          <table:table-cell office:value-type="string" calcext:value-type="string">
            <text:p>&amp;</text:p>
          </table:table-cell>
          <table:table-cell table:formula="of:=[ProgramsInfo_Metrics.N21]" office:value-type="float" office:value="73.5210821170574" calcext:value-type="float">
            <text:p>73.52</text:p>
          </table:table-cell>
          <table:table-cell office:value-type="string" calcext:value-type="string">
            <text:p>&amp;</text:p>
          </table:table-cell>
          <table:table-cell table:formula="of:=[ProgramsInfo_Metrics.L21]" office:value-type="float" office:value="71.4803553000147" calcext:value-type="float">
            <text:p>71.48</text:p>
          </table:table-cell>
          <table:table-cell office:value-type="string" calcext:value-type="string">
            <text:p>&amp;</text:p>
          </table:table-cell>
          <table:table-cell table:formula="of:=[ProgramsInfo_Metrics.R21]" office:value-type="float" office:value="73.5618221647633" calcext:value-type="float">
            <text:p>73.56</text:p>
          </table:table-cell>
          <table:table-cell office:value-type="string" calcext:value-type="string">
            <text:p>&amp;</text:p>
          </table:table-cell>
          <table:table-cell table:formula="of:=[ProgramsInfo_Metrics.S21]" office:value-type="float" office:value="77.3328305681247" calcext:value-type="float">
            <text:p>77.33</text:p>
          </table:table-cell>
          <table:table-cell office:value-type="string" calcext:value-type="string">
            <text:p>&amp;</text:p>
          </table:table-cell>
          <table:table-cell table:formula="of:=[ProgramsInfo_Metrics.T21]" office:value-type="float" office:value="72.9271708683473" calcext:value-type="float">
            <text:p>72.93</text:p>
          </table:table-cell>
          <table:table-cell office:value-type="string" calcext:value-type="string">
            <text:p>&amp;</text:p>
          </table:table-cell>
          <table:table-cell table:formula="of:=[ProgramsInfo_Metrics.U21]" office:value-type="float" office:value="70.2909530083443" calcext:value-type="float">
            <text:p>70.2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9:.S49]) = [.G49]; &quot;KNN&quot;;  IF(MAX([.G49:.S49]) = [.I49]; &quot;DT&quot;;   IF(MAX([.G49:.S49]) = [.K49]; &quot;RF&quot;;    IF(MAX([.G49:.S49]) = [.M49]; &quot;SVM&quot;;     IF(MAX([.G49:.S49]) = [.O49]; &quot;LDA&quot;;      IF(MAX([.G49:.S49]) = [.Q49]; &quot;LR&quot;;       IF(MAX([.G49:.S49]) = [.S49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2]" office:value-type="float" office:value="47.3333333333333" calcext:value-type="float">
            <text:p>47.33</text:p>
          </table:table-cell>
          <table:table-cell office:value-type="string" calcext:value-type="string">
            <text:p>&amp;</text:p>
          </table:table-cell>
          <table:table-cell table:formula="of:=[ProgramsInfo_Metrics.D22]" office:value-type="float" office:value="54.6666666666667" calcext:value-type="float">
            <text:p>54.67</text:p>
          </table:table-cell>
          <table:table-cell office:value-type="string" calcext:value-type="string">
            <text:p>&amp;</text:p>
          </table:table-cell>
          <table:table-cell table:formula="of:=[ProgramsInfo_Metrics.B22]" office:value-type="float" office:value="68.3333333333333" calcext:value-type="float">
            <text:p>68.33</text:p>
          </table:table-cell>
          <table:table-cell office:value-type="string" calcext:value-type="string">
            <text:p>&amp;</text:p>
          </table:table-cell>
          <table:table-cell table:formula="of:=[ProgramsInfo_Metrics.H22]" office:value-type="float" office:value="66.3333333333333" calcext:value-type="float">
            <text:p>66.33</text:p>
          </table:table-cell>
          <table:table-cell office:value-type="string" calcext:value-type="string">
            <text:p>&amp;</text:p>
          </table:table-cell>
          <table:table-cell table:formula="of:=[ProgramsInfo_Metrics.I22]" office:value-type="float" office:value="71.6666666666667" calcext:value-type="float">
            <text:p>71.67</text:p>
          </table:table-cell>
          <table:table-cell office:value-type="string" calcext:value-type="string">
            <text:p>&amp;</text:p>
          </table:table-cell>
          <table:table-cell table:formula="of:=[ProgramsInfo_Metrics.J22]" office:value-type="float" office:value="69.3333333333333" calcext:value-type="float">
            <text:p>69.33</text:p>
          </table:table-cell>
          <table:table-cell office:value-type="string" calcext:value-type="string">
            <text:p>&amp;</text:p>
          </table:table-cell>
          <table:table-cell table:formula="of:=[ProgramsInfo_Metrics.K22]" office:value-type="float" office:value="63" calcext:value-type="float">
            <text:p>63.00</text:p>
          </table:table-cell>
          <table:table-cell office:value-type="string" calcext:value-type="string">
            <text:p>\\</text:p>
          </table:table-cell>
          <table:table-cell/>
          <table:table-cell table:formula="of:=IF(MAX([.G50:.S50]) = [.G50]; &quot;KNN&quot;;  IF(MAX([.G50:.S50]) = [.I50]; &quot;DT&quot;;   IF(MAX([.G50:.S50]) = [.K50]; &quot;RF&quot;;    IF(MAX([.G50:.S50]) = [.M50]; &quot;SVM&quot;;     IF(MAX([.G50:.S50]) = [.O50]; &quot;LDA&quot;;      IF(MAX([.G50:.S50]) = [.Q50]; &quot;LR&quot;;       IF(MAX([.G50:.S50]) = [.S50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2]" office:value-type="float" office:value="65.8333333333333" calcext:value-type="float">
            <text:p>65.83</text:p>
          </table:table-cell>
          <table:table-cell office:value-type="string" calcext:value-type="string">
            <text:p>&amp;</text:p>
          </table:table-cell>
          <table:table-cell table:formula="of:=[ProgramsInfo_Metrics.N22]" office:value-type="float" office:value="84.9047619047619" calcext:value-type="float">
            <text:p>84.90</text:p>
          </table:table-cell>
          <table:table-cell office:value-type="string" calcext:value-type="string">
            <text:p>&amp;</text:p>
          </table:table-cell>
          <table:table-cell table:formula="of:=[ProgramsInfo_Metrics.L22]" office:value-type="float" office:value="76.1746031746032" calcext:value-type="float">
            <text:p>76.17</text:p>
          </table:table-cell>
          <table:table-cell office:value-type="string" calcext:value-type="string">
            <text:p>&amp;</text:p>
          </table:table-cell>
          <table:table-cell table:formula="of:=[ProgramsInfo_Metrics.R22]" office:value-type="float" office:value="78.6904761904762" calcext:value-type="float">
            <text:p>78.69</text:p>
          </table:table-cell>
          <table:table-cell office:value-type="string" calcext:value-type="string">
            <text:p>&amp;</text:p>
          </table:table-cell>
          <table:table-cell table:formula="of:=[ProgramsInfo_Metrics.S22]" office:value-type="float" office:value="72.987012987013" calcext:value-type="float">
            <text:p>72.99</text:p>
          </table:table-cell>
          <table:table-cell office:value-type="string" calcext:value-type="string">
            <text:p>&amp;</text:p>
          </table:table-cell>
          <table:table-cell table:formula="of:=[ProgramsInfo_Metrics.T22]" office:value-type="float" office:value="80.1428571428571" calcext:value-type="float">
            <text:p>80.14</text:p>
          </table:table-cell>
          <table:table-cell office:value-type="string" calcext:value-type="string">
            <text:p>&amp;</text:p>
          </table:table-cell>
          <table:table-cell table:formula="of:=[ProgramsInfo_Metrics.U22]" office:value-type="float" office:value="72.7092352092352" calcext:value-type="float">
            <text:p>72.71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1:.S51]) = [.G51]; &quot;KNN&quot;;  IF(MAX([.G51:.S51]) = [.I51]; &quot;DT&quot;;   IF(MAX([.G51:.S51]) = [.K51]; &quot;RF&quot;;    IF(MAX([.G51:.S51]) = [.M51]; &quot;SVM&quot;;     IF(MAX([.G51:.S51]) = [.O51]; &quot;LDA&quot;;      IF(MAX([.G51:.S51]) = [.Q51]; &quot;LR&quot;;       IF(MAX([.G51:.S51]) = [.S51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3]" office:value-type="float" office:value="20" calcext:value-type="float">
            <text:p>20.00</text:p>
          </table:table-cell>
          <table:table-cell office:value-type="string" calcext:value-type="string">
            <text:p>&amp;</text:p>
          </table:table-cell>
          <table:table-cell table:formula="of:=[ProgramsInfo_Metrics.D2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B23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ProgramsInfo_Metrics.H23]" office:value-type="float" office:value="46.6666666666667" calcext:value-type="float">
            <text:p>46.67</text:p>
          </table:table-cell>
          <table:table-cell office:value-type="string" calcext:value-type="string">
            <text:p>&amp;</text:p>
          </table:table-cell>
          <table:table-cell table:formula="of:=[ProgramsInfo_Metrics.I23]" office:value-type="float" office:value="23.3333333333333" calcext:value-type="float">
            <text:p>23.33</text:p>
          </table:table-cell>
          <table:table-cell office:value-type="string" calcext:value-type="string">
            <text:p>&amp;</text:p>
          </table:table-cell>
          <table:table-cell table:formula="of:=[ProgramsInfo_Metrics.J23]" office:value-type="float" office:value="53.3333333333333" calcext:value-type="float">
            <text:p>53.33</text:p>
          </table:table-cell>
          <table:table-cell office:value-type="string" calcext:value-type="string">
            <text:p>&amp;</text:p>
          </table:table-cell>
          <table:table-cell table:formula="of:=[ProgramsInfo_Metrics.K23]" office:value-type="float" office:value="56.6666666666667" calcext:value-type="float">
            <text:p>56.67</text:p>
          </table:table-cell>
          <table:table-cell office:value-type="string" calcext:value-type="string">
            <text:p>\\</text:p>
          </table:table-cell>
          <table:table-cell/>
          <table:table-cell table:formula="of:=IF(MAX([.G52:.S52]) = [.G52]; &quot;KNN&quot;;  IF(MAX([.G52:.S52]) = [.I52]; &quot;DT&quot;;   IF(MAX([.G52:.S52]) = [.K52]; &quot;RF&quot;;    IF(MAX([.G52:.S52]) = [.M52]; &quot;SVM&quot;;     IF(MAX([.G52:.S52]) = [.O52]; &quot;LDA&quot;;      IF(MAX([.G52:.S52]) = [.Q52]; &quot;LR&quot;;       IF(MAX([.G52:.S52]) = [.S52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3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ProgramsInfo_Metrics.N2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ProgramsInfo_Metrics.L23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ProgramsInfo_Metrics.R23]" office:value-type="float" office:value="84" calcext:value-type="float">
            <text:p>84.00</text:p>
          </table:table-cell>
          <table:table-cell office:value-type="string" calcext:value-type="string">
            <text:p>&amp;</text:p>
          </table:table-cell>
          <table:table-cell table:formula="of:=[ProgramsInfo_Metrics.S23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ProgramsInfo_Metrics.T23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ProgramsInfo_Metrics.U23]" office:value-type="float" office:value="54.6666666666667" calcext:value-type="float">
            <text:p>54.6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3:.S53]) = [.G53]; &quot;KNN&quot;;  IF(MAX([.G53:.S53]) = [.I53]; &quot;DT&quot;;   IF(MAX([.G53:.S53]) = [.K53]; &quot;RF&quot;;    IF(MAX([.G53:.S53]) = [.M53]; &quot;SVM&quot;;     IF(MAX([.G53:.S53]) = [.O53]; &quot;LDA&quot;;      IF(MAX([.G53:.S53]) = [.Q53]; &quot;LR&quot;;       IF(MAX([.G53:.S53]) = [.S53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4]" office:value-type="float" office:value="58.9631922944616" calcext:value-type="float">
            <text:p>58.96</text:p>
          </table:table-cell>
          <table:table-cell office:value-type="string" calcext:value-type="string">
            <text:p>&amp;</text:p>
          </table:table-cell>
          <table:table-cell table:formula="of:=[ProgramsInfo_Metrics.D24]" office:value-type="float" office:value="70.4291365669075" calcext:value-type="float">
            <text:p>70.43</text:p>
          </table:table-cell>
          <table:table-cell office:value-type="string" calcext:value-type="string">
            <text:p>&amp;</text:p>
          </table:table-cell>
          <table:table-cell table:formula="of:=[ProgramsInfo_Metrics.B24]" office:value-type="float" office:value="71.473427232345" calcext:value-type="float">
            <text:p>71.47</text:p>
          </table:table-cell>
          <table:table-cell office:value-type="string" calcext:value-type="string">
            <text:p>&amp;</text:p>
          </table:table-cell>
          <table:table-cell table:formula="of:=[ProgramsInfo_Metrics.H24]" office:value-type="float" office:value="71.6645711776147" calcext:value-type="float">
            <text:p>71.66</text:p>
          </table:table-cell>
          <table:table-cell office:value-type="string" calcext:value-type="string">
            <text:p>&amp;</text:p>
          </table:table-cell>
          <table:table-cell table:formula="of:=[ProgramsInfo_Metrics.I24]" office:value-type="float" office:value="74.1845545235638" calcext:value-type="float">
            <text:p>74.18</text:p>
          </table:table-cell>
          <table:table-cell office:value-type="string" calcext:value-type="string">
            <text:p>&amp;</text:p>
          </table:table-cell>
          <table:table-cell table:formula="of:=[ProgramsInfo_Metrics.J24]" office:value-type="float" office:value="74.8699690402477" calcext:value-type="float">
            <text:p>74.87</text:p>
          </table:table-cell>
          <table:table-cell office:value-type="string" calcext:value-type="string">
            <text:p>&amp;</text:p>
          </table:table-cell>
          <table:table-cell table:formula="of:=[ProgramsInfo_Metrics.K24]" office:value-type="float" office:value="70.7752913752914" calcext:value-type="float">
            <text:p>70.78</text:p>
          </table:table-cell>
          <table:table-cell office:value-type="string" calcext:value-type="string">
            <text:p>\\</text:p>
          </table:table-cell>
          <table:table-cell/>
          <table:table-cell table:formula="of:=IF(MAX([.G54:.S54]) = [.G54]; &quot;KNN&quot;;  IF(MAX([.G54:.S54]) = [.I54]; &quot;DT&quot;;   IF(MAX([.G54:.S54]) = [.K54]; &quot;RF&quot;;    IF(MAX([.G54:.S54]) = [.M54]; &quot;SVM&quot;;     IF(MAX([.G54:.S54]) = [.O54]; &quot;LDA&quot;;      IF(MAX([.G54:.S54]) = [.Q54]; &quot;LR&quot;;       IF(MAX([.G54:.S54]) = [.S54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4]" office:value-type="float" office:value="67.2996054322164" calcext:value-type="float">
            <text:p>67.30</text:p>
          </table:table-cell>
          <table:table-cell office:value-type="string" calcext:value-type="string">
            <text:p>&amp;</text:p>
          </table:table-cell>
          <table:table-cell table:formula="of:=[ProgramsInfo_Metrics.N24]" office:value-type="float" office:value="76.2646136379338" calcext:value-type="float">
            <text:p>76.26</text:p>
          </table:table-cell>
          <table:table-cell office:value-type="string" calcext:value-type="string">
            <text:p>&amp;</text:p>
          </table:table-cell>
          <table:table-cell table:formula="of:=[ProgramsInfo_Metrics.L24]" office:value-type="float" office:value="77.4402383111604" calcext:value-type="float">
            <text:p>77.44</text:p>
          </table:table-cell>
          <table:table-cell office:value-type="string" calcext:value-type="string">
            <text:p>&amp;</text:p>
          </table:table-cell>
          <table:table-cell table:formula="of:=[ProgramsInfo_Metrics.R24]" office:value-type="float" office:value="75.3286189456365" calcext:value-type="float">
            <text:p>75.33</text:p>
          </table:table-cell>
          <table:table-cell office:value-type="string" calcext:value-type="string">
            <text:p>&amp;</text:p>
          </table:table-cell>
          <table:table-cell table:formula="of:=[ProgramsInfo_Metrics.S24]" office:value-type="float" office:value="76.7527864016496" calcext:value-type="float">
            <text:p>76.75</text:p>
          </table:table-cell>
          <table:table-cell office:value-type="string" calcext:value-type="string">
            <text:p>&amp;</text:p>
          </table:table-cell>
          <table:table-cell table:formula="of:=[ProgramsInfo_Metrics.T24]" office:value-type="float" office:value="77.1522551446769" calcext:value-type="float">
            <text:p>77.15</text:p>
          </table:table-cell>
          <table:table-cell office:value-type="string" calcext:value-type="string">
            <text:p>&amp;</text:p>
          </table:table-cell>
          <table:table-cell table:formula="of:=[ProgramsInfo_Metrics.U24]" office:value-type="float" office:value="71.5865907025508" calcext:value-type="float">
            <text:p>71.5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5:.S55]) = [.G55]; &quot;KNN&quot;;  IF(MAX([.G55:.S55]) = [.I55]; &quot;DT&quot;;   IF(MAX([.G55:.S55]) = [.K55]; &quot;RF&quot;;    IF(MAX([.G55:.S55]) = [.M55]; &quot;SVM&quot;;     IF(MAX([.G55:.S55]) = [.O55]; &quot;LDA&quot;;      IF(MAX([.G55:.S55]) = [.Q55]; &quot;LR&quot;;       IF(MAX([.G55:.S55]) = [.S55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5]" office:value-type="float" office:value="54.5682095682096" calcext:value-type="float">
            <text:p>54.57</text:p>
          </table:table-cell>
          <table:table-cell office:value-type="string" calcext:value-type="string">
            <text:p>&amp;</text:p>
          </table:table-cell>
          <table:table-cell table:formula="of:=[ProgramsInfo_Metrics.D25]" office:value-type="float" office:value="63.6968586968587" calcext:value-type="float">
            <text:p>63.70</text:p>
          </table:table-cell>
          <table:table-cell office:value-type="string" calcext:value-type="string">
            <text:p>&amp;</text:p>
          </table:table-cell>
          <table:table-cell table:formula="of:=[ProgramsInfo_Metrics.B25]" office:value-type="float" office:value="58.3724053724054" calcext:value-type="float">
            <text:p>58.37</text:p>
          </table:table-cell>
          <table:table-cell office:value-type="string" calcext:value-type="string">
            <text:p>&amp;</text:p>
          </table:table-cell>
          <table:table-cell table:formula="of:=[ProgramsInfo_Metrics.H25]" office:value-type="float" office:value="53.9574314574315" calcext:value-type="float">
            <text:p>53.96</text:p>
          </table:table-cell>
          <table:table-cell office:value-type="string" calcext:value-type="string">
            <text:p>&amp;</text:p>
          </table:table-cell>
          <table:table-cell table:formula="of:=[ProgramsInfo_Metrics.I25]" office:value-type="float" office:value="72.6101055806938" calcext:value-type="float">
            <text:p>72.61</text:p>
          </table:table-cell>
          <table:table-cell office:value-type="string" calcext:value-type="string">
            <text:p>&amp;</text:p>
          </table:table-cell>
          <table:table-cell table:formula="of:=[ProgramsInfo_Metrics.J25]" office:value-type="float" office:value="61.9592352092352" calcext:value-type="float">
            <text:p>61.96</text:p>
          </table:table-cell>
          <table:table-cell office:value-type="string" calcext:value-type="string">
            <text:p>&amp;</text:p>
          </table:table-cell>
          <table:table-cell table:formula="of:=[ProgramsInfo_Metrics.K25]" office:value-type="float" office:value="68.0325311942959" calcext:value-type="float">
            <text:p>68.03</text:p>
          </table:table-cell>
          <table:table-cell office:value-type="string" calcext:value-type="string">
            <text:p>\\</text:p>
          </table:table-cell>
          <table:table-cell/>
          <table:table-cell table:formula="of:=IF(MAX([.G56:.S56]) = [.G56]; &quot;KNN&quot;;  IF(MAX([.G56:.S56]) = [.I56]; &quot;DT&quot;;   IF(MAX([.G56:.S56]) = [.K56]; &quot;RF&quot;;    IF(MAX([.G56:.S56]) = [.M56]; &quot;SVM&quot;;     IF(MAX([.G56:.S56]) = [.O56]; &quot;LDA&quot;;      IF(MAX([.G56:.S56]) = [.Q56]; &quot;LR&quot;;       IF(MAX([.G56:.S56]) = [.S56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5]" office:value-type="float" office:value="40.0425685425685" calcext:value-type="float">
            <text:p>40.04</text:p>
          </table:table-cell>
          <table:table-cell office:value-type="string" calcext:value-type="string">
            <text:p>&amp;</text:p>
          </table:table-cell>
          <table:table-cell table:formula="of:=[ProgramsInfo_Metrics.N25]" office:value-type="float" office:value="74.3479853479854" calcext:value-type="float">
            <text:p>74.35</text:p>
          </table:table-cell>
          <table:table-cell office:value-type="string" calcext:value-type="string">
            <text:p>&amp;</text:p>
          </table:table-cell>
          <table:table-cell table:formula="of:=[ProgramsInfo_Metrics.L25]" office:value-type="float" office:value="66.3214840714841" calcext:value-type="float">
            <text:p>66.32</text:p>
          </table:table-cell>
          <table:table-cell office:value-type="string" calcext:value-type="string">
            <text:p>&amp;</text:p>
          </table:table-cell>
          <table:table-cell table:formula="of:=[ProgramsInfo_Metrics.R25]" office:value-type="float" office:value="53.7280497280497" calcext:value-type="float">
            <text:p>53.73</text:p>
          </table:table-cell>
          <table:table-cell office:value-type="string" calcext:value-type="string">
            <text:p>&amp;</text:p>
          </table:table-cell>
          <table:table-cell table:formula="of:=[ProgramsInfo_Metrics.S25]" office:value-type="float" office:value="67.0436785436785" calcext:value-type="float">
            <text:p>67.04</text:p>
          </table:table-cell>
          <table:table-cell office:value-type="string" calcext:value-type="string">
            <text:p>&amp;</text:p>
          </table:table-cell>
          <table:table-cell table:formula="of:=[ProgramsInfo_Metrics.T25]" office:value-type="float" office:value="66.0461205461206" calcext:value-type="float">
            <text:p>66.05</text:p>
          </table:table-cell>
          <table:table-cell office:value-type="string" calcext:value-type="string">
            <text:p>&amp;</text:p>
          </table:table-cell>
          <table:table-cell table:formula="of:=[ProgramsInfo_Metrics.U25]" office:value-type="float" office:value="62.2394957983193" calcext:value-type="float">
            <text:p>62.24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7:.S57]) = [.G57]; &quot;KNN&quot;;  IF(MAX([.G57:.S57]) = [.I57]; &quot;DT&quot;;   IF(MAX([.G57:.S57]) = [.K57]; &quot;RF&quot;;    IF(MAX([.G57:.S57]) = [.M57]; &quot;SVM&quot;;     IF(MAX([.G57:.S57]) = [.O57]; &quot;LDA&quot;;      IF(MAX([.G57:.S57]) = [.Q57]; &quot;LR&quot;;       IF(MAX([.G57:.S57]) = [.S57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6]" office:value-type="float" office:value="80.4611215126089" calcext:value-type="float">
            <text:p>80.46</text:p>
          </table:table-cell>
          <table:table-cell office:value-type="string" calcext:value-type="string">
            <text:p>&amp;</text:p>
          </table:table-cell>
          <table:table-cell table:formula="of:=[ProgramsInfo_Metrics.D26]" office:value-type="float" office:value="88.1135760524306" calcext:value-type="float">
            <text:p>88.11</text:p>
          </table:table-cell>
          <table:table-cell office:value-type="string" calcext:value-type="string">
            <text:p>&amp;</text:p>
          </table:table-cell>
          <table:table-cell table:formula="of:=[ProgramsInfo_Metrics.B26]" office:value-type="float" office:value="88.4841839447103" calcext:value-type="float">
            <text:p>88.48</text:p>
          </table:table-cell>
          <table:table-cell office:value-type="string" calcext:value-type="string">
            <text:p>&amp;</text:p>
          </table:table-cell>
          <table:table-cell table:formula="of:=[ProgramsInfo_Metrics.H26]" office:value-type="float" office:value="79.5899680030115" calcext:value-type="float">
            <text:p>79.59</text:p>
          </table:table-cell>
          <table:table-cell office:value-type="string" calcext:value-type="string">
            <text:p>&amp;</text:p>
          </table:table-cell>
          <table:table-cell table:formula="of:=[ProgramsInfo_Metrics.I26]" office:value-type="float" office:value="83.1886311143277" calcext:value-type="float">
            <text:p>83.19</text:p>
          </table:table-cell>
          <table:table-cell office:value-type="string" calcext:value-type="string">
            <text:p>&amp;</text:p>
          </table:table-cell>
          <table:table-cell table:formula="of:=[ProgramsInfo_Metrics.J26]" office:value-type="float" office:value="82.2346132128741" calcext:value-type="float">
            <text:p>82.23</text:p>
          </table:table-cell>
          <table:table-cell office:value-type="string" calcext:value-type="string">
            <text:p>&amp;</text:p>
          </table:table-cell>
          <table:table-cell table:formula="of:=[ProgramsInfo_Metrics.K26]" office:value-type="float" office:value="25.5165945165945" calcext:value-type="float">
            <text:p>25.52</text:p>
          </table:table-cell>
          <table:table-cell office:value-type="string" calcext:value-type="string">
            <text:p>\\</text:p>
          </table:table-cell>
          <table:table-cell/>
          <table:table-cell table:formula="of:=IF(MAX([.G58:.S58]) = [.G58]; &quot;KNN&quot;;  IF(MAX([.G58:.S58]) = [.I58]; &quot;DT&quot;;   IF(MAX([.G58:.S58]) = [.K58]; &quot;RF&quot;;    IF(MAX([.G58:.S58]) = [.M58]; &quot;SVM&quot;;     IF(MAX([.G58:.S58]) = [.O58]; &quot;LDA&quot;;      IF(MAX([.G58:.S58]) = [.Q58]; &quot;LR&quot;;       IF(MAX([.G58:.S58]) = [.S58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6]" office:value-type="float" office:value="73.0714285714286" calcext:value-type="float">
            <text:p>73.07</text:p>
          </table:table-cell>
          <table:table-cell office:value-type="string" calcext:value-type="string">
            <text:p>&amp;</text:p>
          </table:table-cell>
          <table:table-cell table:formula="of:=[ProgramsInfo_Metrics.N26]" office:value-type="float" office:value="61.3333333333333" calcext:value-type="float">
            <text:p>61.33</text:p>
          </table:table-cell>
          <table:table-cell office:value-type="string" calcext:value-type="string">
            <text:p>&amp;</text:p>
          </table:table-cell>
          <table:table-cell table:formula="of:=[ProgramsInfo_Metrics.L26]" office:value-type="float" office:value="70.5714285714286" calcext:value-type="float">
            <text:p>70.57</text:p>
          </table:table-cell>
          <table:table-cell office:value-type="string" calcext:value-type="string">
            <text:p>&amp;</text:p>
          </table:table-cell>
          <table:table-cell table:formula="of:=[ProgramsInfo_Metrics.R26]" office:value-type="float" office:value="63.5714285714286" calcext:value-type="float">
            <text:p>63.57</text:p>
          </table:table-cell>
          <table:table-cell office:value-type="string" calcext:value-type="string">
            <text:p>&amp;</text:p>
          </table:table-cell>
          <table:table-cell table:formula="of:=[ProgramsInfo_Metrics.S26]" office:value-type="float" office:value="70.1904761904762" calcext:value-type="float">
            <text:p>70.19</text:p>
          </table:table-cell>
          <table:table-cell office:value-type="string" calcext:value-type="string">
            <text:p>&amp;</text:p>
          </table:table-cell>
          <table:table-cell table:formula="of:=[ProgramsInfo_Metrics.T26]" office:value-type="float" office:value="82.0476190476191" calcext:value-type="float">
            <text:p>82.05</text:p>
          </table:table-cell>
          <table:table-cell office:value-type="string" calcext:value-type="string">
            <text:p>&amp;</text:p>
          </table:table-cell>
          <table:table-cell table:formula="of:=[ProgramsInfo_Metrics.U26]" office:value-type="float" office:value="66.0714285714286" calcext:value-type="float">
            <text:p>66.0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9:.S59]) = [.G59]; &quot;KNN&quot;;  IF(MAX([.G59:.S59]) = [.I59]; &quot;DT&quot;;   IF(MAX([.G59:.S59]) = [.K59]; &quot;RF&quot;;    IF(MAX([.G59:.S59]) = [.M59]; &quot;SVM&quot;;     IF(MAX([.G59:.S59]) = [.O59]; &quot;LDA&quot;;      IF(MAX([.G59:.S59]) = [.Q59]; &quot;LR&quot;;       IF(MAX([.G59:.S59]) = [.S59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7]" office:value-type="float" office:value="71.6666666666667" calcext:value-type="float">
            <text:p>71.67</text:p>
          </table:table-cell>
          <table:table-cell office:value-type="string" calcext:value-type="string">
            <text:p>&amp;</text:p>
          </table:table-cell>
          <table:table-cell table:formula="of:=[ProgramsInfo_Metrics.D27]" office:value-type="float" office:value="51.6666666666667" calcext:value-type="float">
            <text:p>51.67</text:p>
          </table:table-cell>
          <table:table-cell office:value-type="string" calcext:value-type="string">
            <text:p>&amp;</text:p>
          </table:table-cell>
          <table:table-cell table:formula="of:=[ProgramsInfo_Metrics.B27]" office:value-type="float" office:value="71" calcext:value-type="float">
            <text:p>71.00</text:p>
          </table:table-cell>
          <table:table-cell office:value-type="string" calcext:value-type="string">
            <text:p>&amp;</text:p>
          </table:table-cell>
          <table:table-cell table:formula="of:=[ProgramsInfo_Metrics.H27]" office:value-type="float" office:value="76.6666666666667" calcext:value-type="float">
            <text:p>76.67</text:p>
          </table:table-cell>
          <table:table-cell office:value-type="string" calcext:value-type="string">
            <text:p>&amp;</text:p>
          </table:table-cell>
          <table:table-cell table:formula="of:=[ProgramsInfo_Metrics.I27]" office:value-type="float" office:value="69.6666666666667" calcext:value-type="float">
            <text:p>69.67</text:p>
          </table:table-cell>
          <table:table-cell office:value-type="string" calcext:value-type="string">
            <text:p>&amp;</text:p>
          </table:table-cell>
          <table:table-cell table:formula="of:=[ProgramsInfo_Metrics.J27]" office:value-type="float" office:value="63" calcext:value-type="float">
            <text:p>63.00</text:p>
          </table:table-cell>
          <table:table-cell office:value-type="string" calcext:value-type="string">
            <text:p>&amp;</text:p>
          </table:table-cell>
          <table:table-cell table:formula="of:=[ProgramsInfo_Metrics.K27]" office:value-type="float" office:value="77.3333333333333" calcext:value-type="float">
            <text:p>77.33</text:p>
          </table:table-cell>
          <table:table-cell office:value-type="string" calcext:value-type="string">
            <text:p>\\</text:p>
          </table:table-cell>
          <table:table-cell/>
          <table:table-cell table:formula="of:=IF(MAX([.G60:.S60]) = [.G60]; &quot;KNN&quot;;  IF(MAX([.G60:.S60]) = [.I60]; &quot;DT&quot;;   IF(MAX([.G60:.S60]) = [.K60]; &quot;RF&quot;;    IF(MAX([.G60:.S60]) = [.M60]; &quot;SVM&quot;;     IF(MAX([.G60:.S60]) = [.O60]; &quot;LDA&quot;;      IF(MAX([.G60:.S60]) = [.Q60]; &quot;LR&quot;;       IF(MAX([.G60:.S60]) = [.S60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7]" office:value-type="float" office:value="82.3333333333333" calcext:value-type="float">
            <text:p>82.33</text:p>
          </table:table-cell>
          <table:table-cell office:value-type="string" calcext:value-type="string">
            <text:p>&amp;</text:p>
          </table:table-cell>
          <table:table-cell table:formula="of:=[ProgramsInfo_Metrics.N27]" office:value-type="float" office:value="83.5714285714286" calcext:value-type="float">
            <text:p>83.57</text:p>
          </table:table-cell>
          <table:table-cell office:value-type="string" calcext:value-type="string">
            <text:p>&amp;</text:p>
          </table:table-cell>
          <table:table-cell table:formula="of:=[ProgramsInfo_Metrics.L27]" office:value-type="float" office:value="84" calcext:value-type="float">
            <text:p>84.00</text:p>
          </table:table-cell>
          <table:table-cell office:value-type="string" calcext:value-type="string">
            <text:p>&amp;</text:p>
          </table:table-cell>
          <table:table-cell table:formula="of:=[ProgramsInfo_Metrics.R27]" office:value-type="float" office:value="82.2380952380953" calcext:value-type="float">
            <text:p>82.24</text:p>
          </table:table-cell>
          <table:table-cell office:value-type="string" calcext:value-type="string">
            <text:p>&amp;</text:p>
          </table:table-cell>
          <table:table-cell table:formula="of:=[ProgramsInfo_Metrics.S27]" office:value-type="float" office:value="80.5" calcext:value-type="float">
            <text:p>80.50</text:p>
          </table:table-cell>
          <table:table-cell office:value-type="string" calcext:value-type="string">
            <text:p>&amp;</text:p>
          </table:table-cell>
          <table:table-cell table:formula="of:=[ProgramsInfo_Metrics.T27]" office:value-type="float" office:value="79.5714285714286" calcext:value-type="float">
            <text:p>79.57</text:p>
          </table:table-cell>
          <table:table-cell office:value-type="string" calcext:value-type="string">
            <text:p>&amp;</text:p>
          </table:table-cell>
          <table:table-cell table:formula="of:=[ProgramsInfo_Metrics.U27]" office:value-type="float" office:value="68.3809523809524" calcext:value-type="float">
            <text:p>68.38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61:.S61]) = [.G61]; &quot;KNN&quot;;  IF(MAX([.G61:.S61]) = [.I61]; &quot;DT&quot;;   IF(MAX([.G61:.S61]) = [.K61]; &quot;RF&quot;;    IF(MAX([.G61:.S61]) = [.M61]; &quot;SVM&quot;;     IF(MAX([.G61:.S61]) = [.O61]; &quot;LDA&quot;;      IF(MAX([.G61:.S61]) = [.Q61]; &quot;LR&quot;;       IF(MAX([.G61:.S61]) = [.S61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ProgramsInfo_Metrics.F28]" office:value-type="float" office:value="84.6064006166218" calcext:value-type="float">
            <text:p>84.61</text:p>
          </table:table-cell>
          <table:table-cell office:value-type="string" calcext:value-type="string">
            <text:p>&amp;</text:p>
          </table:table-cell>
          <table:table-cell table:formula="of:=[ProgramsInfo_Metrics.D28]" office:value-type="float" office:value="93.495832359544" calcext:value-type="float">
            <text:p>93.50</text:p>
          </table:table-cell>
          <table:table-cell office:value-type="string" calcext:value-type="string">
            <text:p>&amp;</text:p>
          </table:table-cell>
          <table:table-cell table:formula="of:=[ProgramsInfo_Metrics.B28]" office:value-type="float" office:value="94.8634632554007" calcext:value-type="float">
            <text:p>94.86</text:p>
          </table:table-cell>
          <table:table-cell office:value-type="string" calcext:value-type="string">
            <text:p>&amp;</text:p>
          </table:table-cell>
          <table:table-cell table:formula="of:=[ProgramsInfo_Metrics.H28]" office:value-type="float" office:value="93.4384512600523" calcext:value-type="float">
            <text:p>93.44</text:p>
          </table:table-cell>
          <table:table-cell office:value-type="string" calcext:value-type="string">
            <text:p>&amp;</text:p>
          </table:table-cell>
          <table:table-cell table:formula="of:=[ProgramsInfo_Metrics.I28]" office:value-type="float" office:value="93.8417841323596" calcext:value-type="float">
            <text:p>93.84</text:p>
          </table:table-cell>
          <table:table-cell office:value-type="string" calcext:value-type="string">
            <text:p>&amp;</text:p>
          </table:table-cell>
          <table:table-cell table:formula="of:=[ProgramsInfo_Metrics.J28]" office:value-type="float" office:value="92.8653544264215" calcext:value-type="float">
            <text:p>92.87</text:p>
          </table:table-cell>
          <table:table-cell office:value-type="string" calcext:value-type="string">
            <text:p>&amp;</text:p>
          </table:table-cell>
          <table:table-cell table:formula="of:=[ProgramsInfo_Metrics.K28]" office:value-type="float" office:value="76.2097611962426" calcext:value-type="float">
            <text:p>76.21</text:p>
          </table:table-cell>
          <table:table-cell office:value-type="string" calcext:value-type="string">
            <text:p>\\</text:p>
          </table:table-cell>
          <table:table-cell/>
          <table:table-cell table:formula="of:=IF(MAX([.G62:.S62]) = [.G62]; &quot;KNN&quot;;  IF(MAX([.G62:.S62]) = [.I62]; &quot;DT&quot;;   IF(MAX([.G62:.S62]) = [.K62]; &quot;RF&quot;;    IF(MAX([.G62:.S62]) = [.M62]; &quot;SVM&quot;;     IF(MAX([.G62:.S62]) = [.O62]; &quot;LDA&quot;;      IF(MAX([.G62:.S62]) = [.Q62]; &quot;LR&quot;;       IF(MAX([.G62:.S62]) = [.S62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ProgramsInfo_Metrics.P28]" office:value-type="float" office:value="76.2457263006245" calcext:value-type="float">
            <text:p>76.25</text:p>
          </table:table-cell>
          <table:table-cell office:value-type="string" calcext:value-type="string">
            <text:p>&amp;</text:p>
          </table:table-cell>
          <table:table-cell table:formula="of:=[ProgramsInfo_Metrics.N28]" office:value-type="float" office:value="80.848334900351" calcext:value-type="float">
            <text:p>80.85</text:p>
          </table:table-cell>
          <table:table-cell office:value-type="string" calcext:value-type="string">
            <text:p>&amp;</text:p>
          </table:table-cell>
          <table:table-cell table:formula="of:=[ProgramsInfo_Metrics.L28]" office:value-type="float" office:value="83.6752700724568" calcext:value-type="float">
            <text:p>83.68</text:p>
          </table:table-cell>
          <table:table-cell office:value-type="string" calcext:value-type="string">
            <text:p>&amp;</text:p>
          </table:table-cell>
          <table:table-cell table:formula="of:=[ProgramsInfo_Metrics.R28]" office:value-type="float" office:value="72.6247699008327" calcext:value-type="float">
            <text:p>72.62</text:p>
          </table:table-cell>
          <table:table-cell office:value-type="string" calcext:value-type="string">
            <text:p>&amp;</text:p>
          </table:table-cell>
          <table:table-cell table:formula="of:=[ProgramsInfo_Metrics.S28]" office:value-type="float" office:value="79.9160554677931" calcext:value-type="float">
            <text:p>79.92</text:p>
          </table:table-cell>
          <table:table-cell office:value-type="string" calcext:value-type="string">
            <text:p>&amp;</text:p>
          </table:table-cell>
          <table:table-cell table:formula="of:=[ProgramsInfo_Metrics.T28]" office:value-type="float" office:value="81.3358856016088" calcext:value-type="float">
            <text:p>81.34</text:p>
          </table:table-cell>
          <table:table-cell office:value-type="string" calcext:value-type="string">
            <text:p>&amp;</text:p>
          </table:table-cell>
          <table:table-cell table:formula="of:=[ProgramsInfo_Metrics.U28]" office:value-type="float" office:value="72.1983701086876" calcext:value-type="float">
            <text:p>72.20</text:p>
          </table:table-cell>
          <table:table-cell office:value-type="string" calcext:value-type="string">
            <text:p>\\ \hline \hline</text:p>
          </table:table-cell>
          <table:table-cell/>
          <table:table-cell table:formula="of:=IF(MAX([.G63:.S63]) = [.G63]; &quot;KNN&quot;;  IF(MAX([.G63:.S63]) = [.I63]; &quot;DT&quot;;   IF(MAX([.G63:.S63]) = [.K63]; &quot;RF&quot;;    IF(MAX([.G63:.S63]) = [.M63]; &quot;SVM&quot;;     IF(MAX([.G63:.S63]) = [.O63]; &quot;LDA&quot;;      IF(MAX([.G63:.S63]) = [.Q63]; &quot;LR&quot;;       IF(MAX([.G63:.S63]) = [.S63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ínimo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formula="of:=COM.MICROSOFT.MINIFS([.G$10:.G$63]; [.$E$10:.$E$63]; &quot;Min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I$10:.I$63]; [.$E$10:.$E$63]; &quot;Min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K$10:.K$63]; [.$E$10:.$E$63]; &quot;Min&quot;)" office:value-type="float" office:value="20.8333333333333" calcext:value-type="float">
            <text:p>20.83</text:p>
          </table:table-cell>
          <table:table-cell office:value-type="string" calcext:value-type="string">
            <text:p>&amp;</text:p>
          </table:table-cell>
          <table:table-cell table:formula="of:=COM.MICROSOFT.MINIFS([.M$10:.M$63]; [.$E$10:.$E$63]; &quot;Min&quot;)" office:value-type="float" office:value="27.7777777777778" calcext:value-type="float">
            <text:p>27.78</text:p>
          </table:table-cell>
          <table:table-cell office:value-type="string" calcext:value-type="string">
            <text:p>&amp;</text:p>
          </table:table-cell>
          <table:table-cell table:formula="of:=COM.MICROSOFT.MINIFS([.O$10:.O$63]; [.$E$10:.$E$63]; &quot;Min&quot;)" office:value-type="float" office:value="18.5185185185185" calcext:value-type="float">
            <text:p>18.52</text:p>
          </table:table-cell>
          <table:table-cell office:value-type="string" calcext:value-type="string">
            <text:p>&amp;</text:p>
          </table:table-cell>
          <table:table-cell table:formula="of:=COM.MICROSOFT.MINIFS([.Q$10:.Q$63]; [.$E$10:.$E$63]; &quot;Min&quot;)" office:value-type="float" office:value="27.7777777777778" calcext:value-type="float">
            <text:p>27.78</text:p>
          </table:table-cell>
          <table:table-cell office:value-type="string" calcext:value-type="string">
            <text:p>&amp;</text:p>
          </table:table-cell>
          <table:table-cell table:formula="of:=COM.MICROSOFT.MINIFS([.S$10:.S$63]; [.$E$10:.$E$63]; &quot;Min&quot;)" office:value-type="float" office:value="20.3333333333333" calcext:value-type="float">
            <text:p>20.33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formula="of:=COM.MICROSOFT.MINIFS([.G$10:.G$63]; [.$E$10:.$E$63]; &quot;Equi&quot;)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COM.MICROSOFT.MINIFS([.I$10:.I$63]; [.$E$10:.$E$63]; &quot;Equi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K$10:.K$63]; [.$E$10:.$E$63]; &quot;Equi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M$10:.M$63]; [.$E$10:.$E$63]; &quot;Equi&quot;)" office:value-type="float" office:value="8.33333333333333" calcext:value-type="float">
            <text:p>8.33</text:p>
          </table:table-cell>
          <table:table-cell office:value-type="string" calcext:value-type="string">
            <text:p>&amp;</text:p>
          </table:table-cell>
          <table:table-cell table:formula="of:=COM.MICROSOFT.MINIFS([.O$10:.O$63]; [.$E$10:.$E$63]; &quot;Equi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Q$10:.Q$63]; [.$E$10:.$E$63]; &quot;Equi&quot;)" office:value-type="float" office:value="64.2661847955966" calcext:value-type="float">
            <text:p>64.27</text:p>
          </table:table-cell>
          <table:table-cell office:value-type="string" calcext:value-type="string">
            <text:p>&amp;</text:p>
          </table:table-cell>
          <table:table-cell table:formula="of:=COM.MICROSOFT.MINIFS([.S$10:.S$63]; [.$E$10:.$E$63]; &quot;Equi&quot;)" office:value-type="float" office:value="29.6296296296296" calcext:value-type="float">
            <text:p>29.63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áximo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formula="of:=COM.MICROSOFT.MAXIFS([.G$10:.G$63]; [.$E$10:.$E$63]; &quot;Min&quot;)" office:value-type="float" office:value="84.6064006166218" calcext:value-type="float">
            <text:p>84.61</text:p>
          </table:table-cell>
          <table:table-cell office:value-type="string" calcext:value-type="string">
            <text:p>&amp;</text:p>
          </table:table-cell>
          <table:table-cell table:formula="of:=COM.MICROSOFT.MAXIFS([.I$10:.I$63]; [.$E$10:.$E$63]; &quot;Min&quot;)" office:value-type="float" office:value="93.495832359544" calcext:value-type="float">
            <text:p>93.50</text:p>
          </table:table-cell>
          <table:table-cell office:value-type="string" calcext:value-type="string">
            <text:p>&amp;</text:p>
          </table:table-cell>
          <table:table-cell table:formula="of:=COM.MICROSOFT.MAXIFS([.K$10:.K$63]; [.$E$10:.$E$63]; &quot;Min&quot;)" office:value-type="float" office:value="94.8634632554007" calcext:value-type="float">
            <text:p>94.86</text:p>
          </table:table-cell>
          <table:table-cell office:value-type="string" calcext:value-type="string">
            <text:p>&amp;</text:p>
          </table:table-cell>
          <table:table-cell table:formula="of:=COM.MICROSOFT.MAXIFS([.M$10:.M$63]; [.$E$10:.$E$63]; &quot;Min&quot;)" office:value-type="float" office:value="93.4384512600523" calcext:value-type="float">
            <text:p>93.44</text:p>
          </table:table-cell>
          <table:table-cell office:value-type="string" calcext:value-type="string">
            <text:p>&amp;</text:p>
          </table:table-cell>
          <table:table-cell table:formula="of:=COM.MICROSOFT.MAXIFS([.O$10:.O$63]; [.$E$10:.$E$63]; &quot;Min&quot;)" office:value-type="float" office:value="93.8417841323596" calcext:value-type="float">
            <text:p>93.84</text:p>
          </table:table-cell>
          <table:table-cell office:value-type="string" calcext:value-type="string">
            <text:p>&amp;</text:p>
          </table:table-cell>
          <table:table-cell table:formula="of:=COM.MICROSOFT.MAXIFS([.Q$10:.Q$63]; [.$E$10:.$E$63]; &quot;Min&quot;)" office:value-type="float" office:value="92.8653544264215" calcext:value-type="float">
            <text:p>92.87</text:p>
          </table:table-cell>
          <table:table-cell office:value-type="string" calcext:value-type="string">
            <text:p>&amp;</text:p>
          </table:table-cell>
          <table:table-cell table:formula="of:=COM.MICROSOFT.MAXIFS([.S$10:.S$63]; [.$E$10:.$E$63]; &quot;Min&quot;)" office:value-type="float" office:value="79.1666666666667" calcext:value-type="float">
            <text:p>79.17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formula="of:=COM.MICROSOFT.MAXIFS([.G$10:.G$63]; [.$E$10:.$E$63]; &quot;Equi&quot;)" office:value-type="float" office:value="85.3333333333333" calcext:value-type="float">
            <text:p>85.33</text:p>
          </table:table-cell>
          <table:table-cell office:value-type="string" calcext:value-type="string">
            <text:p>&amp;</text:p>
          </table:table-cell>
          <table:table-cell table:formula="of:=COM.MICROSOFT.MAXIFS([.I$10:.I$63]; [.$E$10:.$E$63]; &quot;Equi&quot;)" office:value-type="float" office:value="89.3095238095238" calcext:value-type="float">
            <text:p>89.31</text:p>
          </table:table-cell>
          <table:table-cell office:value-type="string" calcext:value-type="string">
            <text:p>&amp;</text:p>
          </table:table-cell>
          <table:table-cell table:formula="of:=COM.MICROSOFT.MAXIFS([.K$10:.K$63]; [.$E$10:.$E$63]; &quot;Equi&quot;)" office:value-type="float" office:value="89.3772355095885" calcext:value-type="float">
            <text:p>89.38</text:p>
          </table:table-cell>
          <table:table-cell office:value-type="string" calcext:value-type="string">
            <text:p>&amp;</text:p>
          </table:table-cell>
          <table:table-cell table:formula="of:=COM.MICROSOFT.MAXIFS([.M$10:.M$63]; [.$E$10:.$E$63]; &quot;Equi&quot;)" office:value-type="float" office:value="84.1198830409357" calcext:value-type="float">
            <text:p>84.12</text:p>
          </table:table-cell>
          <table:table-cell office:value-type="string" calcext:value-type="string">
            <text:p>&amp;</text:p>
          </table:table-cell>
          <table:table-cell table:formula="of:=COM.MICROSOFT.MAXIFS([.O$10:.O$63]; [.$E$10:.$E$63]; &quot;Equi&quot;)" office:value-type="float" office:value="89.837265675501" calcext:value-type="float">
            <text:p>89.84</text:p>
          </table:table-cell>
          <table:table-cell office:value-type="string" calcext:value-type="string">
            <text:p>&amp;</text:p>
          </table:table-cell>
          <table:table-cell table:formula="of:=COM.MICROSOFT.MAXIFS([.Q$10:.Q$63]; [.$E$10:.$E$63]; &quot;Equi&quot;)" office:value-type="float" office:value="88.9554154995332" calcext:value-type="float">
            <text:p>88.96</text:p>
          </table:table-cell>
          <table:table-cell office:value-type="string" calcext:value-type="string">
            <text:p>&amp;</text:p>
          </table:table-cell>
          <table:table-cell table:formula="of:=COM.MICROSOFT.MAXIFS([.S$10:.S$63]; [.$E$10:.$E$63]; &quot;Equi&quot;)" office:value-type="float" office:value="88.8888888888889" calcext:value-type="float">
            <text:p>88.89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édia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formula="of:=AVERAGEIF([.$E$10:.$E$63]; &quot;Min&quot;; [.G$10:.G$63])" office:value-type="float" office:value="53.6852772984903" calcext:value-type="float">
            <text:p>53.69</text:p>
          </table:table-cell>
          <table:table-cell office:value-type="string" calcext:value-type="string">
            <text:p>&amp;</text:p>
          </table:table-cell>
          <table:table-cell table:formula="of:=AVERAGEIF([.$E$10:.$E$63]; &quot;Min&quot;; [.I$10:.I$63])" office:value-type="float" office:value="56.508744332087" calcext:value-type="float">
            <text:p>56.51</text:p>
          </table:table-cell>
          <table:table-cell office:value-type="string" calcext:value-type="string">
            <text:p>&amp;</text:p>
          </table:table-cell>
          <table:table-cell table:formula="of:=AVERAGEIF([.$E$10:.$E$63]; &quot;Min&quot;; [.K$10:.K$63])" office:value-type="float" office:value="64.7638901878016" calcext:value-type="float">
            <text:p>64.76</text:p>
          </table:table-cell>
          <table:table-cell office:value-type="string" calcext:value-type="string">
            <text:p>&amp;</text:p>
          </table:table-cell>
          <table:table-cell table:formula="of:=AVERAGEIF([.$E$10:.$E$63]; &quot;Min&quot;; [.M$10:.M$63])" office:value-type="float" office:value="64.5807802687071" calcext:value-type="float">
            <text:p>64.58</text:p>
          </table:table-cell>
          <table:table-cell office:value-type="string" calcext:value-type="string">
            <text:p>&amp;</text:p>
          </table:table-cell>
          <table:table-cell table:formula="of:=AVERAGEIF([.$E$10:.$E$63]; &quot;Min&quot;; [.O$10:.O$63])" office:value-type="float" office:value="65.7044160545168" calcext:value-type="float">
            <text:p>65.70</text:p>
          </table:table-cell>
          <table:table-cell office:value-type="string" calcext:value-type="string">
            <text:p>&amp;</text:p>
          </table:table-cell>
          <table:table-cell table:formula="of:=AVERAGEIF([.$E$10:.$E$63]; &quot;Min&quot;; [.Q$10:.Q$63])" office:value-type="float" office:value="66.9405996213888" calcext:value-type="float">
            <text:p>66.94</text:p>
          </table:table-cell>
          <table:table-cell office:value-type="string" calcext:value-type="string">
            <text:p>&amp;</text:p>
          </table:table-cell>
          <table:table-cell table:formula="of:=AVERAGEIF([.$E$10:.$E$63]; &quot;Min&quot;; [.S$10:.S$63])" office:value-type="float" office:value="60.7331661904269" calcext:value-type="float">
            <text:p>60.73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formula="of:=AVERAGEIF([.$E$10:.$E$63]; &quot;Equi&quot;; [.G$10:.G$63])" office:value-type="float" office:value="66.2599103841249" calcext:value-type="float">
            <text:p>66.26</text:p>
          </table:table-cell>
          <table:table-cell office:value-type="string" calcext:value-type="string">
            <text:p>&amp;</text:p>
          </table:table-cell>
          <table:table-cell table:formula="of:=AVERAGEIF([.$E$10:.$E$63]; &quot;Equi&quot;; [.I$10:.I$63])" office:value-type="float" office:value="52.9054510305235" calcext:value-type="float">
            <text:p>52.91</text:p>
          </table:table-cell>
          <table:table-cell office:value-type="string" calcext:value-type="string">
            <text:p>&amp;</text:p>
          </table:table-cell>
          <table:table-cell table:formula="of:=AVERAGEIF([.$E$10:.$E$63]; &quot;Equi&quot;; [.K$10:.K$63])" office:value-type="float" office:value="61.9415751676124" calcext:value-type="float">
            <text:p>61.94</text:p>
          </table:table-cell>
          <table:table-cell office:value-type="string" calcext:value-type="string">
            <text:p>&amp;</text:p>
          </table:table-cell>
          <table:table-cell table:formula="of:=AVERAGEIF([.$E$10:.$E$63]; &quot;Equi&quot;; [.M$10:.M$63])" office:value-type="float" office:value="66.9663447624428" calcext:value-type="float">
            <text:p>66.97</text:p>
          </table:table-cell>
          <table:table-cell office:value-type="string" calcext:value-type="string">
            <text:p>&amp;</text:p>
          </table:table-cell>
          <table:table-cell table:formula="of:=AVERAGEIF([.$E$10:.$E$63]; &quot;Equi&quot;; [.O$10:.O$63])" office:value-type="float" office:value="68.8771326648536" calcext:value-type="float">
            <text:p>68.88</text:p>
          </table:table-cell>
          <table:table-cell office:value-type="string" calcext:value-type="string">
            <text:p>&amp;</text:p>
          </table:table-cell>
          <table:table-cell table:formula="of:=AVERAGEIF([.$E$10:.$E$63]; &quot;Equi&quot;; [.Q$10:.Q$63])" office:value-type="float" office:value="75.3042528420271" calcext:value-type="float">
            <text:p>75.30</text:p>
          </table:table-cell>
          <table:table-cell office:value-type="string" calcext:value-type="string">
            <text:p>&amp;</text:p>
          </table:table-cell>
          <table:table-cell table:formula="of:=AVERAGEIF([.$E$10:.$E$63]; &quot;Equi&quot;; [.S$10:.S$63])" office:value-type="float" office:value="67.3359093691351" calcext:value-type="float">
            <text:p>67.34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\makecell[l]{Melhor classificador\\(em programas)}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style-name="ce10" table:formula="of:=[.Y10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style-name="ce10" table:formula="of:=[.Z10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0" table:formula="of:=[.AA10]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style-name="ce10" table:formula="of:=[.AB10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0" table:formula="of:=[.AC10]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style-name="ce10" table:formula="of:=[.AD10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0" table:formula="of:=[.AE10]"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style-name="ce10" table:formula="of:=[.Y11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10" table:formula="of:=[.Z11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10" table:formula="of:=[.AA11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0" table:formula="of:=[.AB11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0" table:formula="of:=[.AC11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10" table:formula="of:=[.AD11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10" table:formula="of:=[.AE11]" office:value-type="float" office:value="2" calcext:value-type="float">
            <text:p>2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end{tabular}%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% ML/Results/{Column}/Programs/{Program}_{Classifier}_bestParameter.csv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% Programs/ProgramsInfo.latex_table.csv 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</table:table>
      <table:named-expressions/>
      <table:database-ranges>
        <table:database-range table:name="__Anonymous_Sheet_DB__4" table:target-range-address="'Classifiers_Programs_Metrics.tex'.C9:'Classifiers_Programs_Metrics.tex'.V7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2:43:51.274548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5:31:20.862115008</meta:creation-date>
    <dc:date>2020-02-19T12:44:04.282452536</dc:date>
    <meta:editing-duration>PT7H13M</meta:editing-duration>
    <meta:editing-cycles>43</meta:editing-cycles>
    <meta:generator>LibreOffice/6.3.4.2$Linux_X86_64 LibreOffice_project/30$Build-2</meta:generator>
    <meta:document-statistic meta:table-count="5" meta:cell-count="3214" meta:object-count="0"/>
  </office:meta>
</office:document-meta>
</file>